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l Bayan" svg:font-family="'Al Bayan'" style:font-pitch="variable"/>
    <style:font-face style:name="Marker Felt" svg:font-family="'Marker Felt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19cm" fo:margin-left="0cm" fo:margin-top="0cm" fo:margin-bottom="0cm" table:align="left" style:writing-mode="lr-tb"/>
    </style:style>
    <style:style style:name="Table1.A" style:family="table-column">
      <style:table-column-properties style:column-width="7.959cm"/>
    </style:style>
    <style:style style:name="Table1.1" style:family="table-row">
      <style:table-row-properties style:min-row-height="8.528cm" fo:keep-together="auto"/>
    </style:style>
    <style:style style:name="Table1.A1" style:family="table-cell">
      <style:table-cell-properties style:vertical-align="" fo:padding="0.176cm" fo:border="none"/>
    </style:style>
    <style:style style:name="Table2" style:family="table">
      <style:table-properties style:width="15.919cm" fo:margin-left="0cm" fo:margin-top="0cm" fo:margin-bottom="0cm" table:align="left" style:writing-mode="lr-tb"/>
    </style:style>
    <style:style style:name="Table2.A" style:family="table-column">
      <style:table-column-properties style:column-width="7.959cm"/>
    </style:style>
    <style:style style:name="Table2.1" style:family="table-row">
      <style:table-row-properties style:min-row-height="9.163cm" fo:keep-together="auto"/>
    </style:style>
    <style:style style:name="Table2.A1" style:family="table-cell">
      <style:table-cell-properties style:vertical-align="" fo:padding="0.176cm" fo:border="none"/>
    </style:style>
    <style:style style:name="Table3" style:family="table">
      <style:table-properties style:width="15.919cm" fo:margin-left="0cm" fo:margin-top="0cm" fo:margin-bottom="0cm" table:align="left" style:writing-mode="lr-tb"/>
    </style:style>
    <style:style style:name="Table3.A" style:family="table-column">
      <style:table-column-properties style:column-width="3.713cm"/>
    </style:style>
    <style:style style:name="Table3.B" style:family="table-column">
      <style:table-column-properties style:column-width="2.194cm"/>
    </style:style>
    <style:style style:name="Table3.C" style:family="table-column">
      <style:table-column-properties style:column-width="2.193cm"/>
    </style:style>
    <style:style style:name="Table3.F" style:family="table-column">
      <style:table-column-properties style:column-width="3.429cm"/>
    </style:style>
    <style:style style:name="Table3.1" style:family="table-row">
      <style:table-row-properties style:min-row-height="0.829cm" fo:keep-together="auto"/>
    </style:style>
    <style:style style:name="Table3.A1" style:family="table-cell">
      <style:table-cell-properties style:vertical-align="" fo:background-color="#cccccc" fo:padding="0.176cm" fo:border="none">
        <style:background-image/>
      </style:table-cell-properties>
    </style:style>
    <style:style style:name="Table3.A2" style:family="table-cell">
      <style:table-cell-properties style:vertical-align="" fo:background-color="#b2b2b2" fo:padding="0.176cm" fo:border="none">
        <style:background-image/>
      </style:table-cell-properties>
    </style:style>
    <style:style style:name="Table3.A3" style:family="table-cell">
      <style:table-cell-properties style:vertical-align="" fo:background-color="#dde8cb" fo:padding="0.176cm" fo:border="none">
        <style:background-image/>
      </style:table-cell-properties>
    </style:style>
    <style:style style:name="Table3.A8" style:family="table-cell">
      <style:table-cell-properties style:vertical-align="" fo:background-color="#fff5ce" fo:padding="0.176cm" fo:border="none">
        <style:background-image/>
      </style:table-cell-properties>
    </style:style>
    <style:style style:name="Table3.A10" style:family="table-cell">
      <style:table-cell-properties style:vertical-align="" fo:background-color="#ffdbb6" fo:padding="0.176cm" fo:border="none">
        <style:background-image/>
      </style:table-cell-properties>
    </style:style>
    <style:style style:name="Table4" style:family="table">
      <style:table-properties style:width="15.919cm" fo:margin-left="0cm" fo:margin-top="0cm" fo:margin-bottom="0cm" table:align="left" style:writing-mode="lr-tb"/>
    </style:style>
    <style:style style:name="Table4.A" style:family="table-column">
      <style:table-column-properties style:column-width="4.665cm"/>
    </style:style>
    <style:style style:name="Table4.B" style:family="table-column">
      <style:table-column-properties style:column-width="2.877cm"/>
    </style:style>
    <style:style style:name="Table4.C" style:family="table-column">
      <style:table-column-properties style:column-width="2.415cm"/>
    </style:style>
    <style:style style:name="Table4.D" style:family="table-column">
      <style:table-column-properties style:column-width="2.189cm"/>
    </style:style>
    <style:style style:name="Table4.E" style:family="table-column">
      <style:table-column-properties style:column-width="3.773cm"/>
    </style:style>
    <style:style style:name="Table4.1" style:family="table-row">
      <style:table-row-properties style:min-row-height="1.147cm" fo:keep-together="auto"/>
    </style:style>
    <style:style style:name="Table4.A1" style:family="table-cell">
      <style:table-cell-properties style:vertical-align="" fo:background-color="#cccccc" fo:padding="0.176cm" fo:border="none">
        <style:background-image/>
      </style:table-cell-properties>
    </style:style>
    <style:style style:name="Table4.2" style:family="table-row">
      <style:table-row-properties style:min-row-height="1.596cm" fo:keep-together="auto"/>
    </style:style>
    <style:style style:name="Table4.A2" style:family="table-cell">
      <style:table-cell-properties style:vertical-align="" fo:background-color="#808080" fo:padding="0.176cm" fo:border="none">
        <style:background-image/>
      </style:table-cell-properties>
    </style:style>
    <style:style style:name="Table4.A3" style:family="table-cell">
      <style:table-cell-properties style:vertical-align="" fo:background-color="#ffd8ce" fo:padding="0.176cm" fo:border="none">
        <style:background-image/>
      </style:table-cell-properties>
    </style:style>
    <style:style style:name="Table5" style:family="table">
      <style:table-properties style:width="15.919cm" fo:margin-left="0cm" fo:margin-top="0cm" fo:margin-bottom="0cm" table:align="left" style:writing-mode="lr-tb"/>
    </style:style>
    <style:style style:name="Table5.A" style:family="table-column">
      <style:table-column-properties style:column-width="4.21cm"/>
    </style:style>
    <style:style style:name="Table5.B" style:family="table-column">
      <style:table-column-properties style:column-width="2.318cm"/>
    </style:style>
    <style:style style:name="Table5.C" style:family="table-column">
      <style:table-column-properties style:column-width="2.575cm"/>
    </style:style>
    <style:style style:name="Table5.D" style:family="table-column">
      <style:table-column-properties style:column-width="3.21cm"/>
    </style:style>
    <style:style style:name="Table5.E" style:family="table-column">
      <style:table-column-properties style:column-width="3.605cm"/>
    </style:style>
    <style:style style:name="Table5.1" style:family="table-row">
      <style:table-row-properties style:min-row-height="2.046cm" fo:keep-together="auto"/>
    </style:style>
    <style:style style:name="Table5.A1" style:family="table-cell">
      <style:table-cell-properties style:vertical-align="" fo:background-color="#ffbf00" fo:padding="0.176cm" fo:border="none">
        <style:background-image/>
      </style:table-cell-properties>
    </style:style>
    <style:style style:name="Table5.2" style:family="table-row">
      <style:table-row-properties style:min-row-height="1.147cm" fo:keep-together="auto"/>
    </style:style>
    <style:style style:name="Table5.A2" style:family="table-cell">
      <style:table-cell-properties style:vertical-align="" fo:background-color="#fff5ce" fo:padding="0.176cm" fo:border="none">
        <style:background-image/>
      </style:table-cell-properties>
    </style:style>
    <style:style style:name="Table5.A3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le5.8" style:family="table-row">
      <style:table-row-properties style:min-row-height="0.697cm" fo:keep-together="auto"/>
    </style:style>
    <style:style style:name="Table5.A8" style:family="table-cell">
      <style:table-cell-properties style:vertical-align="" fo:background-color="transparent" fo:padding="0.176cm" fo:border-left="0.75pt solid #000000" fo:border-right="none" fo:border-top="0.75pt solid #000000" fo:border-bottom="0.75pt solid #000000">
        <style:background-image/>
      </style:table-cell-properties>
    </style:style>
    <style:style style:name="Table5.C8" style:family="table-cell">
      <style:table-cell-properties style:vertical-align="" fo:background-color="transparent" fo:padding="0.176cm" fo:border="0.75pt solid #000000">
        <style:background-image/>
      </style:table-cell-properties>
    </style:style>
    <style:style style:name="Table6" style:family="table">
      <style:table-properties style:width="15.919cm" fo:margin-left="0cm" fo:margin-top="0cm" fo:margin-bottom="0cm" table:align="left" style:writing-mode="lr-tb"/>
    </style:style>
    <style:style style:name="Table6.A" style:family="table-column">
      <style:table-column-properties style:column-width="4.851cm"/>
    </style:style>
    <style:style style:name="Table6.B" style:family="table-column">
      <style:table-column-properties style:column-width="3.348cm"/>
    </style:style>
    <style:style style:name="Table6.C" style:family="table-column">
      <style:table-column-properties style:column-width="5.041cm"/>
    </style:style>
    <style:style style:name="Table6.D" style:family="table-column">
      <style:table-column-properties style:column-width="2.678cm"/>
    </style:style>
    <style:style style:name="Table6.1" style:family="table-row">
      <style:table-row-properties style:min-row-height="1.505cm" fo:keep-together="auto"/>
    </style:style>
    <style:style style:name="Table6.A1" style:family="table-cell">
      <style:table-cell-properties style:vertical-align="middle" fo:background-color="transparent" fo:padding="0.176cm" fo:border="none">
        <style:background-image/>
      </style:table-cell-properties>
    </style:style>
    <style:style style:name="Table6.A2" style:family="table-cell">
      <style:table-cell-properties style:vertical-align="middle" fo:background-color="#ffbf00" fo:padding="0.176cm" fo:border="none">
        <style:background-image/>
      </style:table-cell-properties>
    </style:style>
    <style:style style:name="Table6.A9" style:family="table-cell">
      <style:table-cell-properties style:vertical-align="middle" fo:background-color="#fff5ce" fo:padding="0.176cm" fo:border="none">
        <style:background-image/>
      </style:table-cell-properties>
    </style:style>
    <style:style style:name="Table6.15" style:family="table-row">
      <style:table-row-properties style:min-row-height="0.997cm" fo:keep-together="auto"/>
    </style:style>
    <style:style style:name="Table6.16" style:family="table-row">
      <style:table-row-properties style:min-row-height="0.58cm" fo:keep-together="auto"/>
    </style:style>
    <style:style style:name="Table6.17" style:family="table-row">
      <style:table-row-properties style:min-row-height="1.005cm" fo:keep-together="auto"/>
    </style:style>
    <style:style style:name="Table7" style:family="table">
      <style:table-properties style:width="15.919cm" fo:margin-left="0cm" fo:margin-top="0cm" fo:margin-bottom="0cm" table:align="left" style:writing-mode="lr-tb"/>
    </style:style>
    <style:style style:name="Table7.A" style:family="table-column">
      <style:table-column-properties style:column-width="5.188cm"/>
    </style:style>
    <style:style style:name="Table7.B" style:family="table-column">
      <style:table-column-properties style:column-width="5.126cm"/>
    </style:style>
    <style:style style:name="Table7.C" style:family="table-column">
      <style:table-column-properties style:column-width="5.606cm"/>
    </style:style>
    <style:style style:name="Table7.1" style:family="table-row">
      <style:table-row-properties style:min-row-height="0.855cm" fo:keep-together="auto"/>
    </style:style>
    <style:style style:name="Table7.A1" style:family="table-cell">
      <style:table-cell-properties style:vertical-align="" fo:background-color="#ffbf00" fo:padding="0.176cm" fo:border="none">
        <style:background-image/>
      </style:table-cell-properties>
    </style:style>
    <style:style style:name="Table7.C1" style:family="table-cell">
      <style:table-cell-properties style:vertical-align="" fo:background-color="#afd095" fo:padding="0.176cm" fo:border="none">
        <style:background-image/>
      </style:table-cell-properties>
    </style:style>
    <style:style style:name="Table7.2" style:family="table-row">
      <style:table-row-properties style:min-row-height="0.935cm" fo:keep-together="auto"/>
    </style:style>
    <style:style style:name="Table7.A2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le7.3" style:family="table-row">
      <style:table-row-properties style:min-row-height="0.882cm" fo:keep-together="auto"/>
    </style:style>
    <style:style style:name="Table7.9" style:family="table-row">
      <style:table-row-properties style:min-row-height="0.829cm" fo:keep-together="auto"/>
    </style:style>
    <style:style style:name="Table8" style:family="table">
      <style:table-properties style:width="15.919cm" fo:margin-left="0cm" fo:margin-top="0cm" fo:margin-bottom="0cm" table:align="left" style:writing-mode="lr-tb"/>
    </style:style>
    <style:style style:name="Table8.A" style:family="table-column">
      <style:table-column-properties style:column-width="3.87cm"/>
    </style:style>
    <style:style style:name="Table8.B" style:family="table-column">
      <style:table-column-properties style:column-width="0.855cm"/>
    </style:style>
    <style:style style:name="Table8.C" style:family="table-column">
      <style:table-column-properties style:column-width="0.787cm"/>
    </style:style>
    <style:style style:name="Table8.D" style:family="table-column">
      <style:table-column-properties style:column-width="0.907cm"/>
    </style:style>
    <style:style style:name="Table8.E" style:family="table-column">
      <style:table-column-properties style:column-width="0.894cm"/>
    </style:style>
    <style:style style:name="Table8.F" style:family="table-column">
      <style:table-column-properties style:column-width="0.788cm"/>
    </style:style>
    <style:style style:name="Table8.G" style:family="table-column">
      <style:table-column-properties style:column-width="0.908cm"/>
    </style:style>
    <style:style style:name="Table8.H" style:family="table-column">
      <style:table-column-properties style:column-width="0.866cm"/>
    </style:style>
    <style:style style:name="Table8.I" style:family="table-column">
      <style:table-column-properties style:column-width="0.854cm"/>
    </style:style>
    <style:style style:name="Table8.J" style:family="table-column">
      <style:table-column-properties style:column-width="0.813cm"/>
    </style:style>
    <style:style style:name="Table8.K" style:family="table-column">
      <style:table-column-properties style:column-width="0.935cm"/>
    </style:style>
    <style:style style:name="Table8.L" style:family="table-column">
      <style:table-column-properties style:column-width="1.027cm"/>
    </style:style>
    <style:style style:name="Table8.M" style:family="table-column">
      <style:table-column-properties style:column-width="1.041cm"/>
    </style:style>
    <style:style style:name="Table8.N" style:family="table-column">
      <style:table-column-properties style:column-width="1.372cm"/>
    </style:style>
    <style:style style:name="Table8.1" style:family="table-row">
      <style:table-row-properties style:min-row-height="0.829cm" fo:keep-together="auto"/>
    </style:style>
    <style:style style:name="Table8.A1" style:family="table-cell">
      <style:table-cell-properties style:vertical-align="" fo:background-color="#fff5ce" fo:padding="0.176cm" fo:border="none">
        <style:background-image/>
      </style:table-cell-properties>
    </style:style>
    <style:style style:name="Table8.B1" style:family="table-cell">
      <style:table-cell-properties style:vertical-align="bottom" fo:background-color="transparent" fo:padding="0.176cm" fo:border-left="0.75pt solid #cccccc" fo:border-right="0.75pt solid #000000" fo:border-top="0.75pt solid #000000" fo:border-bottom="0.75pt solid #000000">
        <style:background-image/>
      </style:table-cell-properties>
    </style:style>
    <style:style style:name="Table8.2" style:family="table-row">
      <style:table-row-properties style:min-row-height="0.67cm" fo:keep-together="auto"/>
    </style:style>
    <style:style style:name="Table8.A2" style:family="table-cell">
      <style:table-cell-properties style:vertical-align="" fo:background-color="transparent" fo:padding="0.176cm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8.B2" style:family="table-cell">
      <style:table-cell-properties style:vertical-align="" fo:background-color="transparent" fo:padding="0.176cm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8.9" style:family="table-row">
      <style:table-row-properties style:min-row-height="0.935cm" fo:keep-together="auto"/>
    </style:style>
    <style:style style:name="Table9" style:family="table">
      <style:table-properties style:width="15.919cm" fo:margin-left="0cm" fo:margin-top="0cm" fo:margin-bottom="0cm" table:align="left" style:writing-mode="lr-tb"/>
    </style:style>
    <style:style style:name="Table9.A" style:family="table-column">
      <style:table-column-properties style:column-width="2.041cm"/>
    </style:style>
    <style:style style:name="Table9.B" style:family="table-column">
      <style:table-column-properties style:column-width="0.997cm"/>
    </style:style>
    <style:style style:name="Table9.C" style:family="table-column">
      <style:table-column-properties style:column-width="0.961cm"/>
    </style:style>
    <style:style style:name="Table9.D" style:family="table-column">
      <style:table-column-properties style:column-width="1.177cm"/>
    </style:style>
    <style:style style:name="Table9.E" style:family="table-column">
      <style:table-column-properties style:column-width="0.637cm"/>
    </style:style>
    <style:style style:name="Table9.F" style:family="table-column">
      <style:table-column-properties style:column-width="0.725cm"/>
    </style:style>
    <style:style style:name="Table9.G" style:family="table-column">
      <style:table-column-properties style:column-width="0.727cm"/>
    </style:style>
    <style:style style:name="Table9.H" style:family="table-column">
      <style:table-column-properties style:column-width="0.647cm"/>
    </style:style>
    <style:style style:name="Table9.I" style:family="table-column">
      <style:table-column-properties style:column-width="0.739cm"/>
    </style:style>
    <style:style style:name="Table9.L" style:family="table-column">
      <style:table-column-properties style:column-width="0.661cm"/>
    </style:style>
    <style:style style:name="Table9.N" style:family="table-column">
      <style:table-column-properties style:column-width="0.7cm"/>
    </style:style>
    <style:style style:name="Table9.O" style:family="table-column">
      <style:table-column-properties style:column-width="0.596cm"/>
    </style:style>
    <style:style style:name="Table9.Q" style:family="table-column">
      <style:table-column-properties style:column-width="0.572cm"/>
    </style:style>
    <style:style style:name="Table9.R" style:family="table-column">
      <style:table-column-properties style:column-width="0.817cm"/>
    </style:style>
    <style:style style:name="Table9.S" style:family="table-column">
      <style:table-column-properties style:column-width="1.305cm"/>
    </style:style>
    <style:style style:name="Table9.1" style:family="table-row">
      <style:table-row-properties style:min-row-height="1.12cm" fo:keep-together="auto"/>
    </style:style>
    <style:style style:name="Table9.A1" style:family="table-cell">
      <style:table-cell-properties style:vertical-align="" fo:background-color="#999999" fo:padding="0.176cm" fo:border="none">
        <style:background-image/>
      </style:table-cell-properties>
    </style:style>
    <style:style style:name="Table9.2" style:family="table-row">
      <style:table-row-properties style:min-row-height="0.882cm" fo:keep-together="auto"/>
    </style:style>
    <style:style style:name="Table9.A2" style:family="table-cell">
      <style:table-cell-properties style:vertical-align="bottom" fo:background-color="#cccccc" fo:padding="0.176cm" fo:border="none">
        <style:background-image/>
      </style:table-cell-properties>
    </style:style>
    <style:style style:name="Table9.A3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le9.S3" style:family="table-cell">
      <style:table-cell-properties style:vertical-align="" fo:background-color="#eeeeee" fo:padding="0.176cm" fo:border="none">
        <style:background-image/>
      </style:table-cell-properties>
    </style:style>
    <style:style style:name="Table9.A21" style:family="table-cell">
      <style:table-cell-properties style:vertical-align="" fo:background-color="#cccccc" fo:padding="0.176cm" fo:border="none">
        <style:background-image/>
      </style:table-cell-properties>
    </style:style>
    <style:style style:name="Table9.22" style:family="table-row">
      <style:table-row-properties style:min-row-height="0.855cm" fo:keep-together="auto"/>
    </style:style>
    <style:style style:name="Table9.E22" style:family="table-cell">
      <style:table-cell-properties style:vertical-align="bottom" fo:background-color="transparent" fo:padding="0.176cm" fo:border="none">
        <style:background-image/>
      </style:table-cell-properties>
    </style:style>
    <style:style style:name="Table10" style:family="table">
      <style:table-properties style:width="15.919cm" fo:margin-left="0cm" fo:margin-top="0cm" fo:margin-bottom="0cm" table:align="left" style:writing-mode="lr-tb"/>
    </style:style>
    <style:style style:name="Table10.A" style:family="table-column">
      <style:table-column-properties style:column-width="4.106cm"/>
    </style:style>
    <style:style style:name="Table10.B" style:family="table-column">
      <style:table-column-properties style:column-width="2.531cm"/>
    </style:style>
    <style:style style:name="Table10.C" style:family="table-column">
      <style:table-column-properties style:column-width="2.14cm"/>
    </style:style>
    <style:style style:name="Table10.D" style:family="table-column">
      <style:table-column-properties style:column-width="1.91cm"/>
    </style:style>
    <style:style style:name="Table10.E" style:family="table-column">
      <style:table-column-properties style:column-width="2.094cm"/>
    </style:style>
    <style:style style:name="Table10.F" style:family="table-column">
      <style:table-column-properties style:column-width="3.136cm"/>
    </style:style>
    <style:style style:name="Table10.1" style:family="table-row">
      <style:table-row-properties style:min-row-height="1.279cm" fo:keep-together="auto"/>
    </style:style>
    <style:style style:name="Table10.A1" style:family="table-cell">
      <style:table-cell-properties style:vertical-align="" fo:background-color="transparent" fo:padding="0.176cm" fo:border="0.75pt solid #000000">
        <style:background-image/>
      </style:table-cell-properties>
    </style:style>
    <style:style style:name="Table10.B1" style:family="table-cell">
      <style:table-cell-properties style:vertical-align="" fo:background-color="#999999" fo:padding="0.176cm" fo:border="none">
        <style:background-image/>
      </style:table-cell-properties>
    </style:style>
    <style:style style:name="Table10.2" style:family="table-row">
      <style:table-row-properties style:min-row-height="0.829cm" fo:keep-together="auto"/>
    </style:style>
    <style:style style:name="Table10.A2" style:family="table-cell">
      <style:table-cell-properties style:vertical-align="" fo:background-color="#cccccc" fo:padding="0.176cm" fo:border="none">
        <style:background-image/>
      </style:table-cell-properties>
    </style:style>
    <style:style style:name="Table10.A3" style:family="table-cell">
      <style:table-cell-properties style:vertical-align="" fo:background-color="#dde8cb" fo:padding="0.176cm" fo:border="none">
        <style:background-image/>
      </style:table-cell-properties>
    </style:style>
    <style:style style:name="Table10.F3" style:family="table-cell">
      <style:table-cell-properties style:vertical-align="" fo:background-color="#ffdbb6" fo:padding="0.176cm" fo:border="none">
        <style:background-image/>
      </style:table-cell-properties>
    </style:style>
    <style:style style:name="Table10.A8" style:family="table-cell">
      <style:table-cell-properties style:vertical-align="" fo:background-color="#fff5ce" fo:padding="0.176cm" fo:border="none">
        <style:background-image/>
      </style:table-cell-properties>
    </style:style>
    <style:style style:name="Table11" style:family="table">
      <style:table-properties style:width="15.919cm" fo:margin-left="0cm" fo:margin-top="0cm" fo:margin-bottom="0cm" table:align="left" style:writing-mode="lr-tb"/>
    </style:style>
    <style:style style:name="Table11.A" style:family="table-column">
      <style:table-column-properties style:column-width="4.29cm"/>
    </style:style>
    <style:style style:name="Table11.B" style:family="table-column">
      <style:table-column-properties style:column-width="2.858cm"/>
    </style:style>
    <style:style style:name="Table11.C" style:family="table-column">
      <style:table-column-properties style:column-width="3.057cm"/>
    </style:style>
    <style:style style:name="Table11.1" style:family="table-row">
      <style:table-row-properties style:min-row-height="0.855cm" fo:keep-together="auto"/>
    </style:style>
    <style:style style:name="Table11.A1" style:family="table-cell">
      <style:table-cell-properties style:vertical-align="" fo:background-color="#b6d7a8" fo:padding="0.176cm" fo:border="none">
        <style:background-image/>
      </style:table-cell-properties>
    </style:style>
    <style:style style:name="Table11.2" style:family="table-row">
      <style:table-row-properties style:min-row-height="0.882cm" fo:keep-together="auto"/>
    </style:style>
    <style:style style:name="Table11.A2" style:family="table-cell">
      <style:table-cell-properties style:vertical-align="" fo:background-color="transparent" fo:padding="0.176cm" fo:border-left="0.75pt solid #000000" fo:border-right="0.75pt solid #000000" fo:border-top="0.75pt solid #cccccc" fo:border-bottom="0.75pt solid #000000">
        <style:background-image/>
      </style:table-cell-properties>
    </style:style>
    <style:style style:name="Table11.B2" style:family="table-cell">
      <style:table-cell-properties style:vertical-align="" fo:background-color="transparent" fo:padding="0.176cm" fo:border-left="0.75pt solid #cccccc" fo:border-right="0.75pt solid #000000" fo:border-top="0.75pt solid #cccccc" fo:border-bottom="0.75pt solid #000000">
        <style:background-image/>
      </style:table-cell-properties>
    </style:style>
    <style:style style:name="Table11.D2" style:family="table-cell">
      <style:table-cell-properties style:vertical-align="" fo:background-color="#eeeeee" fo:padding="0.176cm" fo:border="none">
        <style:background-image/>
      </style:table-cell-properties>
    </style:style>
    <style:style style:name="Table11.B3" style:family="table-cell">
      <style:table-cell-properties style:vertical-align="bottom" fo:background-color="#ffffff" fo:padding="0.176cm" fo:border="none">
        <style:background-image/>
      </style:table-cell-properties>
    </style:style>
    <style:style style:name="Table12" style:family="table">
      <style:table-properties style:width="15.919cm" fo:margin-left="0cm" fo:margin-top="0cm" fo:margin-bottom="0cm" table:align="left" style:writing-mode="lr-tb"/>
    </style:style>
    <style:style style:name="Table12.A" style:family="table-column">
      <style:table-column-properties style:column-width="6.304cm"/>
    </style:style>
    <style:style style:name="Table12.B" style:family="table-column">
      <style:table-column-properties style:column-width="2.371cm"/>
    </style:style>
    <style:style style:name="Table12.C" style:family="table-column">
      <style:table-column-properties style:column-width="4.015cm"/>
    </style:style>
    <style:style style:name="Table12.D" style:family="table-column">
      <style:table-column-properties style:column-width="3.228cm"/>
    </style:style>
    <style:style style:name="Table12.1" style:family="table-row">
      <style:table-row-properties style:min-row-height="0.829cm" fo:keep-together="auto"/>
    </style:style>
    <style:style style:name="Table12.A1" style:family="table-cell">
      <style:table-cell-properties style:vertical-align="bottom" fo:background-color="transparent" fo:padding="0.176cm" fo:border="0.75pt solid #000000">
        <style:background-image/>
      </style:table-cell-properties>
    </style:style>
    <style:style style:name="Table12.2" style:family="table-row">
      <style:table-row-properties style:min-row-height="0.855cm" fo:keep-together="auto"/>
    </style:style>
    <style:style style:name="Table12.A2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le12.B3" style:family="table-cell">
      <style:table-cell-properties style:vertical-align="" fo:background-color="transparent" fo:padding="0.176cm" fo:border="0.75pt solid #cccccc">
        <style:background-image/>
      </style:table-cell-properties>
    </style:style>
    <style:style style:name="Table12.A8" style:family="table-cell">
      <style:table-cell-properties style:vertical-align="" fo:background-color="#ea9999" fo:padding="0.176cm" fo:border="none">
        <style:background-image/>
      </style:table-cell-properties>
    </style:style>
    <style:style style:name="Table12.A9" style:family="table-cell">
      <style:table-cell-properties style:vertical-align="" fo:background-color="#fff2cc" fo:padding="0.176cm" fo:border="none">
        <style:background-image/>
      </style:table-cell-properties>
    </style:style>
    <style:style style:name="Table12.B11" style:family="table-cell">
      <style:table-cell-properties style:vertical-align="bottom" fo:background-color="transparent" fo:padding="0.176cm" fo:border="none">
        <style:background-image/>
      </style:table-cell-properties>
    </style:style>
    <style:style style:name="Table12.A17" style:family="table-cell">
      <style:table-cell-properties style:vertical-align="" fo:background-color="#fff5ce" fo:padding="0.176cm" fo:border="none">
        <style:background-image/>
      </style:table-cell-properties>
    </style:style>
    <style:style style:name="Table12.27" style:family="table-row">
      <style:table-row-properties style:min-row-height="1.517cm" fo:keep-together="auto"/>
    </style:style>
    <style:style style:name="Table13" style:family="table">
      <style:table-properties style:width="15.919cm" fo:margin-left="0cm" fo:margin-top="0cm" fo:margin-bottom="0cm" table:align="left" style:writing-mode="lr-tb"/>
    </style:style>
    <style:style style:name="Table13.A" style:family="table-column">
      <style:table-column-properties style:column-width="4.897cm"/>
    </style:style>
    <style:style style:name="Table13.B" style:family="table-column">
      <style:table-column-properties style:column-width="2.417cm"/>
    </style:style>
    <style:style style:name="Table13.C" style:family="table-column">
      <style:table-column-properties style:column-width="3.395cm"/>
    </style:style>
    <style:style style:name="Table13.D" style:family="table-column">
      <style:table-column-properties style:column-width="2.76cm"/>
    </style:style>
    <style:style style:name="Table13.E" style:family="table-column">
      <style:table-column-properties style:column-width="2.45cm"/>
    </style:style>
    <style:style style:name="Table13.1" style:family="table-row">
      <style:table-row-properties style:min-row-height="0.829cm" fo:keep-together="auto"/>
    </style:style>
    <style:style style:name="Table13.A1" style:family="table-cell">
      <style:table-cell-properties style:vertical-align="" fo:background-color="#ffbf00" fo:padding="0.176cm" fo:border="none">
        <style:background-image/>
      </style:table-cell-properties>
    </style:style>
    <style:style style:name="Table13.E1" style:family="table-cell">
      <style:table-cell-properties style:vertical-align="" fo:background-color="#dde8cb" fo:padding="0.176cm" fo:border="none">
        <style:background-image/>
      </style:table-cell-properties>
    </style:style>
    <style:style style:name="Table13.2" style:family="table-row">
      <style:table-row-properties style:min-row-height="0.882cm" fo:keep-together="auto"/>
    </style:style>
    <style:style style:name="Table13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13.3" style:family="table-row">
      <style:table-row-properties style:min-row-height="0.855cm" fo:keep-together="auto"/>
    </style:style>
    <style:style style:name="Table13.9" style:family="table-row">
      <style:table-row-properties style:min-row-height="0.935cm" fo:keep-together="auto"/>
    </style:style>
    <style:style style:name="Table13.A9" style:family="table-cell">
      <style:table-cell-properties style:vertical-align="bottom" fo:background-color="transparent" fo:padding="0.176cm" fo:border="1pt solid #000000">
        <style:background-image/>
      </style:table-cell-properties>
    </style:style>
    <style:style style:name="Table13.12" style:family="table-row">
      <style:table-row-properties style:min-row-height="0.803cm" fo:keep-together="auto"/>
    </style:style>
    <style:style style:name="Table14" style:family="table">
      <style:table-properties style:width="15.919cm" fo:margin-left="0cm" fo:margin-top="0cm" fo:margin-bottom="0cm" table:align="left" style:writing-mode="lr-tb"/>
    </style:style>
    <style:style style:name="Table14.A" style:family="table-column">
      <style:table-column-properties style:column-width="2.201cm"/>
    </style:style>
    <style:style style:name="Table14.B" style:family="table-column">
      <style:table-column-properties style:column-width="2.799cm"/>
    </style:style>
    <style:style style:name="Table14.C" style:family="table-column">
      <style:table-column-properties style:column-width="3.064cm"/>
    </style:style>
    <style:style style:name="Table14.D" style:family="table-column">
      <style:table-column-properties style:column-width="2.642cm"/>
    </style:style>
    <style:style style:name="Table14.E" style:family="table-column">
      <style:table-column-properties style:column-width="2.992cm"/>
    </style:style>
    <style:style style:name="Table14.F" style:family="table-column">
      <style:table-column-properties style:column-width="2.219cm"/>
    </style:style>
    <style:style style:name="Table14.1" style:family="table-row">
      <style:table-row-properties style:min-row-height="0.697cm" fo:keep-together="auto"/>
    </style:style>
    <style:style style:name="Table14.A1" style:family="table-cell">
      <style:table-cell-properties style:vertical-align="bottom" fo:background-color="transparent" fo:padding="0.176cm" fo:border-left="0.75pt solid #ffffff" fo:border-right="0.75pt solid #ffffff" fo:border-top="0.75pt solid #ffffff" fo:border-bottom="0.75pt solid #000000">
        <style:background-image/>
      </style:table-cell-properties>
    </style:style>
    <style:style style:name="Table14.B1" style:family="table-cell">
      <style:table-cell-properties style:vertical-align="bottom" fo:background-color="transparent" fo:padding="0.176cm" fo:border-left="0.75pt solid #ffffff" fo:border-right="0.75pt solid #000000" fo:border-top="0.75pt solid #ffffff" fo:border-bottom="1pt solid #000000">
        <style:background-image/>
      </style:table-cell-properties>
    </style:style>
    <style:style style:name="Table14.C1" style:family="table-cell">
      <style:table-cell-properties style:vertical-align="" fo:background-color="transparent" fo:padding="0.176cm" fo:border="0.75pt solid #000000">
        <style:background-image/>
      </style:table-cell-properties>
    </style:style>
    <style:style style:name="Table14.2" style:family="table-row">
      <style:table-row-properties style:min-row-height="1.279cm" fo:keep-together="auto"/>
    </style:style>
    <style:style style:name="Table14.A2" style:family="table-cell">
      <style:table-cell-properties style:vertical-align="" fo:background-color="transparent" fo:padding="0.176cm" fo:border-left="none" fo:border-right="0.75pt solid #ffffff" fo:border-top="none" fo:border-bottom="0.75pt solid #000000">
        <style:background-image/>
      </style:table-cell-properties>
    </style:style>
    <style:style style:name="Table14.B2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le14.3" style:family="table-row">
      <style:table-row-properties style:min-row-height="1.517cm" fo:keep-together="auto"/>
    </style:style>
    <style:style style:name="Table14.E3" style:family="table-cell">
      <style:table-cell-properties style:vertical-align="" fo:background-color="#93c47d" fo:padding="0.176cm" fo:border="none">
        <style:background-image/>
      </style:table-cell-properties>
    </style:style>
    <style:style style:name="Table14.4" style:family="table-row">
      <style:table-row-properties style:min-row-height="1.411cm" fo:keep-together="auto"/>
    </style:style>
    <style:style style:name="Table14.5" style:family="table-row">
      <style:table-row-properties style:min-row-height="1.702cm" fo:keep-together="auto"/>
    </style:style>
    <style:style style:name="Table15" style:family="table">
      <style:table-properties style:width="12.409cm" fo:margin-left="0cm" fo:margin-top="0cm" fo:margin-bottom="0cm" table:align="left" style:writing-mode="lr-tb"/>
    </style:style>
    <style:style style:name="Table15.A" style:family="table-column">
      <style:table-column-properties style:column-width="3.87cm"/>
    </style:style>
    <style:style style:name="Table15.B" style:family="table-column">
      <style:table-column-properties style:column-width="4.509cm"/>
    </style:style>
    <style:style style:name="Table15.C" style:family="table-column">
      <style:table-column-properties style:column-width="4.03cm"/>
    </style:style>
    <style:style style:name="Table15.1" style:family="table-row">
      <style:table-row-properties style:min-row-height="1.147cm" fo:keep-together="auto"/>
    </style:style>
    <style:style style:name="Table15.A1" style:family="table-cell">
      <style:table-cell-properties style:vertical-align="" fo:background-color="#fff5ce" fo:padding="0.176cm" fo:border="none">
        <style:background-image/>
      </style:table-cell-properties>
    </style:style>
    <style:style style:name="Table15.B1" style:family="table-cell">
      <style:table-cell-properties style:vertical-align="" fo:background-color="#ffdbb6" fo:padding="0.176cm" fo:border="none">
        <style:background-image/>
      </style:table-cell-properties>
    </style:style>
    <style:style style:name="Table15.C1" style:family="table-cell">
      <style:table-cell-properties style:vertical-align="" fo:background-color="#dde8cb" fo:padding="0.176cm" fo:border="none">
        <style:background-image/>
      </style:table-cell-properties>
    </style:style>
    <style:style style:name="P1" style:family="paragraph" style:parent-style-name="Heading_20_3">
      <style:paragraph-properties fo:margin-top="0.494cm" fo:margin-bottom="0.141cm" loext:contextual-spacing="false" fo:line-height="107%" fo:text-align="justify" style:justify-single-word="false" fo:keep-together="auto" fo:keep-with-next="auto"/>
    </style:style>
    <style:style style:name="P2" style:family="paragraph" style:parent-style-name="normal">
      <style:text-properties officeooo:rsid="001f190d" officeooo:paragraph-rsid="001f190d"/>
    </style:style>
    <style:style style:name="P3" style:family="paragraph" style:parent-style-name="normal">
      <style:paragraph-properties fo:margin-top="0.423cm" fo:margin-bottom="0cm" loext:contextual-spacing="false" fo:line-height="6%"/>
    </style:style>
    <style:style style:name="P4" style:family="paragraph" style:parent-style-name="normal">
      <style:paragraph-properties fo:margin-top="0.423cm" fo:margin-bottom="0cm" loext:contextual-spacing="false" fo:line-height="6%" fo:text-align="center" style:justify-single-word="false"/>
    </style:style>
    <style:style style:name="P5" style:family="paragraph" style:parent-style-name="normal">
      <style:paragraph-properties fo:margin-top="0.423cm" fo:margin-bottom="0cm" loext:contextual-spacing="false" fo:line-height="6%" fo:text-align="center" style:justify-single-word="false"/>
      <style:text-properties officeooo:paragraph-rsid="001fb753"/>
    </style:style>
    <style:style style:name="P6" style:family="paragraph" style:parent-style-name="normal">
      <style:paragraph-properties fo:margin-top="0.423cm" fo:margin-bottom="0cm" loext:contextual-spacing="false" fo:line-height="6%" fo:text-align="justify" style:justify-single-word="false"/>
    </style:style>
    <style:style style:name="P7" style:family="paragraph" style:parent-style-name="normal">
      <style:paragraph-properties fo:margin-top="0.423cm" fo:margin-bottom="0cm" loext:contextual-spacing="false" fo:line-height="6%" fo:text-align="justify" style:justify-single-word="false"/>
      <style:text-properties officeooo:paragraph-rsid="001e3d92"/>
    </style:style>
    <style:style style:name="P8" style:family="paragraph" style:parent-style-name="normal">
      <style:paragraph-properties fo:margin-top="0.423cm" fo:margin-bottom="0cm" loext:contextual-spacing="false" fo:line-height="6%" fo:text-align="justify" style:justify-single-word="false"/>
      <style:text-properties officeooo:paragraph-rsid="001f190d"/>
    </style:style>
    <style:style style:name="P9" style:family="paragraph" style:parent-style-name="normal">
      <style:paragraph-properties fo:margin-top="0.423cm" fo:margin-bottom="0cm" loext:contextual-spacing="false" fo:line-height="6%" fo:text-align="end" style:justify-single-word="false"/>
    </style:style>
    <style:style style:name="P10" style:family="paragraph" style:parent-style-name="normal">
      <style:paragraph-properties fo:margin-top="0.423cm" fo:margin-bottom="0cm" loext:contextual-spacing="false" fo:line-height="6%"/>
      <style:text-properties officeooo:paragraph-rsid="001e3d92"/>
    </style:style>
    <style:style style:name="P11" style:family="paragraph" style:parent-style-name="normal">
      <style:paragraph-properties fo:margin-top="0.423cm" fo:margin-bottom="0cm" loext:contextual-spacing="false" fo:line-height="6%"/>
      <style:text-properties officeooo:paragraph-rsid="001f190d"/>
    </style:style>
    <style:style style:name="P12" style:family="paragraph" style:parent-style-name="normal">
      <style:paragraph-properties fo:margin-top="0.423cm" fo:margin-bottom="0cm" loext:contextual-spacing="false" fo:line-height="6%"/>
      <style:text-properties officeooo:paragraph-rsid="00214f57"/>
    </style:style>
    <style:style style:name="P13" style:family="paragraph" style:parent-style-name="normal">
      <style:paragraph-properties fo:margin-top="0.423cm" fo:margin-bottom="0cm" loext:contextual-spacing="false" fo:line-height="7%"/>
    </style:style>
    <style:style style:name="P14" style:family="paragraph" style:parent-style-name="normal">
      <style:paragraph-properties fo:margin-top="0.423cm" fo:margin-bottom="0cm" loext:contextual-spacing="false" fo:line-height="7%" fo:text-align="center" style:justify-single-word="false"/>
    </style:style>
    <style:style style:name="P15" style:family="paragraph" style:parent-style-name="normal">
      <style:paragraph-properties fo:margin-top="0.423cm" fo:margin-bottom="0cm" loext:contextual-spacing="false" fo:line-height="6%"/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16" style:family="paragraph" style:parent-style-name="normal">
      <style:paragraph-properties fo:margin-top="0.423cm" fo:margin-bottom="0cm" loext:contextual-spacing="false" fo:line-height="6%"/>
      <style:text-properties fo:font-size="12pt" style:font-size-asian="12pt" style:font-size-complex="12pt"/>
    </style:style>
    <style:style style:name="P17" style:family="paragraph" style:parent-style-name="normal">
      <style:paragraph-properties fo:margin-top="0.423cm" fo:margin-bottom="0cm" loext:contextual-spacing="false" fo:line-height="6%"/>
      <style:text-properties fo:font-size="12pt" officeooo:paragraph-rsid="001e3d92" style:font-size-asian="12pt" style:font-size-complex="12pt"/>
    </style:style>
    <style:style style:name="P18" style:family="paragraph" style:parent-style-name="normal">
      <style:paragraph-properties fo:margin-top="0.423cm" fo:margin-bottom="0cm" loext:contextual-spacing="false" fo:line-height="6%"/>
      <style:text-properties officeooo:rsid="001f190d" officeooo:paragraph-rsid="001f190d"/>
    </style:style>
    <style:style style:name="P19" style:family="paragraph" style:parent-style-name="normal">
      <style:paragraph-properties fo:margin-top="0.423cm" fo:margin-bottom="0cm" loext:contextual-spacing="false" fo:line-height="6%" fo:text-align="center" style:justify-single-word="false"/>
      <style:text-properties officeooo:rsid="001fb753" officeooo:paragraph-rsid="001fb753"/>
    </style:style>
    <style:style style:name="P20" style:family="paragraph" style:parent-style-name="normal">
      <style:paragraph-properties fo:margin-top="0.423cm" fo:margin-bottom="0cm" loext:contextual-spacing="false" fo:line-height="6%"/>
      <style:text-properties officeooo:rsid="00214f57"/>
    </style:style>
    <style:style style:name="P21" style:family="paragraph" style:parent-style-name="normal" style:master-page-name="Standard">
      <style:paragraph-properties fo:margin-top="0.423cm" fo:margin-bottom="0cm" loext:contextual-spacing="false" fo:line-height="6%" style:page-number="1"/>
      <style:text-properties officeooo:paragraph-rsid="00214f57"/>
    </style:style>
    <style:style style:name="P22" style:family="paragraph" style:parent-style-name="normal">
      <style:paragraph-properties fo:margin-top="0.423cm" fo:margin-bottom="0.247cm" loext:contextual-spacing="false" fo:line-height="7%"/>
    </style:style>
    <style:style style:name="P23" style:family="paragraph" style:parent-style-name="normal">
      <style:paragraph-properties fo:margin-top="0.423cm" fo:margin-bottom="0.247cm" loext:contextual-spacing="false" fo:line-height="7%" fo:text-align="center" style:justify-single-word="false"/>
    </style:style>
    <style:style style:name="P24" style:family="paragraph" style:parent-style-name="normal">
      <style:paragraph-properties fo:margin-top="0.423cm" fo:margin-bottom="0.247cm" loext:contextual-spacing="false" fo:line-height="7%" fo:text-align="end" style:justify-single-word="false"/>
    </style:style>
    <style:style style:name="P25" style:family="paragraph" style:parent-style-name="normal">
      <style:paragraph-properties fo:margin-top="0.423cm" fo:margin-bottom="0.247cm" loext:contextual-spacing="false" fo:line-height="7%"/>
      <style:text-properties officeooo:paragraph-rsid="001f190d"/>
    </style:style>
    <style:style style:name="P26" style:family="paragraph" style:parent-style-name="normal" style:list-style-name="WWNum6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27" style:family="paragraph" style:parent-style-name="normal" style:list-style-name="WWNum5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28" style:family="paragraph" style:parent-style-name="normal" style:list-style-name="WWNum9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29" style:family="paragraph" style:parent-style-name="normal" style:list-style-name="WWNum10">
      <style:paragraph-properties fo:margin-left="1.27cm" fo:margin-right="0cm" fo:margin-top="0.423cm" fo:margin-bottom="0.423cm" loext:contextual-spacing="false" fo:line-height="100%" fo:text-indent="-0.635cm" style:auto-text-indent="false"/>
    </style:style>
    <style:style style:name="P30" style:family="paragraph" style:parent-style-name="normal" style:list-style-name="WWNum8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31" style:family="paragraph" style:parent-style-name="normal" style:list-style-name="WWNum3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32" style:family="paragraph" style:parent-style-name="normal" style:list-style-name="WWNum4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33" style:family="paragraph" style:parent-style-name="normal" style:list-style-name="WWNum1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34" style:family="paragraph" style:parent-style-name="normal" style:list-style-name="WWNum2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35" style:family="paragraph" style:parent-style-name="normal" style:list-style-name="WWNum7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36" style:family="paragraph" style:parent-style-name="normal" style:list-style-name="WWNum4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37" style:family="paragraph" style:parent-style-name="normal" style:list-style-name="WWNum1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38" style:family="paragraph" style:parent-style-name="normal" style:list-style-name="WWNum2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39" style:family="paragraph" style:parent-style-name="normal" style:list-style-name="WWNum7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40" style:family="paragraph" style:parent-style-name="normal" style:list-style-name="WWNum3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41" style:family="paragraph" style:parent-style-name="normal" style:list-style-name="WWNum4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42" style:family="paragraph" style:parent-style-name="normal" style:list-style-name="WWNum1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43" style:family="paragraph" style:parent-style-name="normal" style:list-style-name="WWNum2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44" style:family="paragraph" style:parent-style-name="normal">
      <style:paragraph-properties fo:margin-left="1.27cm" fo:margin-right="0cm" fo:margin-top="0.423cm" fo:margin-bottom="0cm" loext:contextual-spacing="false" fo:line-height="6%" fo:text-indent="0cm" style:auto-text-indent="false"/>
    </style:style>
    <style:style style:name="P45" style:family="paragraph" style:parent-style-name="normal">
      <style:paragraph-properties fo:margin-left="-21.167cm" fo:margin-right="-21.167cm" fo:margin-top="0.423cm" fo:margin-bottom="0.247cm" loext:contextual-spacing="false" fo:line-height="7%" fo:text-align="center" style:justify-single-word="false" fo:text-indent="0cm" style:auto-text-indent="false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5pt" fo:font-weight="bold" officeooo:rsid="00214f57" style:font-size-asian="15pt" style:font-weight-asian="bold" style:font-size-complex="15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f190d" style:font-size-asian="15pt" style:font-size-complex="15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fo:background-color="#ffff00"/>
    </style:style>
    <style:style style:name="T9" style:family="text">
      <style:text-properties fo:font-weight="bold" officeooo:rsid="001fb753" style:font-weight-asian="bold"/>
    </style:style>
    <style:style style:name="T10" style:family="text">
      <style:text-properties fo:font-weight="bold" fo:background-color="#4a86e8" loext:char-shading-value="0" style:font-weight-asian="bold"/>
    </style:style>
    <style:style style:name="T11" style:family="text">
      <style:text-properties fo:font-size="20pt" fo:font-weight="bold" style:font-size-asian="20pt" style:font-weight-asian="bold" style:font-size-complex="20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T16" style:family="text">
      <style:text-properties fo:font-size="13pt" fo:font-weight="bold" style:font-size-asian="13pt" style:font-weight-asian="bold" style:font-size-complex="13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style:font-name="Arial Unicode MS" fo:font-style="italic" style:font-name-asian="Arial Unicode MS1" style:font-style-asian="italic" style:font-name-complex="Arial Unicode MS1"/>
    </style:style>
    <style:style style:name="T20" style:family="text">
      <style:text-properties style:font-name="Arial Unicode MS" style:font-name-asian="Arial Unicode MS1" style:font-name-complex="Arial Unicode MS1"/>
    </style:style>
    <style:style style:name="T21" style:family="text">
      <style:text-properties style:font-name="Arial Unicode MS" fo:font-size="13pt" style:font-name-asian="Arial Unicode MS1" style:font-size-asian="13pt" style:font-name-complex="Arial Unicode MS1" style:font-size-complex="13pt"/>
    </style:style>
    <style:style style:name="T22" style:family="text">
      <style:text-properties fo:color="#000000" fo:font-size="12pt" style:font-size-asian="12pt" style:font-size-complex="12pt"/>
    </style:style>
    <style:style style:name="T23" style:family="text">
      <style:text-properties style:font-name="Times New Roman" fo:font-weight="bold" style:font-name-asian="Times New Roman1" style:font-weight-asian="bold" style:font-name-complex="Times New Roman1"/>
    </style:style>
    <style:style style:name="T24" style:family="text">
      <style:text-properties style:font-name="Times New Roman" style:font-name-asian="Times New Roman1" style:font-name-complex="Times New Roman1"/>
    </style:style>
    <style:style style:name="T25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28" style:family="text">
      <style:text-properties style:font-name="Times New Roman" fo:font-size="8pt" style:font-name-asian="Times New Roman1" style:font-size-asian="8pt" style:font-name-complex="Times New Roman1" style:font-size-complex="8pt" fo:background-color="#ffff00"/>
    </style:style>
    <style:style style:name="T29" style:family="text">
      <style:text-properties style:font-name="Times New Roman" fo:font-size="8pt" fo:background-color="#4a86e8" loext:char-shading-value="0" style:font-name-asian="Times New Roman1" style:font-size-asian="8pt" style:font-name-complex="Times New Roman1" style:font-size-complex="8pt"/>
    </style:style>
    <style:style style:name="T30" style:family="text">
      <style:text-properties style:font-name="Times New Roman" fo:font-style="italic" style:font-name-asian="Times New Roman1" style:font-style-asian="italic" style:font-name-complex="Times New Roman1"/>
    </style:style>
    <style:style style:name="T31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32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8pt" style:font-size-asian="8pt" style:font-size-complex="8pt" fo:background-color="#ffff00"/>
    </style:style>
    <style:style style:name="T36" style:family="text">
      <style:text-properties fo:color="#1155cc" style:font-name="Times New Roman" style:font-name-asian="Times New Roman1" style:font-name-complex="Times New Roman1"/>
    </style:style>
    <style:style style:name="T37" style:family="text">
      <style:text-properties fo:color="#1155cc"/>
    </style:style>
    <style:style style:name="T38" style:family="text">
      <style:text-properties fo:color="#333333" style:font-name="Times New Roman" fo:font-weight="bold" style:font-name-asian="Times New Roman1" style:font-weight-asian="bold" style:font-name-complex="Times New Roman1"/>
    </style:style>
    <style:style style:name="T39" style:family="text">
      <style:text-properties fo:color="#ff0000" fo:background-color="#ffff00"/>
    </style:style>
    <style:style style:name="T40" style:family="text">
      <style:text-properties style:text-position="super 58%" fo:font-size="25pt" fo:font-weight="bold" style:font-size-asian="25pt" style:font-weight-asian="bold" style:font-size-complex="25pt"/>
    </style:style>
    <style:style style:name="T41" style:family="text">
      <style:text-properties officeooo:rsid="001f190d"/>
    </style:style>
    <style:style style:name="T42" style:family="text">
      <style:text-properties officeooo:rsid="001fb753"/>
    </style:style>
    <style:style style:name="T43" style:family="text">
      <style:text-properties officeooo:rsid="00214f57"/>
    </style:style>
    <style:style style:name="T44" style:family="text">
      <style:text-properties officeooo:rsid="002773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Mr Ca</text:span><text:span text:style-name="T2">rl </text:span><text:span text:style-name="T1"><text:s/>Mickael</text:span></text:p>
      <text:p text:style-name="P4"/>
      <text:p text:style-name="P4"><text:span text:style-name="T6">Les jardins de l’univers</text:span></text:p>
      <text:p text:style-name="P19">Ferme médicinal<text:span text:style-name="T44">e</text:span></text:p>
      <text:p text:style-name="P19"/>
      <text:p text:style-name="P4">Production <text:s/><text:span text:style-name="T42">PPAM</text:span></text:p>
      <text:p text:style-name="P5"><text:span text:style-name="T9">Plan /Parfin / Aromatique et Médicinale*</text:span></text:p>
      <text:p text:style-name="P5"><text:span text:style-name="T9"/></text:p>
      <text:p text:style-name="P4"><text:span text:style-name="T11">PROJET D’INSTALLATIO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 projet consiste en la création d’une exploitation maraîchère, la future structure se situerait </text:p>
      <text:p text:style-name="P3">dans la Manche sur la commune du Vrétot, proche de Bricquebec, bourg de presque 6 000 </text:p>
      <text:p text:style-name="P3">habitant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12">Caractéristiques du territoire</text:span></text:p>
      <text:p text:style-name="P3"/>
      <text:p text:style-name="P3"/>
      <text:p text:style-name="P3">Contexte économique :</text:p>
      <text:p text:style-name="P3"/>
      <text:p text:style-name="P6"/>
      <text:p text:style-name="P6">Le territoire a un bon dynamisme économique, activité<text:span text:style-name="T7"> </text:span>basée sur l’agriculture avec une </text:p>
      <text:p text:style-name="P6">prédominance de l’élevage bovin lait et du maraîchage (secteur de Créance, Val de Saire) et </text:p>
      <text:p text:style-name="P6">sur le secteur tertiaire notamment le tourisme, car la côte entre Portbail, et Barneville </text:p>
      <text:p text:style-name="P6"/>
      <text:p text:style-name="P6">carteret est très fréquentée d’avril à Octobre. Atout certain pour le système que je compte </text:p>
      <text:p text:style-name="P6">mettre en place , car les débouchés sont à proximité, possibilité de faire les marchés et les </text:p>
      <text:p text:style-name="P6">campings, pour écouler un maximum de production. Une commune comme </text:p>
      <text:p text:style-name="P6">Barneville-Carteret (12 km) voit sa population quadrupler entre juin et septembre.</text:p>
      <text:p text:style-name="P6"/>
      <text:p text:style-name="P6">L’hiver l'affluence diminue mais je peux démarcher le collège de Bricquebec (560 élèves) et </text:p>
      <text:p text:style-name="P6"/>
      <text:p text:style-name="P6">les 2 maisons de retraite (60 résidents au total) en sachant qu’il y en a une dizaine de </text:p>
      <text:p text:style-name="P6">recenser dans un périmètre de 20 k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7">Contexte social :</text:span></text:p>
      <text:p text:style-name="P3"><text:soft-page-break/></text:p>
      <text:p text:style-name="P3">Sur le secteur, la population sociale a un profil de revenu moyen :</text:p>
      <text:p text:style-name="P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normal"/>
          </table:table-cell>
        </table:table-row>
      </table:table>
      <text:p text:style-name="P3"/>
      <text:p text:style-name="P3"/>
      <text:p text:style-name="P3"/>
      <text:p text:style-name="P7">Le salaire médian est de 1725 €pour une moyenne nationale de 2200 €. Mais la crise </text:p>
      <text:p text:style-name="P7">sanitaire que nous vivons actuellement est une opportunité car la demande en produit local, </text:p>
      <text:p text:style-name="P7">bio ou non a fortement augmenté. Mon projet vise à mettre en place un système raisonné </text:p>
      <text:p text:style-name="P7">selon le cahier des charges de l’agriculture biologique et de commercialiser vente en directe, </text:p>
      <text:p text:style-name="P7">il donc dans la mouvance actuelle. Le nombre d’agriculteurs alentour m’offre la possibilité </text:p>
      <text:p text:style-name="P7">d’entraide, service physique contre prêt de matériel.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7">Contexte politique :</text:span></text:p>
      <text:p text:style-name="P6"/>
      <text:p text:style-name="P8">Les nouvelles orientations agricoles vont dans le sens de la traçabilité et du maintien des </text:p>
      <text:p text:style-name="P8"><text:soft-page-break/>exploitations agricoles, via des partenariats entre producteurs, mairies, collectifs de </text:p>
      <text:p text:style-name="P8">restauration, scolaire, maison de retraite. La loi égalim prône une meilleure répartition de la </text:p>
      <text:p text:style-name="P8">valeur ajoutée entre les différents acteurs des filières, elle fixe des objectifs </text:p>
      <text:p text:style-name="P8">d’approvisionnements locaux ( 25 % d’ici 2022) car aujourd’hui 60 % des produits travaillés </text:p>
      <text:p text:style-name="P8">en restauration hors foyers sont des produits importés.</text:p>
      <text:p text:style-name="P3"/>
      <text:p text:style-name="P3"><text:span text:style-name="T7">Contexte environnemental :</text:span></text:p>
      <text:p text:style-name="P3"/>
      <text:p text:style-name="P11">La Manche bénéficie de l'influence de la bordure littorale, régulation des températures (peu </text:p>
      <text:p text:style-name="P11">de gel/peu de pic de chaleur) et des précipitations régulières, conditions idéales pour une </text:p>
      <text:p text:style-name="P11">bonne productivité végétal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7">Contexte pédoclimatique.</text:span></text:p>
      <text:p text:style-name="P3"/>
      <text:p text:style-name="P9"/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office:value-type="string">
            <text:p text:style-name="P13"/>
            <text:p text:style-name="P13">Climat ; tempéré océanique.</text:p>
            <text:p text:style-name="P13">précipitation : 749 mn / an</text:p>
            <text:p text:style-name="P13">température moyenne : 11,7 °C</text:p>
            <text:p text:style-name="P13">Sol : argilo-sablonneux</text:p>
            <text:p text:style-name="P13">roche mère : gneiss</text:p>
            <text:p text:style-name="P13"/>
            <text:p text:style-name="P25">Le climat et la nature des sols sont propice </text:p>
            <text:p text:style-name="P25">à la culture arboricole et maraîchère.</text:p>
          </table:table-cell>
          <table:table-cell table:style-name="Table2.A1" office:value-type="string">
            <text:p text:style-name="P2">carte</text:p>
          </table:table-cell>
        </table:table-row>
      </table:table>
      <text:p text:style-name="P3"/>
      <text:p text:style-name="P3"/>
      <text:p text:style-name="P3"/>
      <text:p text:style-name="P3"><text:span text:style-name="T3">Historique personnel</text:span></text:p>
      <text:p text:style-name="P8">Issue du monde rural, bénévole chez le paysan de mon village dès mon plus jeune âge, </text:p>
      <text:p text:style-name="P8">l’agriculture notamment les productions végétales m’ont toujours passionnées.</text:p>
      <text:p text:style-name="P6"/>
      <text:p text:style-name="P8">Au moment de mon orientation scolaire, (3ème) le choix se pose entre agriculture et études </text:p>
      <text:p text:style-name="P8">scientifiques, j’ai opté pour le second et cela a été une erreur, le cursus Bac S s’est soldé </text:p>
      <text:p text:style-name="P8">par un échec, tout comme ma réorientation en filière électronique, Au final arrêt des études </text:p>
      <text:p text:style-name="P8">et une envie de découvrir le monde au grés des saisons, agriculture l’été, cueillette de </text:p>
      <text:p text:style-name="P8">pomme, ramassage de pomme de terre, oignons, vendanges ... et en hiver, saison en </text:p>
      <text:p text:style-name="P8">restauration à la montagne ou ailleurs, bref sur une dizaine d’année, une multitude de petits </text:p>
      <text:p text:style-name="P8">“boulots” aux 4 coins de la France qui ont permis d’affermir mon projet de vie.</text:p>
      <text:p text:style-name="P8">Revenir en Normandie avec l’idée de monter un projet d’entreprise se rapprochant de la </text:p>
      <text:p text:style-name="P8">permaculture. Une étape de réinsertion professionnelle au jardin d’Arlette, m’a permis de </text:p>
      <text:p text:style-name="P8">structurer mon projet, réfléchir à mes techniques de production, à la nécessité d’assimiler la </text:p>
      <text:p text:style-name="P8">logistique professionnelle du métier de maraîcher, légumier ou horticulteur.</text:p>
      <text:p text:style-name="P8">2ème étape, l'entrée en formation BPREA, pour acquérir un diplôme attestant de mes </text:p>
      <text:p text:style-name="P8">compétences professionnelles, compétence obligatoire pour obtenir l’autorisation d’exploiter </text:p>
      <text:p text:style-name="P8">des terres (Obtention par la commission de structure -DDTM).</text:p>
      <text:p text:style-name="P3"/>
      <text:p text:style-name="P3"><text:soft-page-break/></text:p>
      <text:p text:style-name="P3"><text:span text:style-name="T3">Finalités/Objectifs :</text:span></text:p>
      <text:p text:style-name="P6"/>
      <text:p text:style-name="P8"><text:span text:style-name="T14">M’épanouir professionnellement en créant un système répondant à mon </text:span></text:p>
      <text:p text:style-name="P8"><text:span text:style-name="T14">besoin d’autonomie, de considération des Hommes et de l’environnement </text:span></text:p>
      <text:p text:style-name="P8"><text:span text:style-name="T14">d’où l’activité maraichère.</text:span></text:p>
      <text:p text:style-name="P6"/>
      <text:p text:style-name="P8"><text:span text:style-name="T14">Mes objectifs : une production raisonnée au regard des débouchés, une </text:span></text:p>
      <text:p text:style-name="P8"><text:span text:style-name="T14">commercialisation en vente directe auprès d’AMAP et de collectivités mais </text:span></text:p>
      <text:p text:style-name="P8"><text:span text:style-name="T14">dans un premier temps il me faudra me faire connaître d’où les marchés </text:span></text:p>
      <text:p text:style-name="P8"><text:span text:style-name="T14">même si ce circuit est plus chronophage.</text:span></text:p>
      <text:p text:style-name="P3"/>
      <text:p text:style-name="P3"><text:span text:style-name="T14">Objectif minimum d’ici 3 ans :</text:span></text:p>
      <text:p text:style-name="P3"/>
      <text:list xml:id="list977630171" text:style-name="WWNum6">
        <text:list-item>
          <text:p text:style-name="P26"><text:span text:style-name="T14">Livraison de 50 paniers/semaine écoulés en AMAP, le reste en «contrats»</text:span></text:p>
        </text:list-item>
      </text:list>
      <text:p text:style-name="P3"/>
      <text:list xml:id="list77680825" text:style-name="WWNum5">
        <text:list-item>
          <text:p text:style-name="P27"><text:span text:style-name="T14">Diversité de produits pour répondre aux attentes de la clientèle tout en maîtrisant la charge de travail.</text:span></text:p>
        </text:list-item>
      </text:list>
      <text:p text:style-name="P3"/>
      <text:list xml:id="list2403638959" text:style-name="WWNum8">
        <text:list-item>
          <text:p text:style-name="P30"><text:span text:style-name="T14">Productions envisagées :</text:span></text:p>
        </text:list-item>
      </text:list>
      <text:list xml:id="list3093726417" text:style-name="WWNum7">
        <text:list-item>
          <text:p text:style-name="P35"><text:span text:style-name="T14">30 Légumes de saison.</text:span></text:p>
        </text:list-item>
        <text:list-item>
          <text:p text:style-name="P35"><text:span text:style-name="T14">10 fruits</text:span></text:p>
        </text:list-item>
        <text:list-item>
          <text:p text:style-name="P39"><text:span text:style-name="T14">10 plantes aromatiques</text:span></text:p>
        </text:list-item>
      </text:list>
      <text:p text:style-name="P44"/>
      <text:list xml:id="list2692932446" text:style-name="WWNum9">
        <text:list-item>
          <text:p text:style-name="P28"><text:span text:style-name="T14">Stabilisation de l’outil de production (serre /planche /carré défini)</text:span></text:p>
        </text:list-item>
      </text:list>
      <text:p text:style-name="P3"/>
      <text:list xml:id="list1378805278" text:style-name="WWNum10">
        <text:list-item>
          <text:p text:style-name="P29"><text:span text:style-name="T14">Maîtrise des ITK pour une autonomie maximale (Semis /Plants / Paniers)</text:span></text:p>
        </text:list-item>
      </text:list>
      <text:p text:style-name="P6"/>
      <text:p text:style-name="P6"/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Caractéristiques juridiques et fiscales de l’ installation :</text:span></text:p>
      <text:p text:style-name="P6"/>
      <text:p text:style-name="P6"><text:span text:style-name="T15">Statut juridique :</text:span></text:p>
      <text:p text:style-name="P6"/>
      <text:p text:style-name="P8">L’installation se fera sous forme individuelle pour diminuer les coûts d’installation et les </text:p>
      <text:p text:style-name="P8">démarches administratives.</text:p>
      <text:p text:style-name="P6"/>
      <text:p text:style-name="P8">Je n’aurai qu’à inscrire mon entreprise au Centre de formalité de entreprises (Chambre </text:p>
      <text:p text:style-name="P8">d’agriculture) pour obtenir le code SIREN-SIRET, délivré par l’INSEE,code qui identifie sur </text:p>
      <text:p text:style-name="P8">tous les documents administratifs, juridiques, fiscal et social.</text:p>
      <text:p text:style-name="P3"/>
      <text:p text:style-name="P11">L’inconvénient d’être en EI et la responsabilité de l’ensemble des dettes si l’on ne réussit </text:p>
      <text:p text:style-name="P11">pas car il n’y a pas de séparation entre capital personnel et privé.</text:p>
      <text:p text:style-name="P3"><text:span text:style-name="T17">Statut social :</text:span></text:p>
      <text:p text:style-name="P3"/>
      <text:p text:style-name="P11">Affiliation à la MSA en tant qu’exploitant à titre principal puisque le temps de travail généré </text:p>
      <text:p text:style-name="P11">par les différentes productions correspond à un temps plein.</text:p>
      <text:p text:style-name="P3"/>
      <text:p text:style-name="P11">Les 5 premières années, je pourrais bénéficier des avantages du statut JA et aurai droit aux </text:p>
      <text:p text:style-name="P11">abattements.</text:p>
      <text:p text:style-name="P3"/>
      <text:p text:style-name="P3"><text:span text:style-name="T7">Statut fiscal :</text:span></text:p>
      <text:p text:style-name="P3"/>
      <text:p text:style-name="P3"><text:span text:style-name="T19">Impôt indirect → </text:span>Assujettissement à la TVA pour 2 raisons :</text:p>
      <text:list xml:id="list1414304578" text:style-name="WWNum3">
        <text:list-item>
          <text:p text:style-name="P31">Installation aidée</text:p>
        </text:list-item>
        <text:list-item>
          <text:p text:style-name="P40">Recettes HT générées par les productions &gt; 46 000 €</text:p>
        </text:list-item>
      </text:list>
      <text:p text:style-name="P3"><text:span text:style-name="T18">Impôt direct</text:span><text:span text:style-name="T20"> → Régime d’imposition sur le revenu à IRPP car entreprise individuelle</text:span></text:p>
      <text:p text:style-name="P3">Chaque individu déclare à titre personnel son résultat appelé bénéfice agricole.</text:p>
      <text:p text:style-name="P3"/>
      <text:p text:style-name="P11">Sur les premières années, mon chiffre d’affaire sera inférieur à 85 800 €, je pourrai être au </text:p>
      <text:p text:style-name="P11">micro-bénéfice agricole.</text:p>
      <text:p text:style-name="P3"/>
      <text:p text:style-name="P3"><text:span text:style-name="T7">L’avantage</text:span> : documents comptables simplifiés</text:p>
      <text:p text:style-name="P11"><text:span text:style-name="T7">Inconvénient</text:span> : paiement d’impôt systématique car imposition calculée à partir du chiffre </text:p>
      <text:p text:style-name="P11">d’affaire et non du résultat (CA - 87 % du CA).</text:p>
      <text:p text:style-name="P3"><text:soft-page-break/><text:span text:style-name="T3">L’outil de production à acquérir</text:span></text:p>
      <text:p text:style-name="P3"/>
      <text:p text:style-name="P3"><text:span text:style-name="T12">Le foncier :</text:span></text:p>
      <text:p text:style-name="P3"/>
      <text:p text:style-name="P6"/>
      <text:p text:style-name="P6">Je suis en relation avec l’association Terre de Lien, organisme qui accompagne les porteurs </text:p>
      <text:p text:style-name="P6">de projet bio sans terre à trouver de possibles surfaces. 5 ha de terre seront libres en </text:p>
      <text:p text:style-name="P6">septembre d’où ma localisation à Vrétot. La SAU sera sécurisée par un bail ordinaire de 9 </text:p>
      <text:p text:style-name="P6">ans, renouvelable par tacite reconduction.</text:p>
      <text:p text:style-name="P6"/>
      <text:p text:style-name="P6"/>
      <text:p text:style-name="P6">La surface est trop grande pour être exploitée en totalité par du maraîchage puisque la </text:p>
      <text:p text:style-name="P6">charge de travail tolérable pour 1 UTH est de 1.5 ha et 1500 m² de serre.</text:p>
      <text:p text:style-name="P6"/>
      <text:p text:style-name="P6">La maîtrise technique ne me pose pas de problème de par mes expériences passées, mais </text:p>
      <text:p text:style-name="P6">il il faut d’abord que je sécurise les débouchés avant d’envisager plus grand car plus grand </text:p>
      <text:p text:style-name="P6">signifie l’embauche de personnel saisonnier ou à année complète.</text:p>
      <text:p text:style-name="P3"/>
      <text:p text:style-name="P3">A l’installation, l’idée est d’exploiter 1.5 ha en <text:span text:style-name="T7">planches de production permanentes </text:span></text:p>
      <text:p text:style-name="P3"><text:span text:style-name="T7">irriguées selon les saisons.</text:span></text:p>
      <text:p text:style-name="P3">Je pense implanter :</text:p>
      <text:p text:style-name="P3">4 <text:span text:style-name="T7">zones de 50 planches de 30 x 1,20</text:span> pour cultiver les annuelles =</text:p>
      <text:p text:style-name="P3">P3-(SUM(p2-(PA-(v(C-AMAP-M-CC))+p6-(200-20)+p10-(300-20)));</text:p>
      <text:p text:style-name="P3">D<text:span text:style-name="T7">eux zones « plein champs » de 20 x 30</text:span> pour les légumes vendus en grande quantité </text:p>
      <text:p text:style-name="P3">(choux, pomme de terre, carottes…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2"/>
        <table:table-column table:style-name="Table3.F"/>
        <text:soft-page-break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3"><text:span text:style-name="T7">Quantité</text:span></text:p>
          </table:table-cell>
          <table:table-cell table:style-name="Table3.A1" office:value-type="string">
            <text:p text:style-name="P23"><text:span text:style-name="T7">Longueur</text:span></text:p>
            <text:p text:style-name="P23"><text:span text:style-name="T7">(m)</text:span></text:p>
          </table:table-cell>
          <table:table-cell table:style-name="Table3.A1" office:value-type="string">
            <text:p text:style-name="P23"><text:span text:style-name="T7">Largeur</text:span></text:p>
            <text:p text:style-name="P23"><text:span text:style-name="T7">(m )</text:span></text:p>
          </table:table-cell>
          <table:table-cell table:style-name="Table3.A1" office:value-type="string">
            <text:p text:style-name="P23"><text:span text:style-name="T7">Surface p ( m² )</text:span></text:p>
          </table:table-cell>
          <table:table-cell table:style-name="Table3.A1" office:value-type="string">
            <text:p text:style-name="P23"><text:span text:style-name="T7">Surface Total Cultivé</text:span></text:p>
          </table:table-cell>
        </table:table-row>
        <table:table-row table:style-name="Table3.1">
          <table:table-cell table:style-name="Table3.A2" table:number-columns-spanned="5" office:value-type="string">
            <text:p text:style-name="P22">Système Planche (p)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23">9600</text:p>
          </table:table-cell>
        </table:table-row>
        <table:table-row table:style-name="Table3.1">
          <table:table-cell table:style-name="Table3.A3" office:value-type="string">
            <text:p text:style-name="P22">Zone P1</text:p>
          </table:table-cell>
          <table:table-cell table:style-name="Table3.A3" office:value-type="string">
            <text:p text:style-name="P23">40</text:p>
          </table:table-cell>
          <table:table-cell table:style-name="Table3.A3" office:value-type="string">
            <text:p text:style-name="P23">50</text:p>
          </table:table-cell>
          <table:table-cell table:style-name="Table3.A3" office:value-type="string">
            <text:p text:style-name="P23">1,2</text:p>
          </table:table-cell>
          <table:table-cell table:style-name="Table3.A3" office:value-type="string">
            <text:p text:style-name="P23">60</text:p>
          </table:table-cell>
          <table:table-cell table:style-name="Table3.A3" office:value-type="string">
            <text:p text:style-name="P23">2400</text:p>
          </table:table-cell>
        </table:table-row>
        <table:table-row table:style-name="Table3.1">
          <table:table-cell table:style-name="Table3.A3" office:value-type="string">
            <text:p text:style-name="P22">Zone P2</text:p>
          </table:table-cell>
          <table:table-cell table:style-name="Table3.A3" office:value-type="string">
            <text:p text:style-name="P23">40</text:p>
          </table:table-cell>
          <table:table-cell table:style-name="Table3.A3" office:value-type="string">
            <text:p text:style-name="P23">50</text:p>
          </table:table-cell>
          <table:table-cell table:style-name="Table3.A3" office:value-type="string">
            <text:p text:style-name="P23">1,2</text:p>
          </table:table-cell>
          <table:table-cell table:style-name="Table3.A3" office:value-type="string">
            <text:p text:style-name="P23">60</text:p>
          </table:table-cell>
          <table:table-cell table:style-name="Table3.A3" office:value-type="string">
            <text:p text:style-name="P23">2400</text:p>
          </table:table-cell>
        </table:table-row>
        <table:table-row table:style-name="Table3.1">
          <table:table-cell table:style-name="Table3.A3" office:value-type="string">
            <text:p text:style-name="P22">Zone P3</text:p>
          </table:table-cell>
          <table:table-cell table:style-name="Table3.A3" office:value-type="string">
            <text:p text:style-name="P23">40</text:p>
          </table:table-cell>
          <table:table-cell table:style-name="Table3.A3" office:value-type="string">
            <text:p text:style-name="P23">50</text:p>
          </table:table-cell>
          <table:table-cell table:style-name="Table3.A3" office:value-type="string">
            <text:p text:style-name="P23">1,2</text:p>
          </table:table-cell>
          <table:table-cell table:style-name="Table3.A3" office:value-type="string">
            <text:p text:style-name="P23">60</text:p>
          </table:table-cell>
          <table:table-cell table:style-name="Table3.A3" office:value-type="string">
            <text:p text:style-name="P23">2400</text:p>
          </table:table-cell>
        </table:table-row>
        <table:table-row table:style-name="Table3.1">
          <table:table-cell table:style-name="Table3.A3" office:value-type="string">
            <text:p text:style-name="P22">Zone P4</text:p>
          </table:table-cell>
          <table:table-cell table:style-name="Table3.A3" office:value-type="string">
            <text:p text:style-name="P23">40</text:p>
          </table:table-cell>
          <table:table-cell table:style-name="Table3.A3" office:value-type="string">
            <text:p text:style-name="P23">50</text:p>
          </table:table-cell>
          <table:table-cell table:style-name="Table3.A3" office:value-type="string">
            <text:p text:style-name="P23">1,2</text:p>
          </table:table-cell>
          <table:table-cell table:style-name="Table3.A3" office:value-type="string">
            <text:p text:style-name="P23">60</text:p>
          </table:table-cell>
          <table:table-cell table:style-name="Table3.A3" office:value-type="string">
            <text:p text:style-name="P23">2400</text:p>
          </table:table-cell>
        </table:table-row>
        <table:table-row table:style-name="Table3.1">
          <table:table-cell table:style-name="Table3.A2" table:number-columns-spanned="5" office:value-type="string">
            <text:p text:style-name="P22">Système plein champs (PC)</text:p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P23">6000</text:p>
          </table:table-cell>
        </table:table-row>
        <table:table-row table:style-name="Table3.1">
          <table:table-cell table:style-name="Table3.A8" office:value-type="string">
            <text:p text:style-name="P22">Zone PC 1</text:p>
          </table:table-cell>
          <table:table-cell table:style-name="Table3.A8" office:value-type="string">
            <text:p text:style-name="P23">2</text:p>
          </table:table-cell>
          <table:table-cell table:style-name="Table3.A8" office:value-type="string">
            <text:p text:style-name="P23">50</text:p>
          </table:table-cell>
          <table:table-cell table:style-name="Table3.A8" office:value-type="string">
            <text:p text:style-name="P23">30</text:p>
          </table:table-cell>
          <table:table-cell table:style-name="Table3.A8" office:value-type="string">
            <text:p text:style-name="P23">1500</text:p>
          </table:table-cell>
          <table:table-cell table:style-name="Table3.A8" office:value-type="string">
            <text:p text:style-name="P23">3000</text:p>
          </table:table-cell>
        </table:table-row>
        <table:table-row table:style-name="Table3.1">
          <table:table-cell table:style-name="Table3.A8" office:value-type="string">
            <text:p text:style-name="P22">Zone PC 2</text:p>
          </table:table-cell>
          <table:table-cell table:style-name="Table3.A8" office:value-type="string">
            <text:p text:style-name="P23">2</text:p>
          </table:table-cell>
          <table:table-cell table:style-name="Table3.A8" office:value-type="string">
            <text:p text:style-name="P23">50</text:p>
          </table:table-cell>
          <table:table-cell table:style-name="Table3.A8" office:value-type="string">
            <text:p text:style-name="P23">30</text:p>
          </table:table-cell>
          <table:table-cell table:style-name="Table3.A8" office:value-type="string">
            <text:p text:style-name="P23">1500</text:p>
          </table:table-cell>
          <table:table-cell table:style-name="Table3.A8" office:value-type="string">
            <text:p text:style-name="P23">3000</text:p>
          </table:table-cell>
        </table:table-row>
        <table:table-row table:style-name="Table3.1">
          <table:table-cell table:style-name="Table3.A10" table:number-columns-spanned="5" office:value-type="string">
            <text:p text:style-name="P24"><text:span text:style-name="T7">Total cultivé :</text:span></text:p>
          </table:table-cell>
          <table:covered-table-cell/>
          <table:covered-table-cell/>
          <table:covered-table-cell/>
          <table:covered-table-cell/>
          <table:table-cell table:style-name="Table3.A10" office:value-type="string">
            <text:p text:style-name="P23"><text:span text:style-name="T7">15600</text:span></text:p>
          </table:table-cell>
        </table:table-row>
      </table:table>
      <text:p text:style-name="P3"/>
      <text:p text:style-name="P3"/>
      <text:p text:style-name="P6">La rotation se fera avec l’implantation d’engrais verts nécessaires à la fertilisation des sols.</text:p>
      <text:p text:style-name="P6"/>
      <text:p text:style-name="P6">Le travail en planche permanente réduit énormément le temps de travail car une fois </text:p>
      <text:p text:style-name="P6">installées, biotope et biocénose participent à la symbiose <text:span text:style-name="T7">du système.</text:span></text:p>
      <text:p text:style-name="P6"/>
      <text:p text:style-name="P6"/>
      <text:p text:style-name="P6"><text:span text:style-name="T7">Implantation d’un verger en arboriculture sur 2 ha :</text:span></text:p>
      <text:p text:style-name="P3"/>
      <text:p text:style-name="P3">Fruits : pommes à couteau, poires, kiwi,</text:p>
      <text:p text:style-name="P3"/>
      <text:p text:style-name="P3">fruits rouges (Groseilles, cassis, myrtille, framboise et fraises)</text:p>
      <text:p text:style-name="P3"/>
      <text:p text:style-name="P3">Fruits secs : Noisetiers, noyers</text:p>
      <text:p text:style-name="P3"><text:soft-page-break/><text:span text:style-name="T41">I</text:span><text:span text:style-name="T6">nvestissements obligatoires pour le maraîchage</text:span></text:p>
      <text:p text:style-name="P3"><text:span text:style-name="T1">Une serre <text:s/>:</text:span></text:p>
      <text:p text:style-name="P3"/>
      <text:p text:style-name="P3"/>
      <text:p text:style-name="P11">Pour assurer la production de légumes de saisons et travailler sous abri pour la production </text:p>
      <text:p text:style-name="P11">de semence et de plants, un partie sera organisée en atelier de pousse.</text:p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3"><text:span text:style-name="T7">Quantité</text:span></text:p>
          </table:table-cell>
          <table:table-cell table:style-name="Table4.A2" office:value-type="string">
            <text:p text:style-name="P14"><text:span text:style-name="T7">Longueur</text:span></text:p>
            <text:p text:style-name="P23"><text:span text:style-name="T7">(m)</text:span></text:p>
          </table:table-cell>
          <table:table-cell table:style-name="Table4.A2" office:value-type="string">
            <text:p text:style-name="P14"><text:span text:style-name="T7">Largeur</text:span></text:p>
            <text:p text:style-name="P23"><text:span text:style-name="T7">(m )</text:span></text:p>
          </table:table-cell>
          <table:table-cell table:style-name="Table4.A2" office:value-type="string">
            <text:p text:style-name="P23"><text:span text:style-name="T7">Surface p ( m² )</text:span></text:p>
          </table:table-cell>
        </table:table-row>
        <table:table-row table:style-name="Table4.1">
          <table:table-cell table:style-name="Table4.A3" office:value-type="string">
            <text:p text:style-name="P22">Production + pépinière.</text:p>
          </table:table-cell>
          <table:table-cell table:style-name="Table4.A3" office:value-type="string">
            <text:p text:style-name="P23">1</text:p>
          </table:table-cell>
          <table:table-cell table:style-name="Table4.A3" office:value-type="string">
            <text:p text:style-name="P23">25</text:p>
          </table:table-cell>
          <table:table-cell table:style-name="Table4.A3" office:value-type="string">
            <text:p text:style-name="P23">9</text:p>
          </table:table-cell>
          <table:table-cell table:style-name="Table4.A3" office:value-type="string">
            <text:p text:style-name="P23">225</text:p>
          </table:table-cell>
        </table:table-row>
      </table:table>
      <text:p text:style-name="P3"/>
      <text:p text:style-name="P3"><text:span text:style-name="T12">Coût estimatif : 2 174 €</text:span></text:p>
      <text:p text:style-name="P3"/>
      <text:p text:style-name="P3"><text:span text:style-name="T12">L’irrigation</text:span></text:p>
      <text:p text:style-name="P3"/>
      <text:p text:style-name="P11">La parcelle étant relié à l’eau de la ville, un investissement sera nécessaire pour irriguer par </text:p>
      <text:p text:style-name="P11">aspersion et au goutte à goutte la serre de production mais aussi sur chaque planche </text:p>
      <text:p text:style-name="P11">permanente, un devis devra être réalisé, le montant pouvant varier en fonction de la </text:p>
      <text:p text:style-name="P11">longueur des tuyaux, des capacités de la pompe au niveau de la pression.</text:p>
      <text:p text:style-name="P3"/>
      <text:p text:style-name="P3"/>
      <text:p text:style-name="P3"/>
      <text:p text:style-name="P3"/>
      <text:p text:style-name="P3"/>
      <text:p text:style-name="P3"/>
      <text:p text:style-name="P3">Coût estimatif : 2 000 €</text:p>
      <text:p text:style-name="P3"/>
      <text:p text:style-name="P3"><text:soft-page-break/></text:p>
      <text:p text:style-name="P3"><text:span text:style-name="T12">L’énergie</text:span></text:p>
      <text:p text:style-name="P3"/>
      <text:p text:style-name="P11">Pour les questions énergétiques, fonctionnement de la pompe ou de la débroussailleuse </text:p>
      <text:p text:style-name="P11">voire même obtenir la lumière pour le travail en début ou fin de journée,il me faut un groupe </text:p>
      <text:p text:style-name="P11">électrogène.</text:p>
      <text:p text:style-name="P3"/>
      <text:p text:style-name="P3">Coût estimatif : 600 €</text:p>
      <text:p text:style-name="P3"/>
      <text:p text:style-name="P3"><text:span text:style-name="T1">Le Matériel</text:span></text:p>
      <text:p text:style-name="P3"/>
      <text:p text:style-name="P3">N’étant pas équipé du tout, il me faudra acquérir les outils de travail manuel</text:p>
      <text:p text:style-name="P3"/>
      <text:p text:style-name="P3"/>
      <text:p text:style-name="P3">Coût : 1 500 €</text:p>
      <text:p text:style-name="P3"/>
      <text:p text:style-name="P3"/>
      <text:p text:style-name="P3"><text:span text:style-name="T7">L</text:span><text:span text:style-name="T12">es équipement de commercialisation</text:span></text:p>
      <text:p text:style-name="P3"/>
      <text:p text:style-name="P3">Le barnum, caisse avec balance, l’étal n’occasionne pas de frais (planche et tréteau),</text:p>
      <text:p text:style-name="P22"/>
      <text:p text:style-name="P22"/>
      <text:p text:style-name="P22"/>
      <text:p text:style-name="P22"><text:span text:style-name="T13">Coût estimatif : 600 €</text:span></text:p>
      <text:p text:style-name="P22"><text:span text:style-name="T7">Un camion</text:span> pour assurer les déplacements et livraisons.</text:p>
      <text:p text:style-name="P25">Il sera acheté d’occasion, les offres étant nombreuses et mes moyens financiers assez </text:p>
      <text:p text:style-name="P25">faibles, je me limite à un montant de 10 000 €</text:p>
      <text:p text:style-name="P3"/>
      <text:p text:style-name="P3"/>
      <text:p text:style-name="P3"/>
      <text:p text:style-name="P3"/>
      <text:p text:style-name="P3"/>
      <text:p text:style-name="P3"><text:soft-page-break/><text:span text:style-name="T6"/></text:p>
      <text:p text:style-name="P3"><text:span text:style-name="T6">Investissements dans le verger</text:span></text:p>
      <text:p text:style-name="P3"/>
      <text:p text:style-name="P1"><text:bookmark text:name="_w334oa6ndn1p"/><text:span text:style-name="T22">Les conditions climatiques de la Manche sont propice à ce type de production, pas de grêle, pas de gel, des précipitation régulières.</text:span></text:p>
      <text:p text:style-name="P3"/>
      <text:p text:style-name="P3"/>
      <text:p text:style-name="P1"><text:bookmark text:name="_a8qaqiacqu6u"/><text:span text:style-name="T22">Je partirai sur sur un verger semi-intensif, avec un porte-greffe à ancrage correct et des densités moyennes suivant les espèces (500 à 1 000 arbres/ ha), pas de palissage, juste un tuteurage les premières années. Le rendement par arbre sera plus faible mais le coût réduit et le suivi sanitaire plus facile.</text:span></text:p>
      <text:p text:style-name="P1"><text:bookmark text:name="_i0ii8phzfj1t"/><text:span text:style-name="T22">En arboriculture, il faut éviter les sols hydromorphes et trop calcaires, ma parcelle est donc adaptée,</text:span></text:p>
      <text:p text:style-name="P1"><text:bookmark text:name="_rghoymwrp4gk"/><text:span text:style-name="T22">Le pommier s’adapte à de nombreux types de sols mais apprécie un peu de relief pour un meilleur drainage.Le poirier, préférable des sols riches, assez profonds, l’emplacement sera à étudier.</text:span></text:p>
      <text:p text:style-name="P1"><text:bookmark text:name="_pkmw964suwi2"/><text:span text:style-name="T22">Le coût approximatif à prévoir est évalué entre 10 000 et 15 000 €, selon les espèces et les porte-greffe choisis.</text:span></text:p>
      <text:p text:style-name="P1"><text:bookmark text:name="_52v7j9jupkok"/><text:span text:style-name="T22">L’entrée en production est envisageable dès la 2ème année pour certains fruits, 4 et 5 années pour d’autres, les fruits secs étant les plus long à produir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Récapitulatif des investissements &amp; plan de financement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14">Coût</text:p>
            <text:p text:style-name="P14"/>
            <text:p text:style-name="P23"/>
          </table:table-cell>
          <table:table-cell table:style-name="Table5.A1" office:value-type="string">
            <text:p text:style-name="P14">Subvention</text:p>
            <text:p text:style-name="P14">ANP</text:p>
            <text:p text:style-name="P23">30 %</text:p>
          </table:table-cell>
          <table:table-cell table:style-name="Table5.A1" office:value-type="string">
            <text:p text:style-name="P14">Autofinancement</text:p>
            <text:p text:style-name="P23">DJA</text:p>
          </table:table-cell>
          <table:table-cell table:style-name="Table5.A1" office:value-type="string">
            <text:p text:style-name="P14">Emprunt participatif</text:p>
            <text:p text:style-name="P23">Miimosa</text:p>
          </table:table-cell>
        </table:table-row>
        <table:table-row table:style-name="Table5.2">
          <table:table-cell table:style-name="Table5.A2" office:value-type="string">
            <text:p text:style-name="P23">Aménagement foncier</text:p>
          </table:table-cell>
          <table:table-cell table:style-name="Table5.A2" office:value-type="string">
            <text:p text:style-name="P23">15 000 €</text:p>
          </table:table-cell>
          <table:table-cell table:style-name="Table5.A2" office:value-type="string">
            <text:p text:style-name="P23">4 500 €</text:p>
          </table:table-cell>
          <table:table-cell table:style-name="Table5.A2" office:value-type="string">
            <text:p text:style-name="P23">10 500 €</text:p>
          </table:table-cell>
          <table:table-cell table:style-name="Table5.A2" office:value-type="string">
            <text:p text:style-name="P23"/>
          </table:table-cell>
        </table:table-row>
        <table:table-row table:style-name="Table5.2">
          <table:table-cell table:style-name="Table5.A3" office:value-type="string">
            <text:p text:style-name="P23">Serre pépinière</text:p>
          </table:table-cell>
          <table:table-cell table:style-name="Table5.A3" office:value-type="string">
            <text:p text:style-name="P23">2 174 €</text:p>
          </table:table-cell>
          <table:table-cell table:style-name="Table5.A3" office:value-type="string">
            <text:p text:style-name="P23">653 €</text:p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>1 521 €</text:p>
          </table:table-cell>
        </table:table-row>
        <table:table-row table:style-name="Table5.2">
          <table:table-cell table:style-name="Table5.A3" office:value-type="string">
            <text:p text:style-name="P23">Irrigation</text:p>
          </table:table-cell>
          <table:table-cell table:style-name="Table5.A3" office:value-type="string">
            <text:p text:style-name="P23">2 000 €</text:p>
          </table:table-cell>
          <table:table-cell table:style-name="Table5.A3" office:value-type="string">
            <text:p text:style-name="P23">600 €</text:p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>1 400 €</text:p>
          </table:table-cell>
        </table:table-row>
        <table:table-row table:style-name="Table5.2">
          <table:table-cell table:style-name="Table5.A3" office:value-type="string">
            <text:p text:style-name="P23">Outil de travail Manuel</text:p>
          </table:table-cell>
          <table:table-cell table:style-name="Table5.A3" office:value-type="string">
            <text:p text:style-name="P23">1 500 €</text:p>
          </table:table-cell>
          <table:table-cell table:style-name="Table5.A3" office:value-type="string">
            <text:p text:style-name="P23">450 €</text:p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>1 050 €</text:p>
          </table:table-cell>
        </table:table-row>
        <table:table-row table:style-name="Table5.2">
          <table:table-cell table:style-name="Table5.A3" office:value-type="string">
            <text:p text:style-name="P23">Groupe électrogène</text:p>
          </table:table-cell>
          <table:table-cell table:style-name="Table5.A3" office:value-type="string">
            <text:p text:style-name="P23">600 €</text:p>
          </table:table-cell>
          <table:table-cell table:style-name="Table5.A3" office:value-type="string">
            <text:p text:style-name="P23">180 €</text:p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>420 €</text:p>
          </table:table-cell>
        </table:table-row>
        <table:table-row table:style-name="Table5.2">
          <table:table-cell table:style-name="Table5.A3" office:value-type="string">
            <text:p text:style-name="P23">Divers</text:p>
          </table:table-cell>
          <table:table-cell table:style-name="Table5.A3" office:value-type="string">
            <text:p text:style-name="P23">600 €</text:p>
          </table:table-cell>
          <table:table-cell table:style-name="Table5.A3" office:value-type="string">
            <text:p text:style-name="P23">180 €</text:p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>420 €</text:p>
          </table:table-cell>
        </table:table-row>
        <table:table-row table:style-name="Table5.8">
          <table:table-cell table:style-name="Table5.A8" office:value-type="string">
            <text:p text:style-name="P23">Transport</text:p>
          </table:table-cell>
          <table:table-cell table:style-name="Table5.A8" office:value-type="string">
            <text:p text:style-name="P23">10 000 €</text:p>
          </table:table-cell>
          <table:table-cell table:style-name="Table5.C8" office:value-type="string">
            <text:p text:style-name="P23"/>
          </table:table-cell>
          <table:table-cell table:style-name="Table5.C8" office:value-type="string">
            <text:p text:style-name="P23">10 000 €</text:p>
          </table:table-cell>
          <table:table-cell table:style-name="Table5.C8" office:value-type="string">
            <text:p text:style-name="P23"/>
          </table:table-cell>
        </table:table-row>
        <table:table-row table:style-name="Table5.2">
          <table:table-cell table:style-name="Table5.A3" office:value-type="string">
            <text:p text:style-name="P23">Achat semences de départ</text:p>
          </table:table-cell>
          <table:table-cell table:style-name="Table5.A3" office:value-type="string">
            <text:p text:style-name="P23">3 000 €</text:p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>3000 €</text:p>
          </table:table-cell>
        </table:table-row>
        <table:table-row table:style-name="Table5.2">
          <table:table-cell table:style-name="Table5.A3" office:value-type="string">
            <text:p text:style-name="P23">Divers ( terreau, Pot…)</text:p>
          </table:table-cell>
          <table:table-cell table:style-name="Table5.A3" office:value-type="string">
            <text:p text:style-name="P23">1 000 €</text:p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>1 000 €</text:p>
          </table:table-cell>
        </table:table-row>
        <table:table-row table:style-name="Table5.2"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/>
          </table:table-cell>
          <table:table-cell table:style-name="Table5.A3" office:value-type="string">
            <text:p text:style-name="P23"/>
          </table:table-cell>
        </table:table-row>
        <table:table-row table:style-name="Table5.2">
          <table:table-cell table:style-name="Table5.A2" office:value-type="string">
            <text:p text:style-name="P23">TOTAL</text:p>
          </table:table-cell>
          <table:table-cell table:style-name="Table5.A2" office:value-type="string">
            <text:p text:style-name="P23">35 874 €</text:p>
          </table:table-cell>
          <table:table-cell table:style-name="Table5.A2" office:value-type="string">
            <text:p text:style-name="P23">6 563 €</text:p>
          </table:table-cell>
          <table:table-cell table:style-name="Table5.A2" office:value-type="string">
            <text:p text:style-name="P23">20 500 €</text:p>
          </table:table-cell>
          <table:table-cell table:style-name="Table5.A2" office:value-type="string">
            <text:p text:style-name="P23">8 011 €</text:p>
          </table:table-cell>
        </table:table-row>
      </table:table>
      <text:p text:style-name="P3"/>
      <text:p text:style-name="P11"><text:span text:style-name="T14">Au vue de ma situation actuelle, le financement de mon projet ne peut passer </text:span></text:p>
      <text:p text:style-name="P11"><text:span text:style-name="T14">que par le versement de subventions et l’emprunt participatif, la plateforme </text:span></text:p>
      <text:p text:style-name="P11"><text:span text:style-name="T14">Miimosa a été créée pour répondre au financement de projet agricoles non </text:span></text:p>
      <text:p text:style-name="P11"><text:span text:style-name="T14">accompagné par les organismes bancaires.</text:span></text:p>
      <text:p text:style-name="P11"><text:span text:style-name="T14">Mon projet dans sa réalisation me permet d’envisager une subvention de </text:span><text:span text:style-name="T16">21 </text:span></text:p>
      <text:p text:style-name="P11"><text:span text:style-name="T16">000 €</text:span></text:p>
      <text:p text:style-name="P3"><text:span text:style-name="T14"/></text:p>
      <text:p text:style-name="P3"><text:soft-page-break/><text:span text:style-name="T14">justifiée comme suit :</text:span></text:p>
      <text:p text:style-name="P3"/>
      <text:p text:style-name="P3"><text:span text:style-name="T14">Subvention de base = 12.000€ en zone de plaine</text:span></text:p>
      <text:p text:style-name="P3"/>
      <text:p text:style-name="P3"><text:span text:style-name="T14">Au quelle s'additionne 3 blocs d’un montant de 3000 € chacun</text:span></text:p>
      <text:list xml:id="list1915083446" text:style-name="WWNum4">
        <text:list-item>
          <text:p text:style-name="P32"><text:span text:style-name="T14">Installation hors cadre familial : 3000€</text:span></text:p>
        </text:list-item>
        <text:list-item>
          <text:p text:style-name="P36"><text:span text:style-name="T14">Captation de valeur ajoutée ou emploi : 3 000 €</text:span></text:p>
        </text:list-item>
        <text:list-item>
          <text:p text:style-name="P41"><text:span text:style-name="T14">Pratique Agro écologie = 3000 €</text:span></text:p>
        </text:list-item>
      </text:list>
      <text:p text:style-name="P3"/>
      <text:p text:style-name="P11"><text:span text:style-name="T14">Le versement de la DJA se faisant dans un délai de 8 mois à partir de la date </text:span></text:p>
      <text:p text:style-name="P11"><text:span text:style-name="T14">d’installation, il me faudra préparer le verger mais attendre pour acheter les </text:span></text:p>
      <text:p text:style-name="P11"><text:span text:style-name="T14">plants, idem pour le camion mais dans un premier temps il faut d’abord que je </text:span></text:p>
      <text:p text:style-name="P11"><text:span text:style-name="T14">produise donc cela ne devrait poser de problème.</text:span></text:p>
      <text:p text:style-name="P3"/>
      <text:p text:style-name="P11"><text:span text:style-name="T14">Mon projet, correspond aux orientation politiques actuelles je peux aussi </text:span></text:p>
      <text:p text:style-name="P11"><text:span text:style-name="T14">prétendre aux subventions </text:span><text:span text:style-name="T16">A</text:span><text:span text:style-name="T14">griculture </text:span><text:span text:style-name="T16">N</text:span><text:span text:style-name="T14">ormande </text:span><text:span text:style-name="T16">P</text:span><text:span text:style-name="T14">erformante, 20 % en </text:span></text:p>
      <text:p text:style-name="P11"><text:span text:style-name="T14">subvention de base + 10 % en lien avec le statut JA..</text:span></text:p>
      <text:p text:style-name="P3"/>
      <text:p text:style-name="P12"><text:span text:style-name="T14">Il faut pour les obtenir que le projet soit éligible donc passer par des</text:span></text:p>
      <text:p text:style-name="P12"><text:span text:style-name="T14"><text:s/>démarches administrative .</text:span></text:p>
      <text:p text:style-name="P20"/>
      <text:p text:style-name="P3"><text:span text:style-name="T14">Il existe plusieurs plateforme de financement participatif</text:span></text:p>
      <text:p text:style-name="P3"><text:span text:style-name="T14">- Prêt sur Miimosa.com</text:span></text:p>
      <text:p text:style-name="P3"><text:span text:style-name="T14">- Prêt sur Tudigo</text:span></text:p>
      <text:p text:style-name="P3"><text:span text:style-name="T14">Ces plateformes de crowdfunding fonctionne de la manière suivante :</text:span></text:p>
      <text:p text:style-name="P3"/>
      <text:p text:style-name="P3"><text:span text:style-name="T14">L’internaute définie le montant de sa contribution. 3 cercles sont identifiés :</text:span></text:p>
      <text:p text:style-name="P3"/>
      <text:p text:style-name="P6"><text:span text:style-name="T14">1er cercle : famille - amis</text:span></text:p>
      <text:p text:style-name="P6"><text:span text:style-name="T14">2ème cercle : les personnes en lien avec le premier cercle</text:span></text:p>
      <text:p text:style-name="P8"><text:span text:style-name="T14">3ème : le grand public, personnes sensibles à l’évolution des pratiques, à </text:span></text:p>
      <text:p text:style-name="P8"><text:span text:style-name="T14">l’originalité des projets...</text:span></text:p>
      <text:p text:style-name="P6"><text:span text:style-name="T14"/></text:p>
      <text:p text:style-name="P8"><text:span text:style-name="T14">Les dons peuvent se faire avec contrepartie ou non. Le porteur de projet </text:span></text:p>
      <text:p text:style-name="P8"><text:soft-page-break/><text:span text:style-name="T14">définit les conditions de la contrepartie, nouvelle régulière sur l’avancement de </text:span></text:p>
      <text:p text:style-name="P8"><text:span text:style-name="T14">son projet, durée et forme du remboursement (numéraire ou en nature </text:span></text:p>
      <text:p text:style-name="P8"><text:span text:style-name="T14">(paniers livrés…)</text:span></text:p>
      <text:p text:style-name="P6"/>
      <text:p text:style-name="P8"><text:span text:style-name="T14">En moyenne, le montant des prêts participatifs avoisine 6 500 €, avec une </text:span></text:p>
      <text:p text:style-name="P8"><text:span text:style-name="T14">contribution moyenne de 56€ par contribuable.</text:span></text:p>
      <text:p text:style-name="P6"/>
      <text:p text:style-name="P3"><text:span text:style-name="T7">LA PAC :</text:span></text:p>
      <text:p text:style-name="P3"/>
      <text:p text:style-name="P3"><text:span text:style-name="T7">historique :</text:span></text:p>
      <text:p text:style-name="P3"/>
      <text:p text:style-name="P3"/>
      <text:p text:style-name="P3"><text:span text:style-name="T7">1er et 2ème Pilier :</text:span></text:p>
      <text:p text:style-name="P3"/>
      <text:p text:style-name="P3"><text:span text:style-name="T7">Organisation des filières :</text:span></text:p>
      <text:p text:style-name="P3"/>
      <text:p text:style-name="P3"><text:span text:style-name="T7">Prix marché uniqu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table:number-columns-spanned="4" office:value-type="string">
            <text:p text:style-name="P23"><text:span text:style-name="T23">Bilan d’ouverture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23"><text:span text:style-name="T23">Actif</text:span></text:p>
          </table:table-cell>
          <table:table-cell table:style-name="Table6.A2" office:value-type="string">
            <text:p text:style-name="P23"><text:span text:style-name="T23">Montant</text:span></text:p>
          </table:table-cell>
          <table:table-cell table:style-name="Table6.A2" office:value-type="string">
            <text:p text:style-name="P23"><text:span text:style-name="T23">Passif</text:span></text:p>
          </table:table-cell>
          <table:table-cell table:style-name="Table6.A2" office:value-type="string">
            <text:p text:style-name="P23"><text:span text:style-name="T23">Montant</text:span></text:p>
          </table:table-cell>
        </table:table-row>
        <table:table-row table:style-name="Table6.1">
          <table:table-cell table:style-name="Table6.A1" office:value-type="string">
            <text:p text:style-name="P22"><text:span text:style-name="T24">Aménagement foncier</text:span></text:p>
          </table:table-cell>
          <table:table-cell table:style-name="Table6.A1" office:value-type="string">
            <text:p text:style-name="P24"><text:span text:style-name="T24">15 000 €</text:span></text:p>
          </table:table-cell>
          <table:table-cell table:style-name="Table6.A1" office:value-type="string">
            <text:p text:style-name="P22"><text:span text:style-name="T24">Capital personnel</text:span></text:p>
          </table:table-cell>
          <table:table-cell table:style-name="Table6.A1" office:value-type="string">
            <text:p text:style-name="P24"><text:span text:style-name="T24">500 €</text:span></text:p>
          </table:table-cell>
        </table:table-row>
        <table:table-row table:style-name="Table6.1">
          <table:table-cell table:style-name="Table6.A1" office:value-type="string">
            <text:p text:style-name="P22"><text:span text:style-name="T24">Constructions</text:span></text:p>
          </table:table-cell>
          <table:table-cell table:style-name="Table6.A1" office:value-type="string">
            <text:p text:style-name="P24"><text:span text:style-name="T24">2 174 €</text:span>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><text:span text:style-name="T24">Installation</text:span></text:p>
          </table:table-cell>
          <table:table-cell table:style-name="Table6.A1" office:value-type="string">
            <text:p text:style-name="P24"><text:span text:style-name="T24">2 000 €</text:span>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><text:span text:style-name="T24">Matériel</text:span></text:p>
          </table:table-cell>
          <table:table-cell table:style-name="Table6.A1" office:value-type="string">
            <text:p text:style-name="P24"><text:span text:style-name="T24">1 500 €</text:span>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><text:span text:style-name="T24">Transport</text:span></text:p>
          </table:table-cell>
          <table:table-cell table:style-name="Table6.A1" office:value-type="string">
            <text:p text:style-name="P24"><text:span text:style-name="T24">10 000 €</text:span></text:p>
          </table:table-cell>
          <table:table-cell table:style-name="Table6.A1" office:value-type="string">
            <text:p text:style-name="P22"><text:span text:style-name="T24">Subvention ANP</text:span></text:p>
          </table:table-cell>
          <table:table-cell table:style-name="Table6.A1" office:value-type="string">
            <text:p text:style-name="P24"><text:span text:style-name="T24">6 563 €</text:span></text:p>
          </table:table-cell>
        </table:table-row>
        <table:table-row table:style-name="Table6.1">
          <table:table-cell table:style-name="Table6.A1" office:value-type="string">
            <text:p text:style-name="P22"><text:span text:style-name="T25">Divers</text:span></text:p>
          </table:table-cell>
          <table:table-cell table:style-name="Table6.A1" office:value-type="string">
            <text:p text:style-name="P24"><text:span text:style-name="T24">1 200 €</text:span></text:p>
          </table:table-cell>
          <table:table-cell table:style-name="Table6.A1" office:value-type="string">
            <text:p text:style-name="P22"><text:span text:style-name="T33">DJA</text:span></text:p>
          </table:table-cell>
          <table:table-cell table:style-name="Table6.A1" office:value-type="string">
            <text:p text:style-name="P24"><text:span text:style-name="T24">20 500 €</text:span></text:p>
          </table:table-cell>
        </table:table-row>
        <table:table-row table:style-name="Table6.1">
          <table:table-cell table:style-name="Table6.A9" office:value-type="string">
            <text:p text:style-name="P22"><text:span text:style-name="T23">Total immobilisations</text:span></text:p>
          </table:table-cell>
          <table:table-cell table:style-name="Table6.A9" office:value-type="string">
            <text:p text:style-name="P24"><text:span text:style-name="T23">31 874 €</text:span></text:p>
          </table:table-cell>
          <table:table-cell table:style-name="Table6.A9" office:value-type="string">
            <text:p text:style-name="P22"><text:span text:style-name="T23">Capitaux propres</text:span></text:p>
          </table:table-cell>
          <table:table-cell table:style-name="Table6.A9" office:value-type="string">
            <text:p text:style-name="P24"><text:span text:style-name="T23">27 563 €</text:span></text:p>
          </table:table-cell>
        </table:table-row>
        <table:table-row table:style-name="Table6.1">
          <table:table-cell table:style-name="Table6.A1" office:value-type="string">
            <text:p text:style-name="P22"><text:span text:style-name="T24">Stocks d'approvisionnement</text:span></text:p>
          </table:table-cell>
          <table:table-cell table:style-name="Table6.A1" office:value-type="string">
            <text:p text:style-name="P24"><text:span text:style-name="T24">4 000 €</text:span></text:p>
          </table:table-cell>
          <table:table-cell table:style-name="Table6.A1" office:value-type="string">
            <text:p text:style-name="P22"><text:span text:style-name="T24">Prêt MIIMOSA</text:span></text:p>
          </table:table-cell>
          <table:table-cell table:style-name="Table6.A1" office:value-type="string">
            <text:p text:style-name="P24"><text:span text:style-name="T24">8 811 €</text:span></text:p>
          </table:table-cell>
        </table:table-row>
        <table:table-row table:style-name="Table6.1">
          <table:table-cell table:style-name="Table6.A9" office:value-type="string">
            <text:p text:style-name="P22"><text:span text:style-name="T23">Total stocks</text:span></text:p>
          </table:table-cell>
          <table:table-cell table:style-name="Table6.A9" office:value-type="string">
            <text:p text:style-name="P24"><text:span text:style-name="T24">4 000 €</text:span></text:p>
          </table:table-cell>
          <table:table-cell table:style-name="Table6.A9" office:value-type="string">
            <text:p text:style-name="P22"><text:span text:style-name="T23">Total emprunts LMT</text:span></text:p>
          </table:table-cell>
          <table:table-cell table:style-name="Table6.A9" office:value-type="string">
            <text:p text:style-name="P24"><text:span text:style-name="T24">8 811 €</text:span></text:p>
          </table:table-cell>
        </table:table-row>
        <table:table-row table:style-name="Table6.1">
          <table:table-cell table:style-name="Table6.A1" office:value-type="string">
            <text:p text:style-name="P22"><text:span text:style-name="T24">Clients</text:span>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><text:span text:style-name="T24">Fournisseurs</text:span></text:p>
          </table:table-cell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2"><text:span text:style-name="T24">TVA</text:span></text:p>
          </table:table-cell>
          <table:table-cell table:style-name="Table6.A1" office:value-type="string">
            <text:p text:style-name="P24"><text:span text:style-name="T24">5 275 €</text:span>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9" office:value-type="string">
            <text:p text:style-name="P22"><text:span text:style-name="T23">Total créances</text:span></text:p>
          </table:table-cell>
          <table:table-cell table:style-name="Table6.A9" office:value-type="string">
            <text:p text:style-name="P24"><text:span text:style-name="T23">5 275 €</text:span></text:p>
          </table:table-cell>
          <table:table-cell table:style-name="Table6.A9" office:value-type="string">
            <text:p text:style-name="P22"><text:span text:style-name="T23">Total dettes tiers</text:span></text:p>
          </table:table-cell>
          <table:table-cell table:style-name="Table6.A9" office:value-type="string">
            <text:p text:style-name="P24"><text:span text:style-name="T23">0 €</text:span></text:p>
          </table:table-cell>
        </table:table-row>
        <table:table-row table:style-name="Table6.15">
          <table:table-cell table:style-name="Table6.A1" office:value-type="string">
            <text:p text:style-name="P22"><text:span text:style-name="T24">Banque</text:span></text:p>
          </table:table-cell>
          <table:table-cell table:style-name="Table6.A1" office:value-type="string">
            <text:p text:style-name="P24"><text:span text:style-name="T24">500 €</text:span></text:p>
          </table:table-cell>
          <table:table-cell table:style-name="Table6.A1" office:value-type="string">
            <text:p text:style-name="P22"><text:span text:style-name="T24">CT</text:span></text:p>
          </table:table-cell>
          <table:table-cell table:style-name="Table6.A1" office:value-type="string">
            <text:p text:style-name="P24"><text:span text:style-name="T24">5 275 €</text:span></text:p>
          </table:table-cell>
        </table:table-row>
        <table:table-row table:style-name="Table6.16">
          <table:table-cell table:style-name="Table6.A1" office:value-type="string">
            <text:p text:style-name="P22"><text:span text:style-name="T33">Caisse</text:span>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</table:table-row>
        <text:soft-page-break/>
        <table:table-row table:style-name="Table6.17">
          <table:table-cell table:style-name="Table6.A9" office:value-type="string">
            <text:p text:style-name="P22"><text:span text:style-name="T23">Total CFA</text:span></text:p>
          </table:table-cell>
          <table:table-cell table:style-name="Table6.A9" office:value-type="string">
            <text:p text:style-name="P24"><text:span text:style-name="T24">500 €</text:span></text:p>
          </table:table-cell>
          <table:table-cell table:style-name="Table6.A9" office:value-type="string">
            <text:p text:style-name="P22"><text:span text:style-name="T23">Total CFP</text:span></text:p>
          </table:table-cell>
          <table:table-cell table:style-name="Table6.A9" office:value-type="string">
            <text:p text:style-name="P24"><text:span text:style-name="T24">5 275 €</text:span></text:p>
          </table:table-cell>
        </table:table-row>
        <table:table-row table:style-name="Table6.1">
          <table:table-cell table:style-name="Table6.A2" office:value-type="string">
            <text:p text:style-name="P22"><text:span text:style-name="T23">Total Actif</text:span></text:p>
          </table:table-cell>
          <table:table-cell table:style-name="Table6.A2" office:value-type="string">
            <text:p text:style-name="P24"><text:span text:style-name="T23">41 649 €</text:span></text:p>
          </table:table-cell>
          <table:table-cell table:style-name="Table6.A2" office:value-type="string">
            <text:p text:style-name="P22"><text:span text:style-name="T23">Total passif</text:span></text:p>
          </table:table-cell>
          <table:table-cell table:style-name="Table6.A2" office:value-type="string">
            <text:p text:style-name="P24"><text:span text:style-name="T23">41 649 €</text:span></text:p>
          </table:table-cell>
        </table:table-row>
      </table:table>
      <text:p text:style-name="P3"/>
      <text:p text:style-name="P18">Comptabilité analytique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3"><text:span text:style-name="T23">EI</text:span></text:p>
          </table:table-cell>
          <table:table-cell table:style-name="Table7.C1" office:value-type="string">
            <text:p text:style-name="P23"><text:span text:style-name="T23">Groupe</text:span></text:p>
          </table:table-cell>
        </table:table-row>
        <table:table-row table:style-name="Table7.2">
          <table:table-cell table:style-name="Table7.A2" office:value-type="string">
            <text:p text:style-name="P22"><text:span text:style-name="T24">Actif/ha</text:span></text:p>
          </table:table-cell>
          <table:table-cell table:style-name="Table7.A2" office:value-type="string">
            <text:p text:style-name="P23"><text:span text:style-name="T24">8 330 €</text:span></text:p>
          </table:table-cell>
          <table:table-cell table:style-name="Table7.A2" office:value-type="string">
            <text:p text:style-name="P23"/>
          </table:table-cell>
        </table:table-row>
        <table:table-row table:style-name="Table7.3">
          <table:table-cell table:style-name="Table7.A2" office:value-type="string">
            <text:p text:style-name="P22"><text:span text:style-name="T24">TEG</text:span></text:p>
          </table:table-cell>
          <table:table-cell table:style-name="Table7.A2" office:value-type="string">
            <text:p text:style-name="P23"><text:span text:style-name="T24">33,82%</text:span></text:p>
          </table:table-cell>
          <table:table-cell table:style-name="Table7.A2" office:value-type="string">
            <text:p text:style-name="P23"><text:span text:style-name="T24">50 %</text:span></text:p>
          </table:table-cell>
        </table:table-row>
        <table:table-row table:style-name="Table7.3">
          <table:table-cell table:style-name="Table7.A2" office:value-type="string">
            <text:p text:style-name="P22"><text:span text:style-name="T24">TECT</text:span></text:p>
          </table:table-cell>
          <table:table-cell table:style-name="Table7.A2" office:value-type="string">
            <text:p text:style-name="P23"><text:span text:style-name="T24">13 %</text:span></text:p>
          </table:table-cell>
          <table:table-cell table:style-name="Table7.A2" office:value-type="string">
            <text:p text:style-name="P23"/>
          </table:table-cell>
        </table:table-row>
        <table:table-row table:style-name="Table7.3">
          <table:table-cell table:style-name="Table7.A2" office:value-type="string">
            <text:p text:style-name="P22"><text:span text:style-name="T24">FR</text:span></text:p>
          </table:table-cell>
          <table:table-cell table:style-name="Table7.A2" office:value-type="string">
            <text:p text:style-name="P23"><text:span text:style-name="T24">4 500 €</text:span></text:p>
          </table:table-cell>
          <table:table-cell table:style-name="Table7.A2" office:value-type="string">
            <text:p text:style-name="P23"><text:span text:style-name="T24">Positif</text:span></text:p>
          </table:table-cell>
        </table:table-row>
        <table:table-row table:style-name="Table7.3">
          <table:table-cell table:style-name="Table7.A2" office:value-type="string">
            <text:p text:style-name="P22"><text:span text:style-name="T24">FR/ha</text:span></text:p>
          </table:table-cell>
          <table:table-cell table:style-name="Table7.A2" office:value-type="string">
            <text:p text:style-name="P23"><text:span text:style-name="T24">36 374 €</text:span></text:p>
          </table:table-cell>
          <table:table-cell table:style-name="Table7.A2" office:value-type="string">
            <text:p text:style-name="P23"/>
          </table:table-cell>
        </table:table-row>
        <table:table-row table:style-name="Table7.3">
          <table:table-cell table:style-name="Table7.A2" office:value-type="string">
            <text:p text:style-name="P22"><text:span text:style-name="T24">Couv stocks</text:span></text:p>
          </table:table-cell>
          <table:table-cell table:style-name="Table7.A2" office:value-type="string">
            <text:p text:style-name="P23"><text:span text:style-name="T24">113 %</text:span></text:p>
          </table:table-cell>
          <table:table-cell table:style-name="Table7.A2" office:value-type="string">
            <text:p text:style-name="P23"><text:span text:style-name="T24">80 %</text:span></text:p>
          </table:table-cell>
        </table:table-row>
        <table:table-row table:style-name="Table7.3">
          <table:table-cell table:style-name="Table7.A2" office:value-type="string">
            <text:p text:style-name="P22"><text:span text:style-name="T24">BFR</text:span></text:p>
          </table:table-cell>
          <table:table-cell table:style-name="Table7.A2" office:value-type="string">
            <text:p text:style-name="P23"><text:span text:style-name="T24">9 275 €</text:span></text:p>
          </table:table-cell>
          <table:table-cell table:style-name="Table7.A2" office:value-type="string">
            <text:p text:style-name="P23"><text:span text:style-name="T24">&lt; FR</text:span></text:p>
          </table:table-cell>
        </table:table-row>
        <table:table-row table:style-name="Table7.9">
          <table:table-cell table:style-name="Table7.A2" office:value-type="string">
            <text:p text:style-name="P22"><text:span text:style-name="T24">TN</text:span></text:p>
          </table:table-cell>
          <table:table-cell table:style-name="Table7.A2" office:value-type="string">
            <text:p text:style-name="P23"><text:span text:style-name="T24">-4 775 €</text:span></text:p>
          </table:table-cell>
          <table:table-cell table:style-name="Table7.A2" office:value-type="string">
            <text:p text:style-name="P23"><text:span text:style-name="T24">Positive</text:span></text:p>
          </table:table-cell>
        </table:table-row>
      </table:table>
      <text:p text:style-name="P8">Le bilan d’ouverture tient compte de l’ensemble des investissements, il est simplement </text:p>
      <text:p text:style-name="P8">“faussé” puisqu’il intègre les aménagement foncier et le camion de vente financé par la DJA, </text:p>
      <text:p text:style-name="P8">or celle-ci est versée dans un délai de 8 mois défini à la date d’installation.</text:p>
      <text:p text:style-name="P6"/>
      <text:p text:style-name="P8"><text:span text:style-name="T7">Le taux d’endettement général </text:span>est faible car mon projet est éligible aux aides ce qui est un </text:p>
      <text:p text:style-name="P8">atouts si l’on considère la précarité dans laquelle j’ai vécu sur les dix années antérieures</text:p>
      <text:p text:style-name="P8"><text:span text:style-name="T7">Le Fonds de roulement </text:span>est faible 4 500 € mais mon système n’occasionnera pas de </text:p>
      <text:p text:style-name="P8">créances, je vise l’autonomie en approvisionnement, je n’aurais pas beaucoup plus de </text:p>
      <text:p text:style-name="P8">stocks que ce indiqué dans le bilan d’ouverture.</text:p>
      <text:p text:style-name="P6"/>
      <text:p text:style-name="P8">La 1ère anné en le besoin en fonds de roulement est important mais il me faut avancer la </text:p>
      <text:p text:style-name="P8">trésorerie pour le financement de la TVA. Dés la 2ème année je n’aurais plus ce problème.</text:p>
      <text:p text:style-name="P3"><text:soft-page-break/></text:p>
      <text:p text:style-name="P3"><text:span text:style-name="T1">Organisation du travail</text:span></text:p>
      <text:p text:style-name="P3"/>
      <text:p text:style-name="P3"><text:span text:style-name="T3">Cycle de production / Vente</text:span></text:p>
      <text:p text:style-name="P3"/>
      <text:p text:style-name="P8"><text:span text:style-name="T21">Organisation travail <text:s/>→ journée type organisée selon la commercialisation des </text:span></text:p>
      <text:p text:style-name="P8"><text:span text:style-name="T21">produits (Marchés/AMAP/camping…) avec forcément une pointe de travail </text:span></text:p>
      <text:p text:style-name="P8"><text:span text:style-name="T21">très importante d’avril à septembre.</text:span>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M"/>
        <table:table-column table:style-name="Table8.N"/>
        <table:table-row table:style-name="Table8.1">
          <table:table-cell table:style-name="Table8.A1" office:value-type="string">
            <text:p text:style-name="P22"/>
          </table:table-cell>
          <table:table-cell table:style-name="Table8.B1" office:value-type="string">
            <text:p text:style-name="P23"><text:span text:style-name="T24">J</text:span></text:p>
          </table:table-cell>
          <table:table-cell table:style-name="Table8.B1" office:value-type="string">
            <text:p text:style-name="P23"><text:span text:style-name="T24">F</text:span></text:p>
          </table:table-cell>
          <table:table-cell table:style-name="Table8.B1" office:value-type="string">
            <text:p text:style-name="P23"><text:span text:style-name="T24">M</text:span></text:p>
          </table:table-cell>
          <table:table-cell table:style-name="Table8.B1" office:value-type="string">
            <text:p text:style-name="P23"><text:span text:style-name="T24">A</text:span></text:p>
          </table:table-cell>
          <table:table-cell table:style-name="Table8.B1" office:value-type="string">
            <text:p text:style-name="P23"><text:span text:style-name="T24">M</text:span></text:p>
          </table:table-cell>
          <table:table-cell table:style-name="Table8.B1" office:value-type="string">
            <text:p text:style-name="P23"><text:span text:style-name="T24">J</text:span></text:p>
          </table:table-cell>
          <table:table-cell table:style-name="Table8.B1" office:value-type="string">
            <text:p text:style-name="P23"><text:span text:style-name="T24">J</text:span></text:p>
          </table:table-cell>
          <table:table-cell table:style-name="Table8.B1" office:value-type="string">
            <text:p text:style-name="P23"><text:span text:style-name="T24">A</text:span></text:p>
          </table:table-cell>
          <table:table-cell table:style-name="Table8.B1" office:value-type="string">
            <text:p text:style-name="P23"><text:span text:style-name="T24">S</text:span></text:p>
          </table:table-cell>
          <table:table-cell table:style-name="Table8.B1" office:value-type="string">
            <text:p text:style-name="P23"><text:span text:style-name="T24">O</text:span></text:p>
          </table:table-cell>
          <table:table-cell table:style-name="Table8.B1" office:value-type="string">
            <text:p text:style-name="P23"><text:span text:style-name="T24">N</text:span></text:p>
          </table:table-cell>
          <table:table-cell table:style-name="Table8.B1" office:value-type="string">
            <text:p text:style-name="P23"><text:span text:style-name="T24">D</text:span></text:p>
          </table:table-cell>
          <table:table-cell table:style-name="Table8.B1" office:value-type="string">
            <text:p text:style-name="P23"><text:span text:style-name="T24">Total</text:span></text:p>
          </table:table-cell>
        </table:table-row>
        <table:table-row table:style-name="Table8.2">
          <table:table-cell table:style-name="Table8.A2" office:value-type="string">
            <text:p text:style-name="P22"><text:span text:style-name="T24">Semis /Boutures</text:span></text:p>
          </table:table-cell>
          <table:table-cell table:style-name="Table8.B2" office:value-type="string">
            <text:p text:style-name="P23"><text:span text:style-name="T24">30</text:span></text:p>
          </table:table-cell>
          <table:table-cell table:style-name="Table8.B2" office:value-type="string">
            <text:p text:style-name="P23"><text:span text:style-name="T24">30</text:span></text:p>
          </table:table-cell>
          <table:table-cell table:style-name="Table8.B2" office:value-type="string">
            <text:p text:style-name="P23"><text:span text:style-name="T24">35</text:span></text:p>
          </table:table-cell>
          <table:table-cell table:style-name="Table8.B2" office:value-type="string">
            <text:p text:style-name="P23"><text:span text:style-name="T24">30</text:span></text:p>
          </table:table-cell>
          <table:table-cell table:style-name="Table8.B2" office:value-type="string">
            <text:p text:style-name="P23"><text:span text:style-name="T24">20</text:span></text:p>
          </table:table-cell>
          <table:table-cell table:style-name="Table8.B2" office:value-type="string">
            <text:p text:style-name="P23"><text:span text:style-name="T24">20</text:span></text:p>
          </table:table-cell>
          <table:table-cell table:style-name="Table8.B2" office:value-type="string">
            <text:p text:style-name="P23"><text:span text:style-name="T24">20</text:span></text:p>
          </table:table-cell>
          <table:table-cell table:style-name="Table8.B2" office:value-type="string">
            <text:p text:style-name="P23"><text:span text:style-name="T24">20</text:span></text:p>
          </table:table-cell>
          <table:table-cell table:style-name="Table8.B2" office:value-type="string">
            <text:p text:style-name="P23">25</text:p>
          </table:table-cell>
          <table:table-cell table:style-name="Table8.B2" office:value-type="string">
            <text:p text:style-name="P23">30</text:p>
          </table:table-cell>
          <table:table-cell table:style-name="Table8.B2" office:value-type="string">
            <text:p text:style-name="P23">30</text:p>
          </table:table-cell>
          <table:table-cell table:style-name="Table8.B2" office:value-type="string">
            <text:p text:style-name="P23"><text:span text:style-name="T24">30</text:span></text:p>
          </table:table-cell>
          <table:table-cell table:style-name="Table8.B2" office:value-type="string">
            <text:p text:style-name="P23"><text:span text:style-name="T24">305</text:span></text:p>
          </table:table-cell>
        </table:table-row>
        <table:table-row table:style-name="Table8.2">
          <table:table-cell table:style-name="Table8.A2" office:value-type="string">
            <text:p text:style-name="P22"><text:span text:style-name="T24">Plantation</text:span>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15</text:span></text:p>
          </table:table-cell>
          <table:table-cell table:style-name="Table8.B2" office:value-type="string">
            <text:p text:style-name="P23"><text:span text:style-name="T24">20</text:span></text:p>
          </table:table-cell>
          <table:table-cell table:style-name="Table8.B2" office:value-type="string">
            <text:p text:style-name="P23">35</text:p>
          </table:table-cell>
          <table:table-cell table:style-name="Table8.B2" office:value-type="string">
            <text:p text:style-name="P23">40</text:p>
          </table:table-cell>
          <table:table-cell table:style-name="Table8.B2" office:value-type="string">
            <text:p text:style-name="P23">40</text:p>
          </table:table-cell>
          <table:table-cell table:style-name="Table8.B2" office:value-type="string">
            <text:p text:style-name="P23">40</text:p>
          </table:table-cell>
          <table:table-cell table:style-name="Table8.B2" office:value-type="string">
            <text:p text:style-name="P23">40</text:p>
          </table:table-cell>
          <table:table-cell table:style-name="Table8.B2" office:value-type="string">
            <text:p text:style-name="P23">30</text:p>
          </table:table-cell>
          <table:table-cell table:style-name="Table8.B2" office:value-type="string">
            <text:p text:style-name="P23"><text:span text:style-name="T24">20</text:span></text:p>
          </table:table-cell>
          <table:table-cell table:style-name="Table8.B2" office:value-type="string">
            <text:p text:style-name="P23"><text:span text:style-name="T24">15</text:span>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275</text:span></text:p>
          </table:table-cell>
        </table:table-row>
        <table:table-row table:style-name="Table8.2">
          <table:table-cell table:style-name="Table8.A2" office:value-type="string">
            <text:p text:style-name="P22"><text:span text:style-name="T24">Récolte</text:span></text:p>
          </table:table-cell>
          <table:table-cell table:style-name="Table8.B2" office:value-type="string">
            <text:p text:style-name="P23">15</text:p>
          </table:table-cell>
          <table:table-cell table:style-name="Table8.B2" office:value-type="string">
            <text:p text:style-name="P23">15</text:p>
          </table:table-cell>
          <table:table-cell table:style-name="Table8.B2" office:value-type="string">
            <text:p text:style-name="P23">20</text:p>
          </table:table-cell>
          <table:table-cell table:style-name="Table8.B2" office:value-type="string">
            <text:p text:style-name="P23">25</text:p>
          </table:table-cell>
          <table:table-cell table:style-name="Table8.B2" office:value-type="string">
            <text:p text:style-name="P23">30</text:p>
          </table:table-cell>
          <table:table-cell table:style-name="Table8.B2" office:value-type="string">
            <text:p text:style-name="P23">40</text:p>
          </table:table-cell>
          <table:table-cell table:style-name="Table8.B2" office:value-type="string">
            <text:p text:style-name="P23">50</text:p>
          </table:table-cell>
          <table:table-cell table:style-name="Table8.B2" office:value-type="string">
            <text:p text:style-name="P23">50</text:p>
          </table:table-cell>
          <table:table-cell table:style-name="Table8.B2" office:value-type="string">
            <text:p text:style-name="P23">35</text:p>
          </table:table-cell>
          <table:table-cell table:style-name="Table8.B2" office:value-type="string">
            <text:p text:style-name="P23">30</text:p>
          </table:table-cell>
          <table:table-cell table:style-name="Table8.B2" office:value-type="string">
            <text:p text:style-name="P23"><text:span text:style-name="T24">20</text:span></text:p>
          </table:table-cell>
          <table:table-cell table:style-name="Table8.B2" office:value-type="string">
            <text:p text:style-name="P23"><text:span text:style-name="T24">25</text:span></text:p>
          </table:table-cell>
          <table:table-cell table:style-name="Table8.B2" office:value-type="string">
            <text:p text:style-name="P23"><text:span text:style-name="T24">275</text:span></text:p>
          </table:table-cell>
        </table:table-row>
        <table:table-row table:style-name="Table8.2">
          <table:table-cell table:style-name="Table8.A2" office:value-type="string">
            <text:p text:style-name="P22"><text:span text:style-name="T24">Entretien</text:span></text:p>
          </table:table-cell>
          <table:table-cell table:style-name="Table8.B2" office:value-type="string">
            <text:p text:style-name="P23"><text:span text:style-name="T24">30</text:span></text:p>
          </table:table-cell>
          <table:table-cell table:style-name="Table8.B2" office:value-type="string">
            <text:p text:style-name="P23"><text:span text:style-name="T24">30</text:span></text:p>
          </table:table-cell>
          <table:table-cell table:style-name="Table8.B2" office:value-type="string">
            <text:p text:style-name="P23"><text:span text:style-name="T24">30</text:span></text:p>
          </table:table-cell>
          <table:table-cell table:style-name="Table8.B2" office:value-type="string">
            <text:p text:style-name="P23"><text:span text:style-name="T24">30</text:span></text:p>
          </table:table-cell>
          <table:table-cell table:style-name="Table8.B2" office:value-type="string">
            <text:p text:style-name="P23">35</text:p>
          </table:table-cell>
          <table:table-cell table:style-name="Table8.B2" office:value-type="string">
            <text:p text:style-name="P23">40</text:p>
          </table:table-cell>
          <table:table-cell table:style-name="Table8.B2" office:value-type="string">
            <text:p text:style-name="P23">40</text:p>
          </table:table-cell>
          <table:table-cell table:style-name="Table8.B2" office:value-type="string">
            <text:p text:style-name="P23">40</text:p>
          </table:table-cell>
          <table:table-cell table:style-name="Table8.B2" office:value-type="string">
            <text:p text:style-name="P23">35</text:p>
          </table:table-cell>
          <table:table-cell table:style-name="Table8.B2" office:value-type="string">
            <text:p text:style-name="P23">35</text:p>
          </table:table-cell>
          <table:table-cell table:style-name="Table8.B2" office:value-type="string">
            <text:p text:style-name="P23">30</text:p>
          </table:table-cell>
          <table:table-cell table:style-name="Table8.B2" office:value-type="string">
            <text:p text:style-name="P23"><text:span text:style-name="T24">20</text:span></text:p>
          </table:table-cell>
          <table:table-cell table:style-name="Table8.B2" office:value-type="string">
            <text:p text:style-name="P23"><text:span text:style-name="T24">340</text:span></text:p>
          </table:table-cell>
        </table:table-row>
        <table:table-row table:style-name="Table8.2">
          <table:table-cell table:style-name="Table8.A2" office:value-type="string">
            <text:p text:style-name="P22"><text:span text:style-name="T24">Prépa commande VENTE</text:span></text:p>
          </table:table-cell>
          <table:table-cell table:style-name="Table8.B2" office:value-type="string">
            <text:p text:style-name="P23">60</text:p>
          </table:table-cell>
          <table:table-cell table:style-name="Table8.B2" office:value-type="string">
            <text:p text:style-name="P23">60</text:p>
          </table:table-cell>
          <table:table-cell table:style-name="Table8.B2" office:value-type="string">
            <text:p text:style-name="P23">60</text:p>
          </table:table-cell>
          <table:table-cell table:style-name="Table8.B2" office:value-type="string">
            <text:p text:style-name="P23">60</text:p>
          </table:table-cell>
          <table:table-cell table:style-name="Table8.B2" office:value-type="string">
            <text:p text:style-name="P23">60</text:p>
          </table:table-cell>
          <table:table-cell table:style-name="Table8.B2" office:value-type="string">
            <text:p text:style-name="P23">65</text:p>
          </table:table-cell>
          <table:table-cell table:style-name="Table8.B2" office:value-type="string">
            <text:p text:style-name="P23">65</text:p>
          </table:table-cell>
          <table:table-cell table:style-name="Table8.B2" office:value-type="string">
            <text:p text:style-name="P23">65</text:p>
          </table:table-cell>
          <table:table-cell table:style-name="Table8.B2" office:value-type="string">
            <text:p text:style-name="P23">60</text:p>
          </table:table-cell>
          <table:table-cell table:style-name="Table8.B2" office:value-type="string">
            <text:p text:style-name="P23">60</text:p>
          </table:table-cell>
          <table:table-cell table:style-name="Table8.B2" office:value-type="string">
            <text:p text:style-name="P23">60</text:p>
          </table:table-cell>
          <table:table-cell table:style-name="Table8.B2" office:value-type="string">
            <text:p text:style-name="P23">60</text:p>
          </table:table-cell>
          <table:table-cell table:style-name="Table8.B2" office:value-type="string">
            <text:p text:style-name="P23"><text:span text:style-name="T24">240</text:span></text:p>
          </table:table-cell>
        </table:table-row>
        <table:table-row table:style-name="Table8.2">
          <table:table-cell table:style-name="Table8.A2" office:value-type="string">
            <text:p text:style-name="P22"><text:span text:style-name="T24">Administration + site-web</text:span></text:p>
          </table:table-cell>
          <table:table-cell table:style-name="Table8.B2" office:value-type="string">
            <text:p text:style-name="P23"><text:span text:style-name="T24">30</text:span></text:p>
          </table:table-cell>
          <table:table-cell table:style-name="Table8.B2" office:value-type="string">
            <text:p text:style-name="P23">20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10</text:span></text:p>
          </table:table-cell>
          <table:table-cell table:style-name="Table8.B2" office:value-type="string">
            <text:p text:style-name="P23"><text:span text:style-name="T24">20</text:span></text:p>
          </table:table-cell>
          <table:table-cell table:style-name="Table8.B2" office:value-type="string">
            <text:p text:style-name="P23"><text:span text:style-name="T24">25</text:span></text:p>
          </table:table-cell>
          <table:table-cell table:style-name="Table8.B2" office:value-type="string">
            <text:p text:style-name="P23"><text:span text:style-name="T24">165</text:span></text:p>
          </table:table-cell>
        </table:table-row>
        <table:table-row table:style-name="Table8.2">
          <table:table-cell table:style-name="Table8.A2" office:value-type="string">
            <text:p text:style-name="P22"><text:span text:style-name="T24">Vacances</text:span></text:p>
          </table:table-cell>
          <table:table-cell table:style-name="Table8.B2" office:value-type="string">
            <text:p text:style-name="P23">35</text:p>
          </table:table-cell>
          <table:table-cell table:style-name="Table8.B2" office:value-type="string">
            <text:p text:style-name="P23"><text:span text:style-name="T24">0</text:span></text:p>
          </table:table-cell>
          <table:table-cell table:style-name="Table8.B2" office:value-type="string">
            <text:p text:style-name="P23"><text:span text:style-name="T24">0</text:span></text:p>
          </table:table-cell>
          <table:table-cell table:style-name="Table8.B2" office:value-type="string">
            <text:p text:style-name="P23"><text:span text:style-name="T24">0</text:span></text:p>
          </table:table-cell>
          <table:table-cell table:style-name="Table8.B2" office:value-type="string">
            <text:p text:style-name="P23"><text:span text:style-name="T24">0</text:span></text:p>
          </table:table-cell>
          <table:table-cell table:style-name="Table8.B2" office:value-type="string">
            <text:p text:style-name="P23"><text:span text:style-name="T24">0</text:span></text:p>
          </table:table-cell>
          <table:table-cell table:style-name="Table8.B2" office:value-type="string">
            <text:p text:style-name="P23"><text:span text:style-name="T24">0</text:span></text:p>
          </table:table-cell>
          <table:table-cell table:style-name="Table8.B2" office:value-type="string">
            <text:p text:style-name="P23"><text:span text:style-name="T24">0</text:span></text:p>
          </table:table-cell>
          <table:table-cell table:style-name="Table8.B2" office:value-type="string">
            <text:p text:style-name="P23">35</text:p>
          </table:table-cell>
          <table:table-cell table:style-name="Table8.B2" office:value-type="string">
            <text:p text:style-name="P23"><text:span text:style-name="T24">0</text:span></text:p>
          </table:table-cell>
          <table:table-cell table:style-name="Table8.B2" office:value-type="string">
            <text:p text:style-name="P23"><text:span text:style-name="T24">0</text:span></text:p>
          </table:table-cell>
          <table:table-cell table:style-name="Table8.B2" office:value-type="string">
            <text:p text:style-name="P23"><text:span text:style-name="T24">35</text:span></text:p>
          </table:table-cell>
          <table:table-cell table:style-name="Table8.B2" office:value-type="string">
            <text:p text:style-name="P23"><text:span text:style-name="T24">70</text:span></text:p>
          </table:table-cell>
        </table:table-row>
        <table:table-row table:style-name="Table8.9">
          <table:table-cell table:style-name="Table8.A2" office:value-type="string">
            <text:p text:style-name="P24"><text:span text:style-name="T24">TOTAL</text:span></text:p>
          </table:table-cell>
          <table:table-cell table:style-name="Table8.B2" office:value-type="string">
            <text:p text:style-name="P23"><text:span text:style-name="T24">210</text:span></text:p>
          </table:table-cell>
          <table:table-cell table:style-name="Table8.B2" office:value-type="string">
            <text:p text:style-name="P23"><text:span text:style-name="T24">170</text:span></text:p>
          </table:table-cell>
          <table:table-cell table:style-name="Table8.B2" office:value-type="string">
            <text:p text:style-name="P23"><text:span text:style-name="T24">175</text:span></text:p>
          </table:table-cell>
          <table:table-cell table:style-name="Table8.B2" office:value-type="string">
            <text:p text:style-name="P23"><text:span text:style-name="T24">190</text:span></text:p>
          </table:table-cell>
          <table:table-cell table:style-name="Table8.B2" office:value-type="string">
            <text:p text:style-name="P23"><text:span text:style-name="T24">195</text:span></text:p>
          </table:table-cell>
          <table:table-cell table:style-name="Table8.B2" office:value-type="string">
            <text:p text:style-name="P23"><text:span text:style-name="T24">215</text:span></text:p>
          </table:table-cell>
          <table:table-cell table:style-name="Table8.B2" office:value-type="string">
            <text:p text:style-name="P23"><text:span text:style-name="T24">225</text:span></text:p>
          </table:table-cell>
          <table:table-cell table:style-name="Table8.B2" office:value-type="string">
            <text:p text:style-name="P23"><text:span text:style-name="T24">225</text:span></text:p>
          </table:table-cell>
          <table:table-cell table:style-name="Table8.B2" office:value-type="string">
            <text:p text:style-name="P23"><text:span text:style-name="T24">230</text:span></text:p>
          </table:table-cell>
          <table:table-cell table:style-name="Table8.B2" office:value-type="string">
            <text:p text:style-name="P23"><text:span text:style-name="T24">185</text:span></text:p>
          </table:table-cell>
          <table:table-cell table:style-name="Table8.B2" office:value-type="string">
            <text:p text:style-name="P23"><text:span text:style-name="T24">175</text:span></text:p>
          </table:table-cell>
          <table:table-cell table:style-name="Table8.B2" office:value-type="string">
            <text:p text:style-name="P23"><text:span text:style-name="T24">205</text:span></text:p>
          </table:table-cell>
          <table:table-cell table:style-name="Table8.B2" office:value-type="string">
            <text:p text:style-name="P23"><text:span text:style-name="T24">2400</text:span></text:p>
          </table:table-cell>
        </table:table-row>
      </table:table>
      <text:p text:style-name="P6"/>
      <text:p text:style-name="P8"><text:span text:style-name="T14">Lorsque le verger sera entré en production, il faudra forcément embaucher un </text:span></text:p>
      <text:p text:style-name="P8"><text:span text:style-name="T14">salarié temps plein car les fruits rouges seront à récolter tous les jours avec </text:span></text:p>
      <text:p text:style-name="P8"><text:span text:style-name="T14">beaucoup de précaution pour garantir leur qualité et le travail ne ralentira pas </text:span></text:p>
      <text:p text:style-name="P8"><text:span text:style-name="T14">en automne avec la cueillette des des pommes et poires et surtout la </text:span></text:p>
      <text:p text:style-name="P8"><text:span text:style-name="T14">préparation des semences et plants d’octobre à avril.</text:span></text:p>
      <text:p text:style-name="P3"/>
      <text:p text:style-name="P3"><text:soft-page-break/><text:span text:style-name="T12">Critères technico -économique du système.</text:span></text:p>
      <text:p text:style-name="P3"/>
      <text:p text:style-name="P8">L’idée d’un système raisonné s’appuie sur l’adéquation offre/demande, la rentabilité dépend </text:p>
      <text:p text:style-name="P8">intégralement de la commercialisation, d'où l’intérêt de démarcher auprès de la clientèle </text:p>
      <text:p text:style-name="P8">pour identifier son mode de consommation, ses goûts et déterminer ainsi les variétés à </text:p>
      <text:p text:style-name="P8">implanter.</text:p>
      <text:p text:style-name="P3"/>
      <text:p text:style-name="P3">Production calculée en fonction des clients potentiels</text:p>
      <text:p text:style-name="P3"/>
      <text:p text:style-name="P11">Je peux facilement tabler sur 50 paniers à vendre via les AMAP + des produits au poids sur </text:p>
      <text:p text:style-name="P11">le/ou les campings et marchés alentours</text:p>
      <text:p text:style-name="P3"/>
      <text:p text:style-name="P3"/>
      <text:p text:style-name="P3">Les prix seront définis selon 3 critères :</text:p>
      <text:p text:style-name="P3"/>
      <text:list xml:id="list2222698016" text:style-name="WWNum1">
        <text:list-item>
          <text:p text:style-name="P33">Vente aux collectivités : prix dégressif sur les volumes achetés</text:p>
        </text:list-item>
        <text:list-item>
          <text:p text:style-name="P37">Vente aux locaux ( AMAP+marché ): Prix moyen /CSP et concurrence</text:p>
        </text:list-item>
        <text:list-item>
          <text:p text:style-name="P42">Camping : Prix optimisé /à la clientèle touristique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0">AMAP → Composition des paniers</text:span></text:p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F"/>
        <table:table-column table:style-name="Table9.H"/>
        <table:table-column table:style-name="Table9.L"/>
        <table:table-column table:style-name="Table9.H"/>
        <table:table-column table:style-name="Table9.N"/>
        <table:table-column table:style-name="Table9.O" table:number-columns-repeated="2"/>
        <table:table-column table:style-name="Table9.Q"/>
        <table:table-column table:style-name="Table9.R"/>
        <table:table-column table:style-name="Table9.S"/>
        <table:table-row table:style-name="Table9.1">
          <table:table-cell table:style-name="Table9.A1" office:value-type="string">
            <text:p text:style-name="P23"><text:span text:style-name="T26">Hiver</text:span></text:p>
          </table:table-cell>
          <table:table-cell table:style-name="Table9.A1" office:value-type="string">
            <text:p text:style-name="P23"><text:span text:style-name="T27">Prix du légumes</text:span></text:p>
          </table:table-cell>
          <table:table-cell table:style-name="Table9.A1" office:value-type="string">
            <text:p text:style-name="P23"><text:span text:style-name="T27">Quantité moyenne panier</text:span></text:p>
          </table:table-cell>
          <table:table-cell table:style-name="Table9.A1" office:value-type="string">
            <text:p text:style-name="P23"><text:span text:style-name="T27">Quantité pour 50</text:span></text:p>
          </table:table-cell>
          <table:table-cell table:style-name="Table9.A1" office:value-type="string">
            <text:p text:style-name="P23"><text:span text:style-name="T27">S53</text:span></text:p>
          </table:table-cell>
          <table:table-cell table:style-name="Table9.A1" office:value-type="string">
            <text:p text:style-name="P23"><text:span text:style-name="T27">S1</text:span></text:p>
          </table:table-cell>
          <table:table-cell table:style-name="Table9.A1" office:value-type="string">
            <text:p text:style-name="P23"><text:span text:style-name="T27">S2</text:span></text:p>
          </table:table-cell>
          <table:table-cell table:style-name="Table9.A1" office:value-type="string">
            <text:p text:style-name="P23"><text:span text:style-name="T27">S3</text:span></text:p>
          </table:table-cell>
          <table:table-cell table:style-name="Table9.A1" office:value-type="string">
            <text:p text:style-name="P23"><text:span text:style-name="T27">S4</text:span></text:p>
          </table:table-cell>
          <table:table-cell table:style-name="Table9.A1" office:value-type="string">
            <text:p text:style-name="P23"><text:span text:style-name="T28">S5</text:span></text:p>
          </table:table-cell>
          <table:table-cell table:style-name="Table9.A1" office:value-type="string">
            <text:p text:style-name="P23"><text:span text:style-name="T27">S6</text:span></text:p>
          </table:table-cell>
          <table:table-cell table:style-name="Table9.A1" office:value-type="string">
            <text:p text:style-name="P23"><text:span text:style-name="T27">S7</text:span></text:p>
          </table:table-cell>
          <table:table-cell table:style-name="Table9.A1" office:value-type="string">
            <text:p text:style-name="P23"><text:span text:style-name="T27">S8</text:span></text:p>
          </table:table-cell>
          <table:table-cell table:style-name="Table9.A1" office:value-type="string">
            <text:p text:style-name="P23"><text:span text:style-name="T27">S9</text:span></text:p>
          </table:table-cell>
          <table:table-cell table:style-name="Table9.A1" office:value-type="string">
            <text:p text:style-name="P23"><text:span text:style-name="T27">S10</text:span></text:p>
          </table:table-cell>
          <table:table-cell table:style-name="Table9.A1" office:value-type="string">
            <text:p text:style-name="P23"><text:span text:style-name="T27">S11</text:span></text:p>
          </table:table-cell>
          <table:table-cell table:style-name="Table9.A1" office:value-type="string">
            <text:p text:style-name="P23"><text:span text:style-name="T27">S12</text:span></text:p>
          </table:table-cell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><text:span text:style-name="T27">Quantité à produit</text:span></text:p>
          </table:table-cell>
        </table:table-row>
        <table:table-row table:style-name="Table9.2">
          <table:table-cell table:style-name="Table9.A2" table:number-columns-spanned="19" office:value-type="string">
            <text:p text:style-name="P22"><text:span text:style-name="T23">Légum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3" office:value-type="string">
            <text:p text:style-name="P22"><text:span text:style-name="T27">Betterave</text:span></text:p>
          </table:table-cell>
          <table:table-cell table:style-name="Table9.A3" office:value-type="string">
            <text:p text:style-name="P23"><text:span text:style-name="T27">1,1</text:span></text:p>
          </table:table-cell>
          <table:table-cell table:style-name="Table9.A3" office:value-type="string">
            <text:p text:style-name="P23"><text:span text:style-name="T27">0,25</text:span></text:p>
          </table:table-cell>
          <table:table-cell table:style-name="Table9.A3" office:value-type="string">
            <text:p text:style-name="P23"><text:span text:style-name="T27">12,5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8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87,5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Carotte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,5</text:span></text:p>
          </table:table-cell>
          <table:table-cell table:style-name="Table9.A3" office:value-type="string">
            <text:p text:style-name="P23"><text:span text:style-name="T27">25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8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150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Chou</text:span></text:p>
          </table:table-cell>
          <table:table-cell table:style-name="Table9.A3" office:value-type="string">
            <text:p text:style-name="P23"><text:span text:style-name="T27">1,2</text:span></text:p>
          </table:table-cell>
          <table:table-cell table:style-name="Table9.A3" office:value-type="string">
            <text:p text:style-name="P23"><text:span text:style-name="T27">1,5</text:span></text:p>
          </table:table-cell>
          <table:table-cell table:style-name="Table9.A3" office:value-type="string">
            <text:p text:style-name="P23"><text:span text:style-name="T27">75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8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975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Epinard</text:span></text:p>
          </table:table-cell>
          <table:table-cell table:style-name="Table9.A3" office:value-type="string">
            <text:p text:style-name="P23"><text:span text:style-name="T27">1,5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5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8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350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9">Navet</text:span></text:p>
          </table:table-cell>
          <table:table-cell table:style-name="Table9.A3" office:value-type="string">
            <text:p text:style-name="P23"><text:span text:style-name="T29">1,3</text:span></text:p>
          </table:table-cell>
          <table:table-cell table:style-name="Table9.A3" office:value-type="string">
            <text:p text:style-name="P23"><text:span text:style-name="T29">0,3</text:span></text:p>
          </table:table-cell>
          <table:table-cell table:style-name="Table9.A3" office:value-type="string">
            <text:p text:style-name="P23"><text:span text:style-name="T29">15</text:span></text:p>
          </table:table-cell>
          <table:table-cell table:style-name="Table9.A3" office:value-type="string">
            <text:p text:style-name="P23"><text:span text:style-name="T29">0</text:span></text:p>
          </table:table-cell>
          <table:table-cell table:style-name="Table9.A3" office:value-type="string">
            <text:p text:style-name="P23"><text:span text:style-name="T29">1</text:span></text:p>
          </table:table-cell>
          <table:table-cell table:style-name="Table9.A3" office:value-type="string">
            <text:p text:style-name="P23"><text:span text:style-name="T29">0</text:span></text:p>
          </table:table-cell>
          <table:table-cell table:style-name="Table9.A3" office:value-type="string">
            <text:p text:style-name="P23"><text:span text:style-name="T29">1</text:span></text:p>
          </table:table-cell>
          <table:table-cell table:style-name="Table9.A3" office:value-type="string">
            <text:p text:style-name="P23"><text:span text:style-name="T29">0</text:span></text:p>
          </table:table-cell>
          <table:table-cell table:style-name="Table9.A3" office:value-type="string">
            <text:p text:style-name="P23"><text:span text:style-name="T29">1</text:span></text:p>
          </table:table-cell>
          <table:table-cell table:style-name="Table9.A3" office:value-type="string">
            <text:p text:style-name="P23"><text:span text:style-name="T29">0</text:span></text:p>
          </table:table-cell>
          <table:table-cell table:style-name="Table9.A3" office:value-type="string">
            <text:p text:style-name="P23"><text:span text:style-name="T29">1</text:span></text:p>
          </table:table-cell>
          <table:table-cell table:style-name="Table9.A3" office:value-type="string">
            <text:p text:style-name="P23"><text:span text:style-name="T29">0</text:span></text:p>
          </table:table-cell>
          <table:table-cell table:style-name="Table9.A3" office:value-type="string">
            <text:p text:style-name="P23"><text:span text:style-name="T29">1</text:span></text:p>
          </table:table-cell>
          <table:table-cell table:style-name="Table9.A3" office:value-type="string">
            <text:p text:style-name="P23"><text:span text:style-name="T29">0</text:span></text:p>
          </table:table-cell>
          <table:table-cell table:style-name="Table9.A3" office:value-type="string">
            <text:p text:style-name="P23"><text:span text:style-name="T29">1</text:span></text:p>
          </table:table-cell>
          <table:table-cell table:style-name="Table9.A3" office:value-type="string">
            <text:p text:style-name="P23"><text:span text:style-name="T29">0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9">90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Pomme de terre</text:span></text:p>
          </table:table-cell>
          <table:table-cell table:style-name="Table9.A3" office:value-type="string">
            <text:p text:style-name="P23"><text:span text:style-name="T27">1,3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5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8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350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Poireau</text:span></text:p>
          </table:table-cell>
          <table:table-cell table:style-name="Table9.A3" office:value-type="string">
            <text:p text:style-name="P23"><text:span text:style-name="T27">1,1</text:span></text:p>
          </table:table-cell>
          <table:table-cell table:style-name="Table9.A3" office:value-type="string">
            <text:p text:style-name="P23"><text:span text:style-name="T27">0,8</text:span></text:p>
          </table:table-cell>
          <table:table-cell table:style-name="Table9.A3" office:value-type="string">
            <text:p text:style-name="P23"><text:span text:style-name="T27">4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8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240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Radis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5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8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400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Salade</text:span></text:p>
          </table:table-cell>
          <table:table-cell table:style-name="Table9.A3" office:value-type="string">
            <text:p text:style-name="P23"><text:span text:style-name="T27">1,2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5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8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500</text:span></text:p>
          </table:table-cell>
        </table:table-row>
        <table:table-row table:style-name="Table9.2">
          <table:table-cell table:style-name="Table9.A2" table:number-columns-spanned="19" office:value-type="string">
            <text:p text:style-name="P22"><text:span text:style-name="T23">Frui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3" office:value-type="string">
            <text:p text:style-name="P22"><text:span text:style-name="T27">Pomme</text:span></text:p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5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8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34">0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Poire</text:span></text:p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5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5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3"><text:span text:style-name="T34">0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34">0</text:span></text:p>
          </table:table-cell>
        </table:table-row>
        <table:table-row table:style-name="Table9.2"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8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0</text:span></text:p>
          </table:table-cell>
        </table:table-row>
        <table:table-row table:style-name="Table9.2">
          <table:table-cell table:style-name="Table9.A2" table:number-columns-spanned="19" office:value-type="string">
            <text:p text:style-name="P22"><text:span text:style-name="T23">Aromatiqu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9.2">
          <table:table-cell table:style-name="Table9.A3" office:value-type="string">
            <text:p text:style-name="P22"><text:span text:style-name="T27">Romarin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,03</text:span></text:p>
          </table:table-cell>
          <table:table-cell table:style-name="Table9.A3" office:value-type="string">
            <text:p text:style-name="P23"><text:span text:style-name="T27">1,5</text:span></text:p>
          </table:table-cell>
          <table:table-cell table:style-name="Table9.A3" office:value-type="string">
            <text:p text:style-name="P22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8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3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Persil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,03</text:span></text:p>
          </table:table-cell>
          <table:table-cell table:style-name="Table9.A3" office:value-type="string">
            <text:p text:style-name="P23"><text:span text:style-name="T27">1,5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8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6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Thym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,03</text:span></text:p>
          </table:table-cell>
          <table:table-cell table:style-name="Table9.A3" office:value-type="string">
            <text:p text:style-name="P23"><text:span text:style-name="T27">1,5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8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5</text:span></text:p>
          </table:table-cell>
        </table:table-row>
        <table:table-row table:style-name="Table9.2">
          <table:table-cell table:style-name="Table9.A3" office:value-type="string">
            <text:p text:style-name="P22"><text:span text:style-name="T27">Sauge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,03</text:span></text:p>
          </table:table-cell>
          <table:table-cell table:style-name="Table9.A3" office:value-type="string">
            <text:p text:style-name="P23"><text:span text:style-name="T27">1,5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8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3"><text:span text:style-name="T27">1</text:span></text:p>
          </table:table-cell>
          <table:table-cell table:style-name="Table9.A3" office:value-type="string">
            <text:p text:style-name="P23"><text:span text:style-name="T27">0</text:span></text:p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><text:span text:style-name="T27">5</text:span></text:p>
          </table:table-cell>
        </table:table-row>
        <table:table-row table:style-name="Table9.2">
          <table:table-cell table:style-name="Table9.A21" table:number-columns-spanned="2" office:value-type="string">
            <text:p text:style-name="P24"><text:span text:style-name="T27">Poids Panier à 10</text:span></text:p>
          </table:table-cell>
          <table:covered-table-cell/>
          <table:table-cell table:style-name="Table9.A3" office:value-type="string">
            <text:p text:style-name="P23"><text:span text:style-name="T27">9,47</text:span></text:p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A3" office:value-type="string">
            <text:p text:style-name="P22"/>
          </table:table-cell>
          <table:table-cell table:style-name="Table9.S3" office:value-type="string">
            <text:p text:style-name="P22"/>
          </table:table-cell>
        </table:table-row>
        <table:table-row table:style-name="Table9.22">
          <table:table-cell table:style-name="Table9.A2" table:number-columns-spanned="4" office:value-type="string">
            <text:p text:style-name="P24"><text:span text:style-name="T27">Total produit / Panier</text:span></text:p>
          </table:table-cell>
          <table:covered-table-cell/>
          <table:covered-table-cell/>
          <table:covered-table-cell/>
          <table:table-cell table:style-name="Table9.E22" office:value-type="string">
            <text:p text:style-name="P23"><text:span text:style-name="T27">7,03</text:span></text:p>
          </table:table-cell>
          <table:table-cell table:style-name="Table9.E22" office:value-type="string">
            <text:p text:style-name="P23"><text:span text:style-name="T27">7</text:span></text:p>
          </table:table-cell>
          <table:table-cell table:style-name="Table9.E22" office:value-type="string">
            <text:p text:style-name="P23"><text:span text:style-name="T27">8</text:span></text:p>
          </table:table-cell>
          <table:table-cell table:style-name="Table9.E22" office:value-type="string">
            <text:p text:style-name="P23"><text:span text:style-name="T27">7</text:span></text:p>
          </table:table-cell>
          <table:table-cell table:style-name="Table9.E22" office:value-type="string">
            <text:p text:style-name="P23"><text:span text:style-name="T27">7</text:span></text:p>
          </table:table-cell>
          <table:table-cell table:style-name="Table9.E22" office:value-type="string">
            <text:p text:style-name="P23"><text:span text:style-name="T28">7</text:span></text:p>
          </table:table-cell>
          <table:table-cell table:style-name="Table9.E22" office:value-type="string">
            <text:p text:style-name="P23"><text:span text:style-name="T27">8</text:span></text:p>
          </table:table-cell>
          <table:table-cell table:style-name="Table9.E22" office:value-type="string">
            <text:p text:style-name="P23"><text:span text:style-name="T27">7</text:span></text:p>
          </table:table-cell>
          <table:table-cell table:style-name="Table9.E22" office:value-type="string">
            <text:p text:style-name="P23"><text:span text:style-name="T27">7</text:span></text:p>
          </table:table-cell>
          <table:table-cell table:style-name="Table9.E22" office:value-type="string">
            <text:p text:style-name="P23"><text:span text:style-name="T27">7</text:span></text:p>
          </table:table-cell>
          <table:table-cell table:style-name="Table9.E22" office:value-type="string">
            <text:p text:style-name="P23"><text:span text:style-name="T27">8</text:span></text:p>
          </table:table-cell>
          <table:table-cell table:style-name="Table9.E22" office:value-type="string">
            <text:p text:style-name="P23"><text:span text:style-name="T27">7</text:span></text:p>
          </table:table-cell>
          <table:table-cell table:style-name="Table9.E22" office:value-type="string">
            <text:p text:style-name="P23"><text:span text:style-name="T27">8</text:span></text:p>
          </table:table-cell>
          <table:table-cell table:style-name="Table9.E22" office:value-type="string">
            <text:p text:style-name="P22"/>
          </table:table-cell>
          <table:table-cell table:style-name="Table9.A3" office:value-type="string">
            <text:p text:style-name="P22"/>
          </table:table-cell>
        </table:table-row>
      </table:table>
      <text:p text:style-name="P3">Le tableau nous donne plusieur information suivant le sens de la lecture :</text:p>
      <text:p text:style-name="P3"><text:span text:style-name="T10"/></text:p>
      <text:p text:style-name="P11"><text:span text:style-name="T10">à l’horizontal</text:span><text:span text:style-name="T7"> : </text:span>On a le détail du légume ( poids / panier - prix ) et la quantité à produire pour </text:p>
      <text:p text:style-name="P11">un certain nombre de panier ( ici opération effectué pour 50 paniers.</text:p>
      <text:p text:style-name="P11"><text:span text:style-name="T8">à la Vertical </text:span>: La composition des paniers pour chaque semaine de l’année, le chiffre binaire </text:p>
      <text:p text:style-name="P11">[1-0] nous informe de la présence ou non du légumes dans le panier</text:p>
      <text:p text:style-name="P3"/>
      <text:p text:style-name="P3"/>
      <text:p text:style-name="P3"/>
      <text:p text:style-name="P3"/>
      <text:p text:style-name="P3"/>
      <text:p text:style-name="P11"><text:span text:style-name="T4">Grasse à la l’analyse de besoins pour les AMAPde la composition </text:span></text:p>
      <text:p text:style-name="P11"><text:span text:style-name="T4">des paniers on peut en déterminé après étude des rendements la </text:span></text:p>
      <text:p text:style-name="P11"><text:span text:style-name="T4">surface de culture a utilisé mais aussi la quantité de semences pour </text:span></text:p>
      <text:p text:style-name="P11"><text:span text:style-name="T4">commencer la production</text:span></text:p>
      <text:p text:style-name="P3"/>
      <text:p text:style-name="P3"/>
      <text:p text:style-name="P3"/>
      <text:p text:style-name="P3"/>
      <text:p text:style-name="P3"/>
      <text:p text:style-name="P3"><text:soft-page-break/><text:span text:style-name="T3">Assolement : rappel.</text:span></text:p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2"/>
          </table:table-cell>
          <table:table-cell table:style-name="Table10.B1" office:value-type="string">
            <text:p text:style-name="P23"><text:span text:style-name="T7">Quantité</text:span></text:p>
          </table:table-cell>
          <table:table-cell table:style-name="Table10.B1" office:value-type="string">
            <text:p text:style-name="P14"><text:span text:style-name="T7">Longueur</text:span></text:p>
            <text:p text:style-name="P23"><text:span text:style-name="T7">(m)</text:span></text:p>
          </table:table-cell>
          <table:table-cell table:style-name="Table10.B1" office:value-type="string">
            <text:p text:style-name="P14"><text:span text:style-name="T7">Largeur</text:span></text:p>
            <text:p text:style-name="P23"><text:span text:style-name="T7">(m )</text:span></text:p>
          </table:table-cell>
          <table:table-cell table:style-name="Table10.B1" office:value-type="string">
            <text:p text:style-name="P23"><text:span text:style-name="T7">Surface p ( m² )</text:span></text:p>
          </table:table-cell>
          <table:table-cell table:style-name="Table10.B1" office:value-type="string">
            <text:p text:style-name="P45"><text:span text:style-name="T7">Surface Total Cultivé</text:span></text:p>
          </table:table-cell>
        </table:table-row>
        <table:table-row table:style-name="Table10.2">
          <table:table-cell table:style-name="Table10.A2" table:number-columns-spanned="5" office:value-type="string">
            <text:p text:style-name="P22">Système Planche (p)</text:p>
          </table:table-cell>
          <table:covered-table-cell/>
          <table:covered-table-cell/>
          <table:covered-table-cell/>
          <table:covered-table-cell/>
          <table:table-cell table:style-name="Table10.A2" office:value-type="string">
            <text:p text:style-name="P23">9600</text:p>
          </table:table-cell>
        </table:table-row>
        <table:table-row table:style-name="Table10.2">
          <table:table-cell table:style-name="Table10.A3" office:value-type="string">
            <text:p text:style-name="P22">Zone P1</text:p>
          </table:table-cell>
          <table:table-cell table:style-name="Table10.A3" office:value-type="string">
            <text:p text:style-name="P23">40</text:p>
          </table:table-cell>
          <table:table-cell table:style-name="Table10.A3" office:value-type="string">
            <text:p text:style-name="P23">50</text:p>
          </table:table-cell>
          <table:table-cell table:style-name="Table10.A3" office:value-type="string">
            <text:p text:style-name="P23">1,2</text:p>
          </table:table-cell>
          <table:table-cell table:style-name="Table10.A3" office:value-type="string">
            <text:p text:style-name="P23">60</text:p>
          </table:table-cell>
          <table:table-cell table:style-name="Table10.F3" office:value-type="string">
            <text:p text:style-name="P23">2400</text:p>
          </table:table-cell>
        </table:table-row>
        <table:table-row table:style-name="Table10.2">
          <table:table-cell table:style-name="Table10.A3" office:value-type="string">
            <text:p text:style-name="P22">Zone P2</text:p>
          </table:table-cell>
          <table:table-cell table:style-name="Table10.A3" office:value-type="string">
            <text:p text:style-name="P23">40</text:p>
          </table:table-cell>
          <table:table-cell table:style-name="Table10.A3" office:value-type="string">
            <text:p text:style-name="P23">50</text:p>
          </table:table-cell>
          <table:table-cell table:style-name="Table10.A3" office:value-type="string">
            <text:p text:style-name="P23">1,2</text:p>
          </table:table-cell>
          <table:table-cell table:style-name="Table10.A3" office:value-type="string">
            <text:p text:style-name="P23">60</text:p>
          </table:table-cell>
          <table:table-cell table:style-name="Table10.F3" office:value-type="string">
            <text:p text:style-name="P23">2400</text:p>
          </table:table-cell>
        </table:table-row>
        <table:table-row table:style-name="Table10.2">
          <table:table-cell table:style-name="Table10.A3" office:value-type="string">
            <text:p text:style-name="P22">Zone P3</text:p>
          </table:table-cell>
          <table:table-cell table:style-name="Table10.A3" office:value-type="string">
            <text:p text:style-name="P23">40</text:p>
          </table:table-cell>
          <table:table-cell table:style-name="Table10.A3" office:value-type="string">
            <text:p text:style-name="P23">50</text:p>
          </table:table-cell>
          <table:table-cell table:style-name="Table10.A3" office:value-type="string">
            <text:p text:style-name="P23">1,2</text:p>
          </table:table-cell>
          <table:table-cell table:style-name="Table10.A3" office:value-type="string">
            <text:p text:style-name="P23">60</text:p>
          </table:table-cell>
          <table:table-cell table:style-name="Table10.F3" office:value-type="string">
            <text:p text:style-name="P23">2400</text:p>
          </table:table-cell>
        </table:table-row>
        <table:table-row table:style-name="Table10.2">
          <table:table-cell table:style-name="Table10.A3" office:value-type="string">
            <text:p text:style-name="P22">Zone P4</text:p>
          </table:table-cell>
          <table:table-cell table:style-name="Table10.A3" office:value-type="string">
            <text:p text:style-name="P23">40</text:p>
          </table:table-cell>
          <table:table-cell table:style-name="Table10.A3" office:value-type="string">
            <text:p text:style-name="P23">50</text:p>
          </table:table-cell>
          <table:table-cell table:style-name="Table10.A3" office:value-type="string">
            <text:p text:style-name="P23">1,2</text:p>
          </table:table-cell>
          <table:table-cell table:style-name="Table10.A3" office:value-type="string">
            <text:p text:style-name="P23">60</text:p>
          </table:table-cell>
          <table:table-cell table:style-name="Table10.F3" office:value-type="string">
            <text:p text:style-name="P23">2400</text:p>
          </table:table-cell>
        </table:table-row>
        <table:table-row table:style-name="Table10.2">
          <table:table-cell table:style-name="Table10.A2" table:number-columns-spanned="5" office:value-type="string">
            <text:p text:style-name="P22">Système plein champs (PC)</text:p>
          </table:table-cell>
          <table:covered-table-cell/>
          <table:covered-table-cell/>
          <table:covered-table-cell/>
          <table:covered-table-cell/>
          <table:table-cell table:style-name="Table10.A2" office:value-type="string">
            <text:p text:style-name="P23">6000</text:p>
          </table:table-cell>
        </table:table-row>
        <table:table-row table:style-name="Table10.2">
          <table:table-cell table:style-name="Table10.A8" office:value-type="string">
            <text:p text:style-name="P22">Zone PC 1</text:p>
          </table:table-cell>
          <table:table-cell table:style-name="Table10.A8" office:value-type="string">
            <text:p text:style-name="P23">2</text:p>
          </table:table-cell>
          <table:table-cell table:style-name="Table10.A8" office:value-type="string">
            <text:p text:style-name="P23">50</text:p>
          </table:table-cell>
          <table:table-cell table:style-name="Table10.A8" office:value-type="string">
            <text:p text:style-name="P23">30</text:p>
          </table:table-cell>
          <table:table-cell table:style-name="Table10.A8" office:value-type="string">
            <text:p text:style-name="P23">1500</text:p>
          </table:table-cell>
          <table:table-cell table:style-name="Table10.F3" office:value-type="string">
            <text:p text:style-name="P23">3000</text:p>
          </table:table-cell>
        </table:table-row>
        <table:table-row table:style-name="Table10.2">
          <table:table-cell table:style-name="Table10.A8" office:value-type="string">
            <text:p text:style-name="P22">Zone PC 2</text:p>
          </table:table-cell>
          <table:table-cell table:style-name="Table10.A8" office:value-type="string">
            <text:p text:style-name="P23">2</text:p>
          </table:table-cell>
          <table:table-cell table:style-name="Table10.A8" office:value-type="string">
            <text:p text:style-name="P23">50</text:p>
          </table:table-cell>
          <table:table-cell table:style-name="Table10.A8" office:value-type="string">
            <text:p text:style-name="P23">30</text:p>
          </table:table-cell>
          <table:table-cell table:style-name="Table10.A8" office:value-type="string">
            <text:p text:style-name="P23">1500</text:p>
          </table:table-cell>
          <table:table-cell table:style-name="Table10.F3" office:value-type="string">
            <text:p text:style-name="P23">3000</text:p>
          </table:table-cell>
        </table:table-row>
      </table:table>
      <text:p text:style-name="P3"/>
      <text:p text:style-name="P11">l’assolement nous permet de situer la production sur le parcellaire, d’en déterminer les </text:p>
      <text:p text:style-name="P11">rendement en fonction de la surface de production.</text:p>
      <text:p text:style-name="P3"/>
      <text:p text:style-name="P3"/>
      <text:p text:style-name="P3"/>
      <text:p text:style-name="P11">On peut donc lire dans le tableau pour la zone P1 de la planche p1 à p4 que je cultive de la </text:p>
      <text:p text:style-name="P11">betterave, que chacune de mes planches mesure 60 m2 et qu’elle produise 120 kg de </text:p>
      <text:p text:style-name="P11">betterave chacune.</text:p>
      <text:p text:style-name="P3"/>
      <text:p text:style-name="P11">Ce document est très important pour traçabilité et le suivie de la production, pour passé d’un </text:p>
      <text:p text:style-name="P11">rendement théorique et un rendement réel de même pour le nombre de semence en au m2 </text:p>
      <text:p text:style-name="P11">il est plus précis en respectant les distance de plantation et les rendement pourront être </text:p>
      <text:p text:style-name="P11">multiplié si j’associe plusieurs légumes dans la même planche de production.</text:p>
      <text:p text:style-name="P3"/>
      <text:p text:style-name="P3"><text:soft-page-break/></text:p>
      <text:p text:style-name="P11">Dans le tableau suivant j’ai repris les besoins en production pour les AMAP le rendement </text:p>
      <text:p text:style-name="P11">total pour chaque légumes de saison pour en déterminer le reste à écoulé sur le marché ou </text:p>
      <text:p text:style-name="P11">les campings</text:p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 table:number-columns-repeated="2"/>
        <table:table-row table:style-name="Table11.1">
          <table:table-cell table:style-name="Table11.A1" office:value-type="string">
            <text:p text:style-name="P23"><text:span text:style-name="T25">Liste des légumes d'hiver</text:span></text:p>
          </table:table-cell>
          <table:table-cell table:style-name="Table11.A1" office:value-type="string">
            <text:p text:style-name="P23"><text:span text:style-name="T25">toal sau</text:span></text:p>
          </table:table-cell>
          <table:table-cell table:style-name="Table11.A1" office:value-type="string">
            <text:p text:style-name="P23"><text:span text:style-name="T25">total rendement</text:span></text:p>
          </table:table-cell>
          <table:table-cell table:style-name="Table11.A1" office:value-type="string">
            <text:p text:style-name="P23"><text:span text:style-name="T25">Besoin AMAP</text:span></text:p>
          </table:table-cell>
          <table:table-cell table:style-name="Table11.A1" office:value-type="string">
            <text:p text:style-name="P23"><text:span text:style-name="T25">Reste</text:span></text:p>
          </table:table-cell>
        </table:table-row>
        <table:table-row table:style-name="Table11.2">
          <table:table-cell table:style-name="Table11.A2" office:value-type="string">
            <text:p text:style-name="P23"><text:span text:style-name="T27">Betterave</text:span></text:p>
          </table:table-cell>
          <table:table-cell table:style-name="Table11.B2" office:value-type="string">
            <text:p text:style-name="P23"><text:span text:style-name="T25">300</text:span></text:p>
          </table:table-cell>
          <table:table-cell table:style-name="Table11.B2" office:value-type="string">
            <text:p text:style-name="P23"><text:span text:style-name="T25">600</text:span></text:p>
          </table:table-cell>
          <table:table-cell table:style-name="Table11.D2" office:value-type="string">
            <text:p text:style-name="P23"><text:span text:style-name="T27">88</text:span></text:p>
          </table:table-cell>
          <table:table-cell table:style-name="Table11.B2" office:value-type="string">
            <text:p text:style-name="P23"><text:span text:style-name="T25">512</text:span></text:p>
          </table:table-cell>
        </table:table-row>
        <table:table-row table:style-name="Table11.2">
          <table:table-cell table:style-name="Table11.A2" office:value-type="string">
            <text:p text:style-name="P23"><text:span text:style-name="T27">Carotte</text:span></text:p>
          </table:table-cell>
          <table:table-cell table:style-name="Table11.B3" office:value-type="string">
            <text:p text:style-name="P23"><text:span text:style-name="T36">300</text:span></text:p>
          </table:table-cell>
          <table:table-cell table:style-name="Table11.B2" office:value-type="string">
            <text:p text:style-name="P23"><text:span text:style-name="T25">1140</text:span></text:p>
          </table:table-cell>
          <table:table-cell table:style-name="Table11.D2" office:value-type="string">
            <text:p text:style-name="P23"><text:span text:style-name="T27">150</text:span></text:p>
          </table:table-cell>
          <table:table-cell table:style-name="Table11.B2" office:value-type="string">
            <text:p text:style-name="P23"><text:span text:style-name="T25">990</text:span></text:p>
          </table:table-cell>
        </table:table-row>
        <table:table-row table:style-name="Table11.2">
          <table:table-cell table:style-name="Table11.A2" office:value-type="string">
            <text:p text:style-name="P23"><text:span text:style-name="T27">Chou</text:span></text:p>
          </table:table-cell>
          <table:table-cell table:style-name="Table11.B3" office:value-type="string">
            <text:p text:style-name="P23"><text:span text:style-name="T37">1500</text:span></text:p>
          </table:table-cell>
          <table:table-cell table:style-name="Table11.B2" office:value-type="string">
            <text:p text:style-name="P23"><text:span text:style-name="T25">5000</text:span></text:p>
          </table:table-cell>
          <table:table-cell table:style-name="Table11.D2" office:value-type="string">
            <text:p text:style-name="P23"><text:span text:style-name="T27">975</text:span></text:p>
          </table:table-cell>
          <table:table-cell table:style-name="Table11.B2" office:value-type="string">
            <text:p text:style-name="P23"><text:span text:style-name="T25">4025</text:span></text:p>
          </table:table-cell>
        </table:table-row>
        <table:table-row table:style-name="Table11.2">
          <table:table-cell table:style-name="Table11.A2" office:value-type="string">
            <text:p text:style-name="P23"><text:span text:style-name="T27">Epinard</text:span></text:p>
          </table:table-cell>
          <table:table-cell table:style-name="Table11.B2" office:value-type="string">
            <text:p text:style-name="P23"><text:span text:style-name="T25">300</text:span></text:p>
          </table:table-cell>
          <table:table-cell table:style-name="Table11.B2" office:value-type="string">
            <text:p text:style-name="P23"><text:span text:style-name="T25">600</text:span></text:p>
          </table:table-cell>
          <table:table-cell table:style-name="Table11.D2" office:value-type="string">
            <text:p text:style-name="P23"><text:span text:style-name="T27">350</text:span></text:p>
          </table:table-cell>
          <table:table-cell table:style-name="Table11.B2" office:value-type="string">
            <text:p text:style-name="P23"><text:span text:style-name="T25">250</text:span></text:p>
          </table:table-cell>
        </table:table-row>
        <table:table-row table:style-name="Table11.2">
          <table:table-cell table:style-name="Table11.A2" office:value-type="string">
            <text:p text:style-name="P23"><text:span text:style-name="T27">Navet</text:span></text:p>
          </table:table-cell>
          <table:table-cell table:style-name="Table11.B3" office:value-type="string">
            <text:p text:style-name="P23"><text:span text:style-name="T36">300</text:span></text:p>
          </table:table-cell>
          <table:table-cell table:style-name="Table11.B2" office:value-type="string">
            <text:p text:style-name="P23"><text:span text:style-name="T25">600</text:span></text:p>
          </table:table-cell>
          <table:table-cell table:style-name="Table11.D2" office:value-type="string">
            <text:p text:style-name="P23"><text:span text:style-name="T27">90</text:span></text:p>
          </table:table-cell>
          <table:table-cell table:style-name="Table11.B2" office:value-type="string">
            <text:p text:style-name="P23"><text:span text:style-name="T25">510</text:span></text:p>
          </table:table-cell>
        </table:table-row>
        <table:table-row table:style-name="Table11.2">
          <table:table-cell table:style-name="Table11.A2" office:value-type="string">
            <text:p text:style-name="P23"><text:span text:style-name="T27">Pomme de terre</text:span></text:p>
          </table:table-cell>
          <table:table-cell table:style-name="Table11.B3" office:value-type="string">
            <text:p text:style-name="P23"><text:span text:style-name="T37">1500</text:span></text:p>
          </table:table-cell>
          <table:table-cell table:style-name="Table11.B2" office:value-type="string">
            <text:p text:style-name="P23"><text:span text:style-name="T25">4500</text:span></text:p>
          </table:table-cell>
          <table:table-cell table:style-name="Table11.D2" office:value-type="string">
            <text:p text:style-name="P23"><text:span text:style-name="T27">350</text:span></text:p>
          </table:table-cell>
          <table:table-cell table:style-name="Table11.B2" office:value-type="string">
            <text:p text:style-name="P23"><text:span text:style-name="T25">4150</text:span></text:p>
          </table:table-cell>
        </table:table-row>
        <table:table-row table:style-name="Table11.2">
          <table:table-cell table:style-name="Table11.A2" office:value-type="string">
            <text:p text:style-name="P23"><text:span text:style-name="T27">Poireau</text:span></text:p>
          </table:table-cell>
          <table:table-cell table:style-name="Table11.B2" office:value-type="string">
            <text:p text:style-name="P23"><text:span text:style-name="T25">300</text:span></text:p>
          </table:table-cell>
          <table:table-cell table:style-name="Table11.B2" office:value-type="string">
            <text:p text:style-name="P23"><text:span text:style-name="T25">600</text:span></text:p>
          </table:table-cell>
          <table:table-cell table:style-name="Table11.D2" office:value-type="string">
            <text:p text:style-name="P23"><text:span text:style-name="T27">240</text:span></text:p>
          </table:table-cell>
          <table:table-cell table:style-name="Table11.B2" office:value-type="string">
            <text:p text:style-name="P23"><text:span text:style-name="T25">360</text:span></text:p>
          </table:table-cell>
        </table:table-row>
        <table:table-row table:style-name="Table11.2">
          <table:table-cell table:style-name="Table11.A2" office:value-type="string">
            <text:p text:style-name="P23"><text:span text:style-name="T27">Radis</text:span></text:p>
          </table:table-cell>
          <table:table-cell table:style-name="Table11.B3" office:value-type="string">
            <text:p text:style-name="P23"><text:span text:style-name="T36">300</text:span></text:p>
          </table:table-cell>
          <table:table-cell table:style-name="Table11.B2" office:value-type="string">
            <text:p text:style-name="P23"><text:span text:style-name="T25">420</text:span></text:p>
          </table:table-cell>
          <table:table-cell table:style-name="Table11.D2" office:value-type="string">
            <text:p text:style-name="P23"><text:span text:style-name="T27">400</text:span></text:p>
          </table:table-cell>
          <table:table-cell table:style-name="Table11.B2" office:value-type="string">
            <text:p text:style-name="P23"><text:span text:style-name="T25">20</text:span></text:p>
          </table:table-cell>
        </table:table-row>
        <table:table-row table:style-name="Table11.1">
          <table:table-cell table:style-name="Table11.A2" office:value-type="string">
            <text:p text:style-name="P23"><text:span text:style-name="T27">Salade</text:span></text:p>
          </table:table-cell>
          <table:table-cell table:style-name="Table11.B3" office:value-type="string">
            <text:p text:style-name="P23"><text:span text:style-name="T36">300</text:span></text:p>
          </table:table-cell>
          <table:table-cell table:style-name="Table11.B2" office:value-type="string">
            <text:p text:style-name="P23"><text:span text:style-name="T25">3600</text:span></text:p>
          </table:table-cell>
          <table:table-cell table:style-name="Table11.D2" office:value-type="string">
            <text:p text:style-name="P23"><text:span text:style-name="T27">500</text:span></text:p>
          </table:table-cell>
          <table:table-cell table:style-name="Table11.B2" office:value-type="string">
            <text:p text:style-name="P23"><text:span text:style-name="T25">3100</text:span></text:p>
          </table:table-cell>
        </table:table-row>
      </table:table>
      <text:p text:style-name="P3"/>
      <text:p text:style-name="P10">Pour les collectivité comme pour les AMAP la production peut être prévu à l’avance en vue </text:p>
      <text:p text:style-name="P10">d’un éventuel contrat à négocier ce qui rend l’assolement plus facile à préparer</text:p>
      <text:p text:style-name="P3"><text:span text:style-name="T4">Fe</text:span><text:span text:style-name="T1">rtilisation :</text:span></text:p>
      <text:p text:style-name="P3"/>
      <text:p text:style-name="P17">Une zone en plein champs sera réservée en rotation à la culture de ray-grass, ou </text:p>
      <text:p text:style-name="P17">tritical, bonne structuration du sol, drainage en profondeur et bon pouvoir fertilisant </text:p>
      <text:p text:style-name="P17">avec arrière effet car riche en lignine. .</text:p>
      <text:p text:style-name="P16"/>
      <text:p text:style-name="P17">Tout les planches de production seront régulièrement amendé avec de la matière </text:p>
      <text:p text:style-name="P17">végétal fraîche riche en azote et ensuite avec un paillage ou brouillat de bois riche </text:p>
      <text:p text:style-name="P17">en carbone afin de stabiliser le taux et l’évolution de la matière organique dans le </text:p>
      <text:p text:style-name="P17"><text:soft-page-break/>sole j’aime à dire qu’il faut nourrir la micro faune avant de chercher à nourrir la </text:p>
      <text:p text:style-name="P17">plante.</text:p>
      <text:p text:style-name="P16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Lutte contre les ennemis de la culture</text:span></text:p>
      <text:p text:style-name="P10">Il n’y a pas d'ennemis en Maraîchage sur sol vivant ( MSV ) tout le monde doit bien manger </text:p>
      <text:p text:style-name="P10">il n’y a pas de secret dans la chaîne alimentaire. en respectant le cycle de la vie, naîtra une </text:p>
      <text:p text:style-name="P10">symbiose entre les espèces,</text:p>
      <text:p text:style-name="P10">Des choix et essai variétale devront être faits avant d’envisager la production de semence et </text:p>
      <text:p text:style-name="P10">plants afin de lutter contre d’éventuel maladie par mode de sélection holistique</text:p>
      <text:p text:style-name="P10">Pour les question de désherbage, chaque planche permanente sera amender avec une </text:p>
      <text:p text:style-name="P10">bonne dose de brouillât de bois ou du paillage donc du coup ça limite le travail du sol et du </text:p>
      <text:p text:style-name="P10">désherbage.</text:p>
      <text:p text:style-name="P3"/>
      <text:p text:style-name="P3"><text:span text:style-name="T1">Le cahier des charges bio.</text:span></text:p>
      <text:p text:style-name="P3"/>
      <text:list xml:id="list880220300" text:style-name="WWNum2">
        <text:list-item>
          <text:p text:style-name="P34"><text:span text:style-name="T24">Aucun produit chimique de synthèse. ni engrais, herbicide ou OGM</text:span></text:p>
        </text:list-item>
        <text:list-item>
          <text:p text:style-name="P38"><text:span text:style-name="T24">Des semences BIO certifié</text:span></text:p>
        </text:list-item>
        <text:list-item>
          <text:p text:style-name="P43"><text:span text:style-name="T24">la mixité bio / non Bio est interdit</text:span></text:p>
        </text:list-item>
      </text:list>
      <text:p text:style-name="P44"><text:span text:style-name="T23">...</text:span></text:p>
      <text:p text:style-name="P4"><text:span text:style-name="T38">Les textes en vigueur et le cahier des charges sont consultable sur internet.</text:span></text:p>
      <text:p text:style-name="P4"/>
      <text:p text:style-name="P3"/>
      <text:p text:style-name="P3"/>
      <text:p text:style-name="P3"><text:span text:style-name="T1">Atelier semences/plants, reproduction / multiplication</text:span></text:p>
      <text:p text:style-name="P6">Le but de système est une culture raisonnée et donc à terme viser la réduction des charges.</text:p>
      <text:p text:style-name="P7">ce travail demande beaucoup de temps en fin de saison, collecte de bouture, de graines </text:p>
      <text:p text:style-name="P7">sélection holistique, triage, conditionnent</text:p>
      <text:p text:style-name="P6">L’objectif est d’être <text:span text:style-name="T7">autonome à 75 </text:span>% minimum en 5ème année.</text:p>
      <text:p text:style-name="P3"/>
      <text:p text:style-name="P3"/>
      <text:p text:style-name="P3"/>
      <text:p text:style-name="P3"/>
      <text:p text:style-name="P3"><text:soft-page-break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p text:style-name="P23"><text:span text:style-name="T24">Compte de résultat du …….. Au…….. (en euros)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22"/>
          </table:table-cell>
          <table:table-cell table:style-name="Table12.A2" office:value-type="string">
            <text:p text:style-name="P23"><text:span text:style-name="T24">N+1</text:span></text:p>
          </table:table-cell>
          <table:table-cell table:style-name="Table12.A2" office:value-type="string">
            <text:p text:style-name="P23"><text:span text:style-name="T24">N+3</text:span></text:p>
          </table:table-cell>
          <table:table-cell table:style-name="Table12.A2" office:value-type="string">
            <text:p text:style-name="P23"><text:span text:style-name="T24">N+5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Vente de paniers AMAP</text:span></text:p>
          </table:table-cell>
          <table:table-cell table:style-name="Table12.B3" office:value-type="string">
            <text:p text:style-name="P24"><text:span text:style-name="T24">12 000 €</text:span></text:p>
          </table:table-cell>
          <table:table-cell table:style-name="Table12.B3" office:value-type="string">
            <text:p text:style-name="P24"><text:span text:style-name="T24">15 000 €</text:span></text:p>
          </table:table-cell>
          <table:table-cell table:style-name="Table12.B3" office:value-type="string">
            <text:p text:style-name="P24"><text:span text:style-name="T24">30 0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Vente Marché</text:span></text:p>
          </table:table-cell>
          <table:table-cell table:style-name="Table12.B3" office:value-type="string">
            <text:p text:style-name="P24"><text:span text:style-name="T24">17 500 €</text:span></text:p>
          </table:table-cell>
          <table:table-cell table:style-name="Table12.B3" office:value-type="string">
            <text:p text:style-name="P24"><text:span text:style-name="T24">20 000 €</text:span></text:p>
          </table:table-cell>
          <table:table-cell table:style-name="Table12.B3" office:value-type="string">
            <text:p text:style-name="P24"><text:span text:style-name="T24">20 0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Vente Collectif</text:span></text:p>
          </table:table-cell>
          <table:table-cell table:style-name="Table12.B3" office:value-type="string">
            <text:p text:style-name="P24"><text:span text:style-name="T24">3 000 €</text:span></text:p>
          </table:table-cell>
          <table:table-cell table:style-name="Table12.B3" office:value-type="string">
            <text:p text:style-name="P24"><text:span text:style-name="T24">5 000 €</text:span></text:p>
          </table:table-cell>
          <table:table-cell table:style-name="Table12.B3" office:value-type="string">
            <text:p text:style-name="P24"><text:span text:style-name="T24">5 0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Vente Camping</text:span></text:p>
          </table:table-cell>
          <table:table-cell table:style-name="Table12.B3" office:value-type="string">
            <text:p text:style-name="P24"><text:span text:style-name="T24">6 000 €</text:span></text:p>
          </table:table-cell>
          <table:table-cell table:style-name="Table12.B3" office:value-type="string">
            <text:p text:style-name="P24"><text:span text:style-name="T24">6 000 €</text:span></text:p>
          </table:table-cell>
          <table:table-cell table:style-name="Table12.B3" office:value-type="string">
            <text:p text:style-name="P24"><text:span text:style-name="T24">6 0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Vente de Semence/plant</text:span></text:p>
          </table:table-cell>
          <table:table-cell table:style-name="Table12.B3" office:value-type="string">
            <text:p text:style-name="P24"/>
          </table:table-cell>
          <table:table-cell table:style-name="Table12.B3" office:value-type="string">
            <text:p text:style-name="P24"><text:span text:style-name="T24">1 000 €</text:span></text:p>
          </table:table-cell>
          <table:table-cell table:style-name="Table12.B3" office:value-type="string">
            <text:p text:style-name="P24"><text:span text:style-name="T24">2 000 €</text:span></text:p>
          </table:table-cell>
        </table:table-row>
        <table:table-row table:style-name="Table12.2">
          <table:table-cell table:style-name="Table12.A8" office:value-type="string">
            <text:p text:style-name="P22"><text:span text:style-name="T24">Aides PAC</text:span></text:p>
          </table:table-cell>
          <table:table-cell table:style-name="Table12.A8" office:value-type="string">
            <text:p text:style-name="P24"><text:span text:style-name="T24">1 400 €</text:span></text:p>
          </table:table-cell>
          <table:table-cell table:style-name="Table12.A8" office:value-type="string">
            <text:p text:style-name="P24"><text:span text:style-name="T24">1 400 €</text:span></text:p>
          </table:table-cell>
          <table:table-cell table:style-name="Table12.A8" office:value-type="string">
            <text:p text:style-name="P24"><text:span text:style-name="T24">1 400 €</text:span></text:p>
          </table:table-cell>
        </table:table-row>
        <table:table-row table:style-name="Table12.2">
          <table:table-cell table:style-name="Table12.A9" office:value-type="string">
            <text:p text:style-name="P22"><text:span text:style-name="T23">Total PA</text:span></text:p>
          </table:table-cell>
          <table:table-cell table:style-name="Table12.A9" office:value-type="string">
            <text:p text:style-name="P24"><text:span text:style-name="T23">39 900 €</text:span></text:p>
          </table:table-cell>
          <table:table-cell table:style-name="Table12.A9" office:value-type="string">
            <text:p text:style-name="P24"><text:span text:style-name="T23">48 400 €</text:span></text:p>
          </table:table-cell>
          <table:table-cell table:style-name="Table12.A9" office:value-type="string">
            <text:p text:style-name="P24"><text:span text:style-name="T23">64 4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Engrais</text:span></text:p>
          </table:table-cell>
          <table:table-cell table:style-name="Table12.A2" office:value-type="string">
            <text:p text:style-name="P24"><text:span text:style-name="T24">700 €</text:span></text:p>
          </table:table-cell>
          <table:table-cell table:style-name="Table12.A2" office:value-type="string">
            <text:p text:style-name="P24"><text:span text:style-name="T24">700 €</text:span></text:p>
          </table:table-cell>
          <table:table-cell table:style-name="Table12.A2" office:value-type="string">
            <text:p text:style-name="P24"><text:span text:style-name="T24">9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Semences</text:span></text:p>
          </table:table-cell>
          <table:table-cell table:style-name="Table12.B11" office:value-type="string">
            <text:p text:style-name="P24"><text:span text:style-name="T24">5 775 €</text:span></text:p>
          </table:table-cell>
          <table:table-cell table:style-name="Table12.B11" office:value-type="string">
            <text:p text:style-name="P24"><text:span text:style-name="T24">6 900 €</text:span></text:p>
          </table:table-cell>
          <table:table-cell table:style-name="Table12.B11" office:value-type="string">
            <text:p text:style-name="P24"><text:span text:style-name="T24">6 9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pot 7x7x7</text:span></text:p>
          </table:table-cell>
          <table:table-cell table:style-name="Table12.B11" office:value-type="string">
            <text:p text:style-name="P22"/>
          </table:table-cell>
          <table:table-cell table:style-name="Table12.B11" office:value-type="string">
            <text:p text:style-name="P24"><text:span text:style-name="T24">200 €</text:span></text:p>
          </table:table-cell>
          <table:table-cell table:style-name="Table12.B11" office:value-type="string">
            <text:p text:style-name="P24"><text:span text:style-name="T24">2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Plaque de culture</text:span></text:p>
          </table:table-cell>
          <table:table-cell table:style-name="Table12.B11" office:value-type="string">
            <text:p text:style-name="P24"><text:span text:style-name="T24">50 €</text:span></text:p>
          </table:table-cell>
          <table:table-cell table:style-name="Table12.B11" office:value-type="string">
            <text:p text:style-name="P24"><text:span text:style-name="T24">70 €</text:span></text:p>
          </table:table-cell>
          <table:table-cell table:style-name="Table12.B11" office:value-type="string">
            <text:p text:style-name="P24"><text:span text:style-name="T24">1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Terreau</text:span></text:p>
          </table:table-cell>
          <table:table-cell table:style-name="Table12.B11" office:value-type="string">
            <text:p text:style-name="P24"><text:span text:style-name="T24">600 €</text:span></text:p>
          </table:table-cell>
          <table:table-cell table:style-name="Table12.B11" office:value-type="string">
            <text:p text:style-name="P24"><text:span text:style-name="T24">900 €</text:span></text:p>
          </table:table-cell>
          <table:table-cell table:style-name="Table12.B11" office:value-type="string">
            <text:p text:style-name="P24"><text:span text:style-name="T24">1 0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Emballage</text:span></text:p>
          </table:table-cell>
          <table:table-cell table:style-name="Table12.B11" office:value-type="string">
            <text:p text:style-name="P24"><text:span text:style-name="T24">300 €</text:span></text:p>
          </table:table-cell>
          <table:table-cell table:style-name="Table12.B11" office:value-type="string">
            <text:p text:style-name="P24"><text:span text:style-name="T24">600 €</text:span></text:p>
          </table:table-cell>
          <table:table-cell table:style-name="Table12.B11" office:value-type="string">
            <text:p text:style-name="P24"><text:span text:style-name="T24">8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30">Total charges opérationnelles</text:span></text:p>
          </table:table-cell>
          <table:table-cell table:style-name="Table12.A2" office:value-type="string">
            <text:p text:style-name="P24"><text:span text:style-name="T30">7 425 €</text:span></text:p>
          </table:table-cell>
          <table:table-cell table:style-name="Table12.A2" office:value-type="string">
            <text:p text:style-name="P24"><text:span text:style-name="T30">9 370 €</text:span></text:p>
          </table:table-cell>
          <table:table-cell table:style-name="Table12.A2" office:value-type="string">
            <text:p text:style-name="P24"><text:span text:style-name="T30">9 900 €</text:span></text:p>
          </table:table-cell>
        </table:table-row>
        <table:table-row table:style-name="Table12.2">
          <table:table-cell table:style-name="Table12.A17" office:value-type="string">
            <text:p text:style-name="P22"><text:span text:style-name="T23">MBG</text:span></text:p>
          </table:table-cell>
          <table:table-cell table:style-name="Table12.A17" office:value-type="string">
            <text:p text:style-name="P24"><text:span text:style-name="T23">32 475 €</text:span></text:p>
          </table:table-cell>
          <table:table-cell table:style-name="Table12.A17" office:value-type="string">
            <text:p text:style-name="P24"><text:span text:style-name="T23">39 030 €</text:span></text:p>
          </table:table-cell>
          <table:table-cell table:style-name="Table12.A17" office:value-type="string">
            <text:p text:style-name="P24"><text:span text:style-name="T23">54 5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Carburant/Lubrifiant</text:span></text:p>
          </table:table-cell>
          <table:table-cell table:style-name="Table12.A2" office:value-type="string">
            <text:p text:style-name="P24"><text:span text:style-name="T24">1 500 €</text:span></text:p>
          </table:table-cell>
          <table:table-cell table:style-name="Table12.A2" office:value-type="string">
            <text:p text:style-name="P24"><text:span text:style-name="T24">1 500 €</text:span></text:p>
          </table:table-cell>
          <table:table-cell table:style-name="Table12.A2" office:value-type="string">
            <text:p text:style-name="P24"><text:span text:style-name="T24">1 700 €</text:span></text:p>
          </table:table-cell>
        </table:table-row>
        <table:table-row table:style-name="Table12.2">
          <table:table-cell table:style-name="Table12.B11" office:value-type="string">
            <text:p text:style-name="P22"><text:span text:style-name="T24">Entretien matériel</text:span></text:p>
          </table:table-cell>
          <table:table-cell table:style-name="Table12.A2" office:value-type="string">
            <text:p text:style-name="P24"><text:span text:style-name="T24">250 €</text:span></text:p>
          </table:table-cell>
          <table:table-cell table:style-name="Table12.A2" office:value-type="string">
            <text:p text:style-name="P24"><text:span text:style-name="T24">250 €</text:span></text:p>
          </table:table-cell>
          <table:table-cell table:style-name="Table12.A2" office:value-type="string">
            <text:p text:style-name="P24"><text:span text:style-name="T24">250 €</text:span><text:soft-page-break/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Fermage</text:span></text:p>
          </table:table-cell>
          <table:table-cell table:style-name="Table12.A2" office:value-type="string">
            <text:p text:style-name="P24"><text:span text:style-name="T24">900 €</text:span></text:p>
          </table:table-cell>
          <table:table-cell table:style-name="Table12.A2" office:value-type="string">
            <text:p text:style-name="P24"><text:span text:style-name="T24">1 100 €</text:span></text:p>
          </table:table-cell>
          <table:table-cell table:style-name="Table12.A2" office:value-type="string">
            <text:p text:style-name="P24"><text:span text:style-name="T24">1 1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Eau</text:span></text:p>
          </table:table-cell>
          <table:table-cell table:style-name="Table12.A2" office:value-type="string">
            <text:p text:style-name="P24"><text:span text:style-name="T24">600 €</text:span></text:p>
          </table:table-cell>
          <table:table-cell table:style-name="Table12.A2" office:value-type="string">
            <text:p text:style-name="P24"><text:span text:style-name="T24">600 €</text:span></text:p>
          </table:table-cell>
          <table:table-cell table:style-name="Table12.A2" office:value-type="string">
            <text:p text:style-name="P24"><text:span text:style-name="T24">9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Frais divers</text:span></text:p>
          </table:table-cell>
          <table:table-cell table:style-name="Table12.A2" office:value-type="string">
            <text:p text:style-name="P24"><text:span text:style-name="T24">200 €</text:span></text:p>
          </table:table-cell>
          <table:table-cell table:style-name="Table12.A2" office:value-type="string">
            <text:p text:style-name="P24"><text:span text:style-name="T24">200 €</text:span></text:p>
          </table:table-cell>
          <table:table-cell table:style-name="Table12.A2" office:value-type="string">
            <text:p text:style-name="P24"><text:span text:style-name="T24">4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Assurance</text:span></text:p>
          </table:table-cell>
          <table:table-cell table:style-name="Table12.A2" office:value-type="string">
            <text:p text:style-name="P24"><text:span text:style-name="T24">1 000 €</text:span></text:p>
          </table:table-cell>
          <table:table-cell table:style-name="Table12.A2" office:value-type="string">
            <text:p text:style-name="P24"><text:span text:style-name="T24">1 000 €</text:span></text:p>
          </table:table-cell>
          <table:table-cell table:style-name="Table12.A2" office:value-type="string">
            <text:p text:style-name="P24"><text:span text:style-name="T24">1 0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Gestion PTT</text:span></text:p>
          </table:table-cell>
          <table:table-cell table:style-name="Table12.A2" office:value-type="string">
            <text:p text:style-name="P24"><text:span text:style-name="T24">250 €</text:span></text:p>
          </table:table-cell>
          <table:table-cell table:style-name="Table12.A2" office:value-type="string">
            <text:p text:style-name="P24"><text:span text:style-name="T24">250 €</text:span></text:p>
          </table:table-cell>
          <table:table-cell table:style-name="Table12.A2" office:value-type="string">
            <text:p text:style-name="P24"><text:span text:style-name="T24">25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30">Total TSFE</text:span></text:p>
          </table:table-cell>
          <table:table-cell table:style-name="Table12.A2" office:value-type="string">
            <text:p text:style-name="P24"><text:span text:style-name="T30">4 450 €</text:span></text:p>
          </table:table-cell>
          <table:table-cell table:style-name="Table12.A2" office:value-type="string">
            <text:p text:style-name="P24"><text:span text:style-name="T30">4 650 €</text:span></text:p>
          </table:table-cell>
          <table:table-cell table:style-name="Table12.A2" office:value-type="string">
            <text:p text:style-name="P24"><text:span text:style-name="T30">5 350 €</text:span></text:p>
          </table:table-cell>
        </table:table-row>
        <table:table-row table:style-name="Table12.2">
          <table:table-cell table:style-name="Table12.A17" office:value-type="string">
            <text:p text:style-name="P22"><text:span text:style-name="T23">Valeur ajoutée</text:span></text:p>
          </table:table-cell>
          <table:table-cell table:style-name="Table12.A17" office:value-type="string">
            <text:p text:style-name="P24"><text:span text:style-name="T23">28 025 €</text:span></text:p>
          </table:table-cell>
          <table:table-cell table:style-name="Table12.A17" office:value-type="string">
            <text:p text:style-name="P24"><text:span text:style-name="T23">34 380 €</text:span></text:p>
          </table:table-cell>
          <table:table-cell table:style-name="Table12.A17" office:value-type="string">
            <text:p text:style-name="P24"><text:span text:style-name="T23">49 150 €</text:span></text:p>
          </table:table-cell>
        </table:table-row>
        <table:table-row table:style-name="Table12.27">
          <table:table-cell table:style-name="Table12.A2" office:value-type="string">
            <text:p text:style-name="P22"><text:span text:style-name="T24">Charges sociales exploitants (MSA)</text:span></text:p>
          </table:table-cell>
          <table:table-cell table:style-name="Table12.A2" office:value-type="string">
            <text:p text:style-name="P24"><text:span text:style-name="T24">1 350 €</text:span></text:p>
          </table:table-cell>
          <table:table-cell table:style-name="Table12.A2" office:value-type="string">
            <text:p text:style-name="P24"><text:span text:style-name="T24">6 127 €</text:span></text:p>
          </table:table-cell>
          <table:table-cell table:style-name="Table12.A2" office:value-type="string">
            <text:p text:style-name="P24"><text:span text:style-name="T24">5 200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Salaires + cotisation sociales</text:span></text:p>
          </table:table-cell>
          <table:table-cell table:style-name="Table12.A2" office:value-type="string">
            <text:p text:style-name="P24"><text:span text:style-name="T31">0 €</text:span></text:p>
          </table:table-cell>
          <table:table-cell table:style-name="Table12.A2" office:value-type="string">
            <text:p text:style-name="P24"><text:span text:style-name="T31">6 362 €</text:span></text:p>
          </table:table-cell>
          <table:table-cell table:style-name="Table12.A2" office:value-type="string">
            <text:p text:style-name="P24"><text:span text:style-name="T31">5 935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30">Total charge de personnel</text:span></text:p>
          </table:table-cell>
          <table:table-cell table:style-name="Table12.A2" office:value-type="string">
            <text:p text:style-name="P24"><text:span text:style-name="T30">1 350 €</text:span></text:p>
          </table:table-cell>
          <table:table-cell table:style-name="Table12.A2" office:value-type="string">
            <text:p text:style-name="P24"><text:span text:style-name="T30">12 490 €</text:span></text:p>
          </table:table-cell>
          <table:table-cell table:style-name="Table12.A2" office:value-type="string">
            <text:p text:style-name="P24"><text:span text:style-name="T30">11 135 €</text:span></text:p>
          </table:table-cell>
        </table:table-row>
        <table:table-row table:style-name="Table12.2">
          <table:table-cell table:style-name="Table12.A17" office:value-type="string">
            <text:p text:style-name="P22"><text:span text:style-name="T23">Excédent brut d'exploitation</text:span></text:p>
          </table:table-cell>
          <table:table-cell table:style-name="Table12.A17" office:value-type="string">
            <text:p text:style-name="P24"><text:span text:style-name="T23">26 675 €</text:span></text:p>
          </table:table-cell>
          <table:table-cell table:style-name="Table12.A17" office:value-type="string">
            <text:p text:style-name="P24"><text:span text:style-name="T23">21 890 €</text:span></text:p>
          </table:table-cell>
          <table:table-cell table:style-name="Table12.A17" office:value-type="string">
            <text:p text:style-name="P24"><text:span text:style-name="T23">38 015 €</text:span></text:p>
          </table:table-cell>
        </table:table-row>
        <table:table-row table:style-name="Table12.2">
          <table:table-cell table:style-name="Table12.A2" office:value-type="string">
            <text:p text:style-name="P22"><text:span text:style-name="T24">Charges financières</text:span></text:p>
          </table:table-cell>
          <table:table-cell table:style-name="Table12.A2" office:value-type="string">
            <text:p text:style-name="P24"><text:span text:style-name="T25">150</text:span></text:p>
          </table:table-cell>
          <table:table-cell table:style-name="Table12.A2" office:value-type="string">
            <text:p text:style-name="P24"><text:span text:style-name="T24">150 €</text:span></text:p>
          </table:table-cell>
          <table:table-cell table:style-name="Table12.A2" office:value-type="string">
            <text:p text:style-name="P24"><text:span text:style-name="T24">200 €</text:span></text:p>
          </table:table-cell>
        </table:table-row>
        <table:table-row table:style-name="Table12.1">
          <table:table-cell table:style-name="Table12.A17" office:value-type="string">
            <text:p text:style-name="P22"><text:span text:style-name="T23">Résultat courant</text:span></text:p>
          </table:table-cell>
          <table:table-cell table:style-name="Table12.A17" office:value-type="string">
            <text:p text:style-name="P24"><text:span text:style-name="T23">26 525 €</text:span></text:p>
          </table:table-cell>
          <table:table-cell table:style-name="Table12.A17" office:value-type="string">
            <text:p text:style-name="P24"><text:span text:style-name="T23">21 740 €</text:span></text:p>
          </table:table-cell>
          <table:table-cell table:style-name="Table12.A17" office:value-type="string">
            <text:p text:style-name="P24"><text:span text:style-name="T23">37 815 €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ext:soft-page-break/>
        <table:table-row table:style-name="Table13.1">
          <table:table-cell table:style-name="Table13.A1" office:value-type="string">
            <text:p text:style-name="P23"><text:span text:style-name="T24">SIG en €</text:span></text:p>
          </table:table-cell>
          <table:table-cell table:style-name="Table13.A1" office:value-type="string">
            <text:p text:style-name="P23"><text:span text:style-name="T24">EI</text:span></text:p>
          </table:table-cell>
          <table:table-cell table:style-name="Table13.A1" office:value-type="string">
            <text:p text:style-name="P23"><text:span text:style-name="T24">EI</text:span></text:p>
          </table:table-cell>
          <table:table-cell table:style-name="Table13.A1" office:value-type="string">
            <text:p text:style-name="P23"><text:span text:style-name="T24">EI</text:span></text:p>
          </table:table-cell>
          <table:table-cell table:style-name="Table13.E1" office:value-type="string">
            <text:p text:style-name="P23"><text:span text:style-name="T24">Groupe</text:span></text:p>
          </table:table-cell>
        </table:table-row>
        <table:table-row table:style-name="Table13.2">
          <table:table-cell table:style-name="Table13.A2" office:value-type="string">
            <text:p text:style-name="P23"><text:span text:style-name="T24">SAU</text:span></text:p>
          </table:table-cell>
          <table:table-cell table:style-name="Table13.A2" office:value-type="string">
            <text:p text:style-name="P23"><text:span text:style-name="T24">5,00ha</text:span></text:p>
          </table:table-cell>
          <table:table-cell table:style-name="Table13.A2" office:value-type="string">
            <text:p text:style-name="P23"><text:span text:style-name="T24">5,00ha</text:span></text:p>
          </table:table-cell>
          <table:table-cell table:style-name="Table13.A2" office:value-type="string">
            <text:p text:style-name="P23"><text:span text:style-name="T24">5,00ha</text:span></text:p>
          </table:table-cell>
          <table:table-cell table:style-name="Table13.A2" office:value-type="string">
            <text:p text:style-name="P23"/>
          </table:table-cell>
        </table:table-row>
        <table:table-row table:style-name="Table13.3">
          <table:table-cell table:style-name="Table13.A2" office:value-type="string">
            <text:p text:style-name="P23"><text:span text:style-name="T24">PA</text:span></text:p>
          </table:table-cell>
          <table:table-cell table:style-name="Table13.A2" office:value-type="string">
            <text:p text:style-name="P23"><text:span text:style-name="T24">39 900 €</text:span></text:p>
          </table:table-cell>
          <table:table-cell table:style-name="Table13.A2" office:value-type="string">
            <text:p text:style-name="P23"><text:span text:style-name="T24">48 400 €</text:span></text:p>
          </table:table-cell>
          <table:table-cell table:style-name="Table13.A2" office:value-type="string">
            <text:p text:style-name="P23"><text:span text:style-name="T24">64 400 €</text:span></text:p>
          </table:table-cell>
          <table:table-cell table:style-name="Table13.A2" office:value-type="string">
            <text:p text:style-name="P23"/>
          </table:table-cell>
        </table:table-row>
        <table:table-row table:style-name="Table13.3">
          <table:table-cell table:style-name="Table13.A2" office:value-type="string">
            <text:p text:style-name="P23"><text:span text:style-name="T24">MBG</text:span></text:p>
          </table:table-cell>
          <table:table-cell table:style-name="Table13.A2" office:value-type="string">
            <text:p text:style-name="P23"><text:span text:style-name="T24">32 475 €</text:span></text:p>
          </table:table-cell>
          <table:table-cell table:style-name="Table13.A2" office:value-type="string">
            <text:p text:style-name="P23"><text:span text:style-name="T24">39 030 €</text:span></text:p>
          </table:table-cell>
          <table:table-cell table:style-name="Table13.A2" office:value-type="string">
            <text:p text:style-name="P23"><text:span text:style-name="T24">54 500 €</text:span></text:p>
          </table:table-cell>
          <table:table-cell table:style-name="Table13.A2" office:value-type="string">
            <text:p text:style-name="P23"/>
          </table:table-cell>
        </table:table-row>
        <table:table-row table:style-name="Table13.3">
          <table:table-cell table:style-name="Table13.A2" office:value-type="string">
            <text:p text:style-name="P23"><text:span text:style-name="T24">MBG/PA</text:span></text:p>
          </table:table-cell>
          <table:table-cell table:style-name="Table13.A2" office:value-type="string">
            <text:p text:style-name="P23"><text:span text:style-name="T24">81 %</text:span></text:p>
          </table:table-cell>
          <table:table-cell table:style-name="Table13.A2" office:value-type="string">
            <text:p text:style-name="P23"><text:span text:style-name="T24">81 %</text:span></text:p>
          </table:table-cell>
          <table:table-cell table:style-name="Table13.A2" office:value-type="string">
            <text:p text:style-name="P23"><text:span text:style-name="T24">85 %</text:span></text:p>
          </table:table-cell>
          <table:table-cell table:style-name="Table13.A2" office:value-type="string">
            <text:p text:style-name="P23"><text:span text:style-name="T24">60-65 %</text:span></text:p>
          </table:table-cell>
        </table:table-row>
        <table:table-row table:style-name="Table13.3">
          <table:table-cell table:style-name="Table13.A2" office:value-type="string">
            <text:p text:style-name="P23"><text:span text:style-name="T24">EBE</text:span></text:p>
          </table:table-cell>
          <table:table-cell table:style-name="Table13.A2" office:value-type="string">
            <text:p text:style-name="P23"><text:span text:style-name="T24">26 675 €</text:span></text:p>
          </table:table-cell>
          <table:table-cell table:style-name="Table13.A2" office:value-type="string">
            <text:p text:style-name="P23"><text:span text:style-name="T24">21 890 €</text:span></text:p>
          </table:table-cell>
          <table:table-cell table:style-name="Table13.A2" office:value-type="string">
            <text:p text:style-name="P23"><text:span text:style-name="T24">38 015 €</text:span></text:p>
          </table:table-cell>
          <table:table-cell table:style-name="Table13.A2" office:value-type="string">
            <text:p text:style-name="P22"/>
          </table:table-cell>
        </table:table-row>
        <table:table-row table:style-name="Table13.3">
          <table:table-cell table:style-name="Table13.A2" office:value-type="string">
            <text:p text:style-name="P23"><text:span text:style-name="T24">EBE/Produits</text:span></text:p>
          </table:table-cell>
          <table:table-cell table:style-name="Table13.A2" office:value-type="string">
            <text:p text:style-name="P23"><text:span text:style-name="T24">67 %</text:span></text:p>
          </table:table-cell>
          <table:table-cell table:style-name="Table13.A2" office:value-type="string">
            <text:p text:style-name="P23"><text:span text:style-name="T24">45 %</text:span></text:p>
          </table:table-cell>
          <table:table-cell table:style-name="Table13.A2" office:value-type="string">
            <text:p text:style-name="P23"><text:span text:style-name="T24">59 %</text:span></text:p>
          </table:table-cell>
          <table:table-cell table:style-name="Table13.A2" office:value-type="string">
            <text:p text:style-name="P23"><text:span text:style-name="T25">30%</text:span></text:p>
          </table:table-cell>
        </table:table-row>
        <table:table-row table:style-name="Table13.3">
          <table:table-cell table:style-name="Table13.A2" office:value-type="string">
            <text:p text:style-name="P23"><text:span text:style-name="T24">Résultat courant</text:span></text:p>
          </table:table-cell>
          <table:table-cell table:style-name="Table13.A2" office:value-type="string">
            <text:p text:style-name="P23"><text:span text:style-name="T24">26 525 €</text:span></text:p>
          </table:table-cell>
          <table:table-cell table:style-name="Table13.A2" office:value-type="string">
            <text:p text:style-name="P23"><text:span text:style-name="T24">21 740 €</text:span></text:p>
          </table:table-cell>
          <table:table-cell table:style-name="Table13.A2" office:value-type="string">
            <text:p text:style-name="P23"><text:span text:style-name="T24">37 815 €</text:span></text:p>
          </table:table-cell>
          <table:table-cell table:style-name="Table13.A2" office:value-type="string">
            <text:p text:style-name="P23"/>
          </table:table-cell>
        </table:table-row>
        <table:table-row table:style-name="Table13.9">
          <table:table-cell table:style-name="Table13.A9" office:value-type="string">
            <text:p text:style-name="P23"><text:span text:style-name="T24">PP</text:span></text:p>
          </table:table-cell>
          <table:table-cell table:style-name="Table13.A2" office:value-type="string">
            <text:p text:style-name="P23"><text:span text:style-name="T24">16 800 €</text:span></text:p>
          </table:table-cell>
          <table:table-cell table:style-name="Table13.A2" office:value-type="string">
            <text:p text:style-name="P23"><text:span text:style-name="T24">16 800 €</text:span></text:p>
          </table:table-cell>
          <table:table-cell table:style-name="Table13.A2" office:value-type="string">
            <text:p text:style-name="P23"><text:span text:style-name="T24">18 000 €</text:span></text:p>
          </table:table-cell>
          <table:table-cell table:style-name="Table13.A2" office:value-type="string">
            <text:p text:style-name="P22"/>
          </table:table-cell>
        </table:table-row>
        <table:table-row table:style-name="Table13.3">
          <table:table-cell table:style-name="Table13.A2" office:value-type="string">
            <text:p text:style-name="P23"><text:span text:style-name="T24">Remboursement prêt</text:span></text:p>
          </table:table-cell>
          <table:table-cell table:style-name="Table13.A2" office:value-type="string">
            <text:p text:style-name="P23"><text:span text:style-name="T24">1 762 €</text:span></text:p>
          </table:table-cell>
          <table:table-cell table:style-name="Table13.A2" office:value-type="string">
            <text:p text:style-name="P23"><text:span text:style-name="T24">1 762 €</text:span></text:p>
          </table:table-cell>
          <table:table-cell table:style-name="Table13.A2" office:value-type="string">
            <text:p text:style-name="P23"><text:span text:style-name="T24">1 762 €</text:span></text:p>
          </table:table-cell>
          <table:table-cell table:style-name="Table13.A2" office:value-type="string">
            <text:p text:style-name="P23"/>
          </table:table-cell>
        </table:table-row>
        <table:table-row table:style-name="Table13.3">
          <table:table-cell table:style-name="Table13.A2" office:value-type="string">
            <text:p text:style-name="P23"><text:span text:style-name="T24">Annuité/EBE</text:span></text:p>
          </table:table-cell>
          <table:table-cell table:style-name="Table13.A2" office:value-type="string">
            <text:p text:style-name="P23"><text:span text:style-name="T24">7 %</text:span></text:p>
          </table:table-cell>
          <table:table-cell table:style-name="Table13.A2" office:value-type="string">
            <text:p text:style-name="P23"><text:span text:style-name="T24">8 %</text:span></text:p>
          </table:table-cell>
          <table:table-cell table:style-name="Table13.A2" office:value-type="string">
            <text:p text:style-name="P23"><text:span text:style-name="T24">5 %</text:span></text:p>
          </table:table-cell>
          <table:table-cell table:style-name="Table13.A2" office:value-type="string">
            <text:p text:style-name="P23"><text:span text:style-name="T24">&lt; 50 %</text:span></text:p>
          </table:table-cell>
        </table:table-row>
        <table:table-row table:style-name="Table13.12">
          <table:table-cell table:style-name="Table13.A2" office:value-type="string">
            <text:p text:style-name="P23"><text:span text:style-name="T24">Marge Sécurité MS/EBE</text:span></text:p>
          </table:table-cell>
          <table:table-cell table:style-name="Table13.A2" office:value-type="string">
            <text:p text:style-name="P23"><text:span text:style-name="T24">8 113 €</text:span></text:p>
          </table:table-cell>
          <table:table-cell table:style-name="Table13.A2" office:value-type="string">
            <text:p text:style-name="P23"><text:span text:style-name="T24">3 328 €</text:span></text:p>
          </table:table-cell>
          <table:table-cell table:style-name="Table13.A2" office:value-type="string">
            <text:p text:style-name="P23"><text:span text:style-name="T24">18 253 €</text:span></text:p>
          </table:table-cell>
          <table:table-cell table:style-name="Table13.A2" office:value-type="string">
            <text:p text:style-name="P23"><text:span text:style-name="T24">10 %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 matrice des gains</text:p>
      <text:p text:style-name="P3"/>
      <text:p text:style-name="P3">Hypothese de départ</text:p>
      <text:p text:style-name="P3">Pr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rows-spanned="2" office:value-type="string">
            <text:p text:style-name="normal"/>
          </table:table-cell>
          <table:table-cell table:style-name="Table14.B1" office:value-type="string">
            <text:p text:style-name="P22"/>
          </table:table-cell>
          <table:table-cell table:style-name="Table14.C1" office:value-type="string">
            <text:p text:style-name="P23">44 100 €</text:p>
          </table:table-cell>
          <table:table-cell table:style-name="Table14.C1" office:value-type="string">
            <text:p text:style-name="P23">50 400 €</text:p>
          </table:table-cell>
          <table:table-cell table:style-name="Table14.C1" office:value-type="string">
            <text:p text:style-name="P23">HD</text:p>
          </table:table-cell>
          <table:table-cell table:style-name="Table14.C1" office:value-type="string">
            <text:p text:style-name="P24"><text:span text:style-name="T24">69 300 €</text:span></text:p>
          </table:table-cell>
        </table:table-row>
        <table:table-row table:style-name="Table14.2">
          <table:covered-table-cell/>
          <table:table-cell table:style-name="Table14.B2" office:value-type="string">
            <text:p text:style-name="P13">A</text:p>
            <text:p text:style-name="P22">I</text:p>
          </table:table-cell>
          <table:table-cell table:style-name="Table14.B2" office:value-type="string">
            <text:p text:style-name="P23">-30,00%</text:p>
          </table:table-cell>
          <table:table-cell table:style-name="Table14.B2" office:value-type="string">
            <text:p text:style-name="P23">-20,00%</text:p>
          </table:table-cell>
          <table:table-cell table:style-name="Table14.B2" office:value-type="string">
            <text:p text:style-name="P23">100,00%</text:p>
          </table:table-cell>
          <table:table-cell table:style-name="Table14.B2" office:value-type="string">
            <text:p text:style-name="P23"><text:span text:style-name="T24">10,00%</text:span></text:p>
          </table:table-cell>
        </table:table-row>
        <table:table-row table:style-name="Table14.3">
          <table:table-cell table:style-name="Table14.B2" office:value-type="string">
            <text:p text:style-name="P23">HD</text:p>
          </table:table-cell>
          <table:table-cell table:style-name="Table14.B2" office:value-type="string">
            <text:p text:style-name="P23">26 585 €</text:p>
          </table:table-cell>
          <table:table-cell table:style-name="Table14.B2" office:value-type="string">
            <text:p text:style-name="P23">18 915 €</text:p>
          </table:table-cell>
          <table:table-cell table:style-name="Table14.B2" office:value-type="string">
            <text:p text:style-name="P23">25 215 €</text:p>
          </table:table-cell>
          <table:table-cell table:style-name="Table14.E3" office:value-type="string">
            <text:p text:style-name="P23">37 815 €</text:p>
          </table:table-cell>
          <table:table-cell table:style-name="Table14.B2" office:value-type="string">
            <text:p text:style-name="P23"><text:span text:style-name="T24">44 115 €</text:span></text:p>
          </table:table-cell>
        </table:table-row>
        <table:table-row table:style-name="Table14.4">
          <table:table-cell table:style-name="Table14.B2" office:value-type="string">
            <text:p text:style-name="P23">15%</text:p>
          </table:table-cell>
          <table:table-cell table:style-name="Table14.B2" office:value-type="string">
            <text:p text:style-name="P23">29 135 €</text:p>
          </table:table-cell>
          <table:table-cell table:style-name="Table14.B2" office:value-type="string">
            <text:p text:style-name="P23">16 365 €</text:p>
          </table:table-cell>
          <table:table-cell table:style-name="Table14.B2" office:value-type="string">
            <text:p text:style-name="P23">22 665 €</text:p>
          </table:table-cell>
          <table:table-cell table:style-name="Table14.B2" office:value-type="string">
            <text:p text:style-name="P23">35 265 €</text:p>
          </table:table-cell>
          <table:table-cell table:style-name="Table14.B2" office:value-type="string">
            <text:p text:style-name="P23"><text:span text:style-name="T24">41 565 €</text:span></text:p>
          </table:table-cell>
        </table:table-row>
        <table:table-row table:style-name="Table14.5">
          <table:table-cell table:style-name="Table14.B2" office:value-type="string">
            <text:p text:style-name="P23">20%</text:p>
          </table:table-cell>
          <table:table-cell table:style-name="Table14.B2" office:value-type="string">
            <text:p text:style-name="P23">32 285 €</text:p>
          </table:table-cell>
          <table:table-cell table:style-name="Table14.B2" office:value-type="string">
            <text:p text:style-name="P23">13 215 €</text:p>
          </table:table-cell>
          <table:table-cell table:style-name="Table14.B2" office:value-type="string">
            <text:p text:style-name="P23">19 515 €</text:p>
          </table:table-cell>
          <table:table-cell table:style-name="Table14.B2" office:value-type="string">
            <text:p text:style-name="P23">32 115 €</text:p>
          </table:table-cell>
          <table:table-cell table:style-name="Table14.B2" office:value-type="string">
            <text:p text:style-name="P23"><text:span text:style-name="T24">38 415 €</text:span></text:p>
          </table:table-cell>
        </table:table-row>
      </table:table>
      <text:p text:style-name="P3"/>
      <text:p text:style-name="P3"><text:span text:style-name="T39">commentaire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Démarches administratives</text:span></text:p>
      <text:p text:style-name="P3"/>
      <text:p text:style-name="P3"/>
      <text:p text:style-name="P3"><text:span text:style-name="T3">Etape de réalisation</text:span></text:p>
      <text:p text:style-name="P15"/>
      <text:p text:style-name="P3"><text:span text:style-name="T1">1</text:span><text:span text:style-name="T40">ère </text:span><text:span text:style-name="T1">Étape : </text:span><text:span text:style-name="T12">Recherche de foncier/ argumentaire pour le </text:span></text:p>
      <text:p text:style-name="P3"><text:span text:style-name="T12">financement/ étude de marchés</text:span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1">En parallèle : Mise mise en place de la stratégie commerciale </text:span></text:p>
      <text:p text:style-name="P10"><text:span text:style-name="T1">étude de marché</text:span></text:p>
      <text:p text:style-name="P3"/>
      <text:p text:style-name="P3"><text:span text:style-name="T3">2ème étape : Premiers semis / Plantation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2"><text:span text:style-name="T32">S</text:span></text:p>
          </table:table-cell>
          <table:table-cell table:style-name="Table15.B1" office:value-type="string">
            <text:p text:style-name="P22"><text:span text:style-name="T32">P</text:span></text:p>
          </table:table-cell>
          <table:table-cell table:style-name="Table15.C1" office:value-type="string">
            <text:p text:style-name="P22"><text:span text:style-name="T32">R</text:span>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3"><text:span text:style-name="T1">3ème étape : versement de la DJA, mise en place du verger</text:span></text:p>
      <text:p text:style-name="P3"/>
      <text:p text:style-name="P3"/>
      <text:p text:style-name="P3"/>
      <text:p text:style-name="P3"><text:span text:style-name="T3">Le Budget de trésorerie ( 09/20 au 08/21 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2">Point de vigilance.</text:span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Les partenaires de l’entreprise.</text:span></text:p>
      <text:p text:style-name="P3"/>
      <text:p text:style-name="P3"/>
      <text:p text:style-name="P3">Suivie par Mr loïc planq de terre de liens pour les questions du :fonciers, en effet je compte louer le terrain.</text:p>
      <text:p text:style-name="P3"/>
      <text:p text:style-name="P3"/>
      <text:p text:style-name="P3"><text:soft-page-break/>: Suivie par Mme Legros Emilie de la chambre de l’agriculture pour mes démarches d’installation</text:p>
      <text:p text:style-name="P3"/>
      <text:p text:style-name="P3"/>
      <text:p text:style-name="P3">: Compte Miimosa en cours de création pour les questions de financement participatif.</text:p>
      <text:p text:style-name="P3"/>
      <text:p text:style-name="P3"/>
      <text:p text:style-name="P3"/>
      <text:p text:style-name="P3"/>
      <text:p text:style-name="P3"/>
      <text:p text:style-name="P3">: Suivie par Md Hambli pour des questions de soutient moral</text:p>
      <text:p text:style-name="P3"/>
      <text:p text:style-name="P3"/>
      <text:p text:style-name="P3">: Gestion du recrutement, des contrats en cas d'embauche d’un un salarié 5ème année</text:p>
      <text:p text:style-name="P3"/>
      <text:p text:style-name="P3"/>
      <text:p text:style-name="P3"/>
      <text:p text:style-name="P3"/>
      <text:p text:style-name="P3"/>
      <text:p text:style-name="P3">: Gestion et comptabilité réglementaire pour avoir accès à la es convention DJA</text:p>
      <text:p text:style-name="P3"/>
      <text:p text:style-name="P3"/>
      <text:p text:style-name="P3"/>
      <text:p text:style-name="P3"/>
      <text:p text:style-name="normal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2" svg:font-family="'Arial Unicode MS'" style:font-family-generic="swiss"/>
    <style:font-face style:name="Al Bayan" svg:font-family="'Al Bayan'" style:font-pitch="variable"/>
    <style:font-face style:name="Marker Felt" svg:font-family="'Marker Felt'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2-22T13:02:58.436071156</dc:date>
    <meta:editing-duration>PT2H48M43S</meta:editing-duration>
    <meta:editing-cycles>3</meta:editing-cycles>
    <meta:generator>LibreOffice/6.4.4.2$MacOSX_X86_64 LibreOffice_project/3d775be2011f3886db32dfd395a6a6d1ca2630ff</meta:generator>
    <meta:document-statistic meta:table-count="15" meta:image-count="0" meta:object-count="0" meta:page-count="36" meta:paragraph-count="1248" meta:word-count="4568" meta:character-count="23561" meta:non-whitespace-character-count="20137"/>
  </office:meta>
</office:document-meta>
</file>